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1.6772in"/>
    </style:style>
    <style:style style:name="co4" style:family="table-column">
      <style:table-column-properties fo:break-before="auto" style:column-width="2.3736in"/>
    </style:style>
    <style:style style:name="co5" style:family="table-column">
      <style:table-column-properties fo:break-before="auto" style:column-width="2.3354in"/>
    </style:style>
    <style:style style:name="co6" style:family="table-column">
      <style:table-column-properties fo:break-before="auto" style:column-width="2.4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inned" table:style-name="ta1">
        <table:shapes>
          <draw:frame draw:z-index="0" draw:style-name="gr1" draw:text-style-name="P1" svg:width="10.1862in" svg:height="4.9705in" svg:x="1.1197in" svg:y="15.5039in">
            <draw:object draw:notify-on-update-of-ranges="pinned.A2:pinned.A82 pinned.B1:pinned.B1 pinned.B2:pinned.B82 pinned.A2:pinned.A82 pinned.C1:pinned.C1 pinned.C2:pinned.C82 pinned.A2:pinned.A82 pinned.D1:pinned.D1 pinned.D2:pinned.D82 pinned.A2:pinned.A82 pinned.E1:pinned.E1 pinned.E2:pinned.E82 pinned.A2:pinned.A82 pinned.F1:pinned.F1 pinned.F2:pinned.F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1862in" svg:height="4.9705in" svg:x="12.7937in" svg:y="17.2449in">
            <draw:object draw:notify-on-update-of-ranges="pageable.A1:pageable.A1 pageable.A2:pageable.A82 pageable.B1:pageable.B1 pageable.B2:pageable.B82 pageable.A1:pageable.A1 pageable.A2:pageable.A82 pageable.C1:pageable.C1 pageable.C2:pageable.C82 pageable.A1:pageable.A1 pageable.A2:pageable.A82 pageable.D1:pageable.D1 pageable.D2:pageable.D82 pageable.A1:pageable.A1 pageable.A2:pageable.A82 pageable.E1:pageable.E1 pageable.E2:pageable.E82 pageable.A1:pageable.A1 pageable.A2:pageable.A82 pageable.F1:pageable.F1 pageable.F2:pageable.F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ffer size</text:p>
          </table:table-cell>
          <table:table-cell office:value-type="string" calcext:value-type="string">
            <text:p>host → device, pinned (TK1)</text:p>
          </table:table-cell>
          <table:table-cell office:value-type="string" calcext:value-type="string">
            <text:p>device → host, pinned (TK1)</text:p>
          </table:table-cell>
          <table:table-cell office:value-type="string" calcext:value-type="string">
            <text:p>device → device, pinned (TK1)</text:p>
          </table:table-cell>
          <table:table-cell office:value-type="string" calcext:value-type="string">
            <text:p>host → device, pinned (GTX680M)</text:p>
          </table:table-cell>
          <table:table-cell office:value-type="string" calcext:value-type="string">
            <text:p>device → host, pinned (GTX680M)</text:p>
          </table:table-cell>
          <table:table-cell office:value-type="string" calcext:value-type="string">
            <text:p>device → device, pinned (GTX680M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3.9" calcext:value-type="float">
            <text:p>83.9</text:p>
          </table:table-cell>
          <table:table-cell office:value-type="float" office:value="15" calcext:value-type="float">
            <text:p>15</text:p>
          </table:table-cell>
          <table:table-cell office:value-type="float" office:value="26.2" calcext:value-type="float">
            <text:p>26.2</text:p>
          </table:table-cell>
          <table:table-cell office:value-type="float" office:value="288.6" calcext:value-type="float">
            <text:p>288.6</text:p>
          </table:table-cell>
          <table:table-cell office:value-type="float" office:value="202.9" calcext:value-type="float">
            <text:p>202.9</text:p>
          </table:table-cell>
          <table:table-cell office:value-type="float" office:value="516.1" calcext:value-type="float">
            <text:p>516.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9.5" calcext:value-type="float">
            <text:p>159.5</text:p>
          </table:table-cell>
          <table:table-cell office:value-type="float" office:value="29.8" calcext:value-type="float">
            <text:p>29.8</text:p>
          </table:table-cell>
          <table:table-cell office:value-type="float" office:value="60.8" calcext:value-type="float">
            <text:p>60.8</text:p>
          </table:table-cell>
          <table:table-cell office:value-type="float" office:value="574.4" calcext:value-type="float">
            <text:p>574.4</text:p>
          </table:table-cell>
          <table:table-cell office:value-type="float" office:value="416.1" calcext:value-type="float">
            <text:p>416.1</text:p>
          </table:table-cell>
          <table:table-cell office:value-type="float" office:value="940.6" calcext:value-type="float">
            <text:p>940.6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20.3" calcext:value-type="float">
            <text:p>220.3</text:p>
          </table:table-cell>
          <table:table-cell office:value-type="float" office:value="46.5" calcext:value-type="float">
            <text:p>46.5</text:p>
          </table:table-cell>
          <table:table-cell office:value-type="float" office:value="91.9" calcext:value-type="float">
            <text:p>91.9</text:p>
          </table:table-cell>
          <table:table-cell office:value-type="float" office:value="826.7" calcext:value-type="float">
            <text:p>826.7</text:p>
          </table:table-cell>
          <table:table-cell office:value-type="float" office:value="587.4" calcext:value-type="float">
            <text:p>587.4</text:p>
          </table:table-cell>
          <table:table-cell office:value-type="float" office:value="1229.5" calcext:value-type="float">
            <text:p>1229.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74.4" calcext:value-type="float">
            <text:p>274.4</text:p>
          </table:table-cell>
          <table:table-cell office:value-type="float" office:value="63.3" calcext:value-type="float">
            <text:p>63.3</text:p>
          </table:table-cell>
          <table:table-cell office:value-type="float" office:value="121.5" calcext:value-type="float">
            <text:p>121.5</text:p>
          </table:table-cell>
          <table:table-cell office:value-type="float" office:value="1088.9" calcext:value-type="float">
            <text:p>1088.9</text:p>
          </table:table-cell>
          <table:table-cell office:value-type="float" office:value="799.2" calcext:value-type="float">
            <text:p>799.2</text:p>
          </table:table-cell>
          <table:table-cell office:value-type="float" office:value="2113.3" calcext:value-type="float">
            <text:p>2113.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316.1" calcext:value-type="float">
            <text:p>316.1</text:p>
          </table:table-cell>
          <table:table-cell office:value-type="float" office:value="82.6" calcext:value-type="float">
            <text:p>82.6</text:p>
          </table:table-cell>
          <table:table-cell office:value-type="float" office:value="150.5" calcext:value-type="float">
            <text:p>150.5</text:p>
          </table:table-cell>
          <table:table-cell office:value-type="float" office:value="1327.5" calcext:value-type="float">
            <text:p>1327.5</text:p>
          </table:table-cell>
          <table:table-cell office:value-type="float" office:value="940.7" calcext:value-type="float">
            <text:p>940.7</text:p>
          </table:table-cell>
          <table:table-cell office:value-type="float" office:value="2617.3" calcext:value-type="float">
            <text:p>2617.3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358.4" calcext:value-type="float">
            <text:p>358.4</text:p>
          </table:table-cell>
          <table:table-cell office:value-type="float" office:value="98.4" calcext:value-type="float">
            <text:p>98.4</text:p>
          </table:table-cell>
          <table:table-cell office:value-type="float" office:value="174" calcext:value-type="float">
            <text:p>174</text:p>
          </table:table-cell>
          <table:table-cell office:value-type="float" office:value="1490.5" calcext:value-type="float">
            <text:p>1490.5</text:p>
          </table:table-cell>
          <table:table-cell office:value-type="float" office:value="1086.3" calcext:value-type="float">
            <text:p>1086.3</text:p>
          </table:table-cell>
          <table:table-cell office:value-type="float" office:value="3175.3" calcext:value-type="float">
            <text:p>3175.3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394.6" calcext:value-type="float">
            <text:p>394.6</text:p>
          </table:table-cell>
          <table:table-cell office:value-type="float" office:value="113.1" calcext:value-type="float">
            <text:p>113.1</text:p>
          </table:table-cell>
          <table:table-cell office:value-type="float" office:value="211.7" calcext:value-type="float">
            <text:p>211.7</text:p>
          </table:table-cell>
          <table:table-cell office:value-type="float" office:value="1710.3" calcext:value-type="float">
            <text:p>1710.3</text:p>
          </table:table-cell>
          <table:table-cell office:value-type="float" office:value="1242.2" calcext:value-type="float">
            <text:p>1242.2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26.1" calcext:value-type="float">
            <text:p>426.1</text:p>
          </table:table-cell>
          <table:table-cell office:value-type="float" office:value="129.5" calcext:value-type="float">
            <text:p>129.5</text:p>
          </table:table-cell>
          <table:table-cell office:value-type="float" office:value="240.7" calcext:value-type="float">
            <text:p>240.7</text:p>
          </table:table-cell>
          <table:table-cell office:value-type="float" office:value="1915.7" calcext:value-type="float">
            <text:p>1915.7</text:p>
          </table:table-cell>
          <table:table-cell office:value-type="float" office:value="1371.4" calcext:value-type="float">
            <text:p>1371.4</text:p>
          </table:table-cell>
          <table:table-cell office:value-type="float" office:value="4145.9" calcext:value-type="float">
            <text:p>4145.9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456.3" calcext:value-type="float">
            <text:p>456.3</text:p>
          </table:table-cell>
          <table:table-cell office:value-type="float" office:value="146.1" calcext:value-type="float">
            <text:p>146.1</text:p>
          </table:table-cell>
          <table:table-cell office:value-type="float" office:value="276.8" calcext:value-type="float">
            <text:p>276.8</text:p>
          </table:table-cell>
          <table:table-cell office:value-type="float" office:value="2029.2" calcext:value-type="float">
            <text:p>2029.2</text:p>
          </table:table-cell>
          <table:table-cell office:value-type="float" office:value="1526" calcext:value-type="float">
            <text:p>1526</text:p>
          </table:table-cell>
          <table:table-cell office:value-type="float" office:value="4683.6" calcext:value-type="float">
            <text:p>4683.6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480" calcext:value-type="float">
            <text:p>480</text:p>
          </table:table-cell>
          <table:table-cell office:value-type="float" office:value="166" calcext:value-type="float">
            <text:p>166</text:p>
          </table:table-cell>
          <table:table-cell office:value-type="float" office:value="303.6" calcext:value-type="float">
            <text:p>303.6</text:p>
          </table:table-cell>
          <table:table-cell office:value-type="float" office:value="2243.4" calcext:value-type="float">
            <text:p>2243.4</text:p>
          </table:table-cell>
          <table:table-cell office:value-type="float" office:value="1669.3" calcext:value-type="float">
            <text:p>1669.3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505.2" calcext:value-type="float">
            <text:p>505.2</text:p>
          </table:table-cell>
          <table:table-cell office:value-type="float" office:value="182.5" calcext:value-type="float">
            <text:p>182.5</text:p>
          </table:table-cell>
          <table:table-cell office:value-type="float" office:value="331.2" calcext:value-type="float">
            <text:p>331.2</text:p>
          </table:table-cell>
          <table:table-cell office:value-type="float" office:value="2340" calcext:value-type="float">
            <text:p>2340</text:p>
          </table:table-cell>
          <table:table-cell office:value-type="float" office:value="1744.9" calcext:value-type="float">
            <text:p>1744.9</text:p>
          </table:table-cell>
          <table:table-cell office:value-type="float" office:value="5719.6" calcext:value-type="float">
            <text:p>5719.6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527.1" calcext:value-type="float">
            <text:p>527.1</text:p>
          </table:table-cell>
          <table:table-cell office:value-type="float" office:value="198.2" calcext:value-type="float">
            <text:p>198.2</text:p>
          </table:table-cell>
          <table:table-cell office:value-type="float" office:value="369" calcext:value-type="float">
            <text:p>369</text:p>
          </table:table-cell>
          <table:table-cell office:value-type="float" office:value="2506.7" calcext:value-type="float">
            <text:p>2506.7</text:p>
          </table:table-cell>
          <table:table-cell office:value-type="float" office:value="1867.5" calcext:value-type="float">
            <text:p>1867.5</text:p>
          </table:table-cell>
          <table:table-cell office:value-type="float" office:value="6234.4" calcext:value-type="float">
            <text:p>6234.4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544.3" calcext:value-type="float">
            <text:p>544.3</text:p>
          </table:table-cell>
          <table:table-cell office:value-type="float" office:value="131.1" calcext:value-type="float">
            <text:p>131.1</text:p>
          </table:table-cell>
          <table:table-cell office:value-type="float" office:value="394.2" calcext:value-type="float">
            <text:p>394.2</text:p>
          </table:table-cell>
          <table:table-cell office:value-type="float" office:value="2650" calcext:value-type="float">
            <text:p>2650</text:p>
          </table:table-cell>
          <table:table-cell office:value-type="float" office:value="1800.8" calcext:value-type="float">
            <text:p>1800.8</text:p>
          </table:table-cell>
          <table:table-cell office:value-type="float" office:value="6709.3" calcext:value-type="float">
            <text:p>6709.3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560.2" calcext:value-type="float">
            <text:p>560.2</text:p>
          </table:table-cell>
          <table:table-cell office:value-type="float" office:value="217.2" calcext:value-type="float">
            <text:p>217.2</text:p>
          </table:table-cell>
          <table:table-cell office:value-type="float" office:value="421.8" calcext:value-type="float">
            <text:p>421.8</text:p>
          </table:table-cell>
          <table:table-cell office:value-type="float" office:value="2767.2" calcext:value-type="float">
            <text:p>2767.2</text:p>
          </table:table-cell>
          <table:table-cell office:value-type="float" office:value="1834.4" calcext:value-type="float">
            <text:p>1834.4</text:p>
          </table:table-cell>
          <table:table-cell office:value-type="float" office:value="7255.4" calcext:value-type="float">
            <text:p>7255.4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579.5" calcext:value-type="float">
            <text:p>579.5</text:p>
          </table:table-cell>
          <table:table-cell office:value-type="float" office:value="247.5" calcext:value-type="float">
            <text:p>247.5</text:p>
          </table:table-cell>
          <table:table-cell office:value-type="float" office:value="451.2" calcext:value-type="float">
            <text:p>451.2</text:p>
          </table:table-cell>
          <table:table-cell office:value-type="float" office:value="2241.8" calcext:value-type="float">
            <text:p>2241.8</text:p>
          </table:table-cell>
          <table:table-cell office:value-type="float" office:value="1842.6" calcext:value-type="float">
            <text:p>1842.6</text:p>
          </table:table-cell>
          <table:table-cell office:value-type="float" office:value="7659.3" calcext:value-type="float">
            <text:p>7659.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95.2" calcext:value-type="float">
            <text:p>595.2</text:p>
          </table:table-cell>
          <table:table-cell office:value-type="float" office:value="250.9" calcext:value-type="float">
            <text:p>250.9</text:p>
          </table:table-cell>
          <table:table-cell office:value-type="float" office:value="483.7" calcext:value-type="float">
            <text:p>483.7</text:p>
          </table:table-cell>
          <table:table-cell office:value-type="float" office:value="3058.1" calcext:value-type="float">
            <text:p>3058.1</text:p>
          </table:table-cell>
          <table:table-cell office:value-type="float" office:value="2153.3" calcext:value-type="float">
            <text:p>2153.3</text:p>
          </table:table-cell>
          <table:table-cell office:value-type="float" office:value="8203.4" calcext:value-type="float">
            <text:p>8203.4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609.7" calcext:value-type="float">
            <text:p>609.7</text:p>
          </table:table-cell>
          <table:table-cell office:value-type="float" office:value="290.1" calcext:value-type="float">
            <text:p>290.1</text:p>
          </table:table-cell>
          <table:table-cell office:value-type="float" office:value="522.1" calcext:value-type="float">
            <text:p>522.1</text:p>
          </table:table-cell>
          <table:table-cell office:value-type="float" office:value="3097.7" calcext:value-type="float">
            <text:p>3097.7</text:p>
          </table:table-cell>
          <table:table-cell office:value-type="float" office:value="2091.5" calcext:value-type="float">
            <text:p>2091.5</text:p>
          </table:table-cell>
          <table:table-cell office:value-type="float" office:value="8716.2" calcext:value-type="float">
            <text:p>8716.2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622.3" calcext:value-type="float">
            <text:p>622.3</text:p>
          </table:table-cell>
          <table:table-cell office:value-type="float" office:value="306.1" calcext:value-type="float">
            <text:p>306.1</text:p>
          </table:table-cell>
          <table:table-cell office:value-type="float" office:value="542.7" calcext:value-type="float">
            <text:p>542.7</text:p>
          </table:table-cell>
          <table:table-cell office:value-type="float" office:value="3218" calcext:value-type="float">
            <text:p>3218</text:p>
          </table:table-cell>
          <table:table-cell office:value-type="float" office:value="2434" calcext:value-type="float">
            <text:p>2434</text:p>
          </table:table-cell>
          <table:table-cell office:value-type="float" office:value="9198.7" calcext:value-type="float">
            <text:p>9198.7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635.1" calcext:value-type="float">
            <text:p>635.1</text:p>
          </table:table-cell>
          <table:table-cell office:value-type="float" office:value="317.4" calcext:value-type="float">
            <text:p>317.4</text:p>
          </table:table-cell>
          <table:table-cell office:value-type="float" office:value="575.5" calcext:value-type="float">
            <text:p>575.5</text:p>
          </table:table-cell>
          <table:table-cell office:value-type="float" office:value="3383.2" calcext:value-type="float">
            <text:p>3383.2</text:p>
          </table:table-cell>
          <table:table-cell office:value-type="float" office:value="2724.9" calcext:value-type="float">
            <text:p>2724.9</text:p>
          </table:table-cell>
          <table:table-cell office:value-type="float" office:value="9599.8" calcext:value-type="float">
            <text:p>9599.8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646.7" calcext:value-type="float">
            <text:p>646.7</text:p>
          </table:table-cell>
          <table:table-cell office:value-type="float" office:value="336.6" calcext:value-type="float">
            <text:p>336.6</text:p>
          </table:table-cell>
          <table:table-cell office:value-type="float" office:value="615.4" calcext:value-type="float">
            <text:p>615.4</text:p>
          </table:table-cell>
          <table:table-cell office:value-type="float" office:value="2897.5" calcext:value-type="float">
            <text:p>2897.5</text:p>
          </table:table-cell>
          <table:table-cell office:value-type="float" office:value="2752.1" calcext:value-type="float">
            <text:p>2752.1</text:p>
          </table:table-cell>
          <table:table-cell office:value-type="float" office:value="10179.2" calcext:value-type="float">
            <text:p>10179.2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668.4" calcext:value-type="float">
            <text:p>668.4</text:p>
          </table:table-cell>
          <table:table-cell office:value-type="float" office:value="372.6" calcext:value-type="float">
            <text:p>372.6</text:p>
          </table:table-cell>
          <table:table-cell office:value-type="float" office:value="687.1" calcext:value-type="float">
            <text:p>687.1</text:p>
          </table:table-cell>
          <table:table-cell office:value-type="float" office:value="3668.6" calcext:value-type="float">
            <text:p>3668.6</text:p>
          </table:table-cell>
          <table:table-cell office:value-type="float" office:value="2852.7" calcext:value-type="float">
            <text:p>2852.7</text:p>
          </table:table-cell>
          <table:table-cell office:value-type="float" office:value="11124.6" calcext:value-type="float">
            <text:p>11124.6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686" calcext:value-type="float">
            <text:p>686</text:p>
          </table:table-cell>
          <table:table-cell office:value-type="float" office:value="414.9" calcext:value-type="float">
            <text:p>414.9</text:p>
          </table:table-cell>
          <table:table-cell office:value-type="float" office:value="759.8" calcext:value-type="float">
            <text:p>759.8</text:p>
          </table:table-cell>
          <table:table-cell office:value-type="float" office:value="3751.9" calcext:value-type="float">
            <text:p>3751.9</text:p>
          </table:table-cell>
          <table:table-cell office:value-type="float" office:value="3113.3" calcext:value-type="float">
            <text:p>3113.3</text:p>
          </table:table-cell>
          <table:table-cell office:value-type="float" office:value="12087" calcext:value-type="float">
            <text:p>12087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705.1" calcext:value-type="float">
            <text:p>705.1</text:p>
          </table:table-cell>
          <table:table-cell office:value-type="float" office:value="442.6" calcext:value-type="float">
            <text:p>442.6</text:p>
          </table:table-cell>
          <table:table-cell office:value-type="float" office:value="828.2" calcext:value-type="float">
            <text:p>828.2</text:p>
          </table:table-cell>
          <table:table-cell office:value-type="float" office:value="3982.8" calcext:value-type="float">
            <text:p>3982.8</text:p>
          </table:table-cell>
          <table:table-cell office:value-type="float" office:value="3426.8" calcext:value-type="float">
            <text:p>3426.8</text:p>
          </table:table-cell>
          <table:table-cell office:value-type="float" office:value="12948.2" calcext:value-type="float">
            <text:p>12948.2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719.3" calcext:value-type="float">
            <text:p>719.3</text:p>
          </table:table-cell>
          <table:table-cell office:value-type="float" office:value="499.7" calcext:value-type="float">
            <text:p>499.7</text:p>
          </table:table-cell>
          <table:table-cell office:value-type="float" office:value="882.1" calcext:value-type="float">
            <text:p>882.1</text:p>
          </table:table-cell>
          <table:table-cell office:value-type="float" office:value="4166.7" calcext:value-type="float">
            <text:p>4166.7</text:p>
          </table:table-cell>
          <table:table-cell office:value-type="float" office:value="3526.8" calcext:value-type="float">
            <text:p>3526.8</text:p>
          </table:table-cell>
          <table:table-cell office:value-type="float" office:value="14147.1" calcext:value-type="float">
            <text:p>14147.1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733.3" calcext:value-type="float">
            <text:p>733.3</text:p>
          </table:table-cell>
          <table:table-cell office:value-type="float" office:value="533.2" calcext:value-type="float">
            <text:p>533.2</text:p>
          </table:table-cell>
          <table:table-cell office:value-type="float" office:value="961.4" calcext:value-type="float">
            <text:p>961.4</text:p>
          </table:table-cell>
          <table:table-cell office:value-type="float" office:value="4259.4" calcext:value-type="float">
            <text:p>4259.4</text:p>
          </table:table-cell>
          <table:table-cell office:value-type="float" office:value="3645" calcext:value-type="float">
            <text:p>3645</text:p>
          </table:table-cell>
          <table:table-cell office:value-type="float" office:value="15036.1" calcext:value-type="float">
            <text:p>15036.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43.9" calcext:value-type="float">
            <text:p>743.9</text:p>
          </table:table-cell>
          <table:table-cell office:value-type="float" office:value="69.7" calcext:value-type="float">
            <text:p>69.7</text:p>
          </table:table-cell>
          <table:table-cell office:value-type="float" office:value="1019.5" calcext:value-type="float">
            <text:p>1019.5</text:p>
          </table:table-cell>
          <table:table-cell office:value-type="float" office:value="4454.3" calcext:value-type="float">
            <text:p>4454.3</text:p>
          </table:table-cell>
          <table:table-cell office:value-type="float" office:value="3856.5" calcext:value-type="float">
            <text:p>3856.5</text:p>
          </table:table-cell>
          <table:table-cell office:value-type="float" office:value="15974.4" calcext:value-type="float">
            <text:p>15974.4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754.9" calcext:value-type="float">
            <text:p>754.9</text:p>
          </table:table-cell>
          <table:table-cell office:value-type="float" office:value="564.4" calcext:value-type="float">
            <text:p>564.4</text:p>
          </table:table-cell>
          <table:table-cell office:value-type="float" office:value="1096.6" calcext:value-type="float">
            <text:p>1096.6</text:p>
          </table:table-cell>
          <table:table-cell office:value-type="float" office:value="4554.2" calcext:value-type="float">
            <text:p>4554.2</text:p>
          </table:table-cell>
          <table:table-cell office:value-type="float" office:value="3518.2" calcext:value-type="float">
            <text:p>3518.2</text:p>
          </table:table-cell>
          <table:table-cell office:value-type="float" office:value="16972.8" calcext:value-type="float">
            <text:p>16972.8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767.6" calcext:value-type="float">
            <text:p>767.6</text:p>
          </table:table-cell>
          <table:table-cell office:value-type="float" office:value="221.9" calcext:value-type="float">
            <text:p>221.9</text:p>
          </table:table-cell>
          <table:table-cell office:value-type="float" office:value="1136.5" calcext:value-type="float">
            <text:p>1136.5</text:p>
          </table:table-cell>
          <table:table-cell office:value-type="float" office:value="4713" calcext:value-type="float">
            <text:p>4713</text:p>
          </table:table-cell>
          <table:table-cell office:value-type="float" office:value="3959.9" calcext:value-type="float">
            <text:p>3959.9</text:p>
          </table:table-cell>
          <table:table-cell office:value-type="float" office:value="17885.5" calcext:value-type="float">
            <text:p>17885.5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777.5" calcext:value-type="float">
            <text:p>777.5</text:p>
          </table:table-cell>
          <table:table-cell office:value-type="float" office:value="651.9" calcext:value-type="float">
            <text:p>651.9</text:p>
          </table:table-cell>
          <table:table-cell office:value-type="float" office:value="1224.2" calcext:value-type="float">
            <text:p>1224.2</text:p>
          </table:table-cell>
          <table:table-cell office:value-type="float" office:value="4845" calcext:value-type="float">
            <text:p>4845</text:p>
          </table:table-cell>
          <table:table-cell office:value-type="float" office:value="4224.5" calcext:value-type="float">
            <text:p>4224.5</text:p>
          </table:table-cell>
          <table:table-cell office:value-type="float" office:value="18774.7" calcext:value-type="float">
            <text:p>18774.7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783.4" calcext:value-type="float">
            <text:p>783.4</text:p>
          </table:table-cell>
          <table:table-cell office:value-type="float" office:value="697" calcext:value-type="float">
            <text:p>697</text:p>
          </table:table-cell>
          <table:table-cell office:value-type="float" office:value="1228.2" calcext:value-type="float">
            <text:p>1228.2</text:p>
          </table:table-cell>
          <table:table-cell office:value-type="float" office:value="4974.1" calcext:value-type="float">
            <text:p>4974.1</text:p>
          </table:table-cell>
          <table:table-cell office:value-type="float" office:value="4165.3" calcext:value-type="float">
            <text:p>4165.3</text:p>
          </table:table-cell>
          <table:table-cell office:value-type="float" office:value="19762.8" calcext:value-type="float">
            <text:p>19762.8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793.8" calcext:value-type="float">
            <text:p>793.8</text:p>
          </table:table-cell>
          <table:table-cell office:value-type="float" office:value="725.6" calcext:value-type="float">
            <text:p>725.6</text:p>
          </table:table-cell>
          <table:table-cell office:value-type="float" office:value="1334.6" calcext:value-type="float">
            <text:p>1334.6</text:p>
          </table:table-cell>
          <table:table-cell office:value-type="float" office:value="5119" calcext:value-type="float">
            <text:p>5119</text:p>
          </table:table-cell>
          <table:table-cell office:value-type="float" office:value="4119.6" calcext:value-type="float">
            <text:p>4119.6</text:p>
          </table:table-cell>
          <table:table-cell office:value-type="float" office:value="20767.4" calcext:value-type="float">
            <text:p>20767.4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801" calcext:value-type="float">
            <text:p>801</text:p>
          </table:table-cell>
          <table:table-cell office:value-type="float" office:value="747.3" calcext:value-type="float">
            <text:p>747.3</text:p>
          </table:table-cell>
          <table:table-cell office:value-type="float" office:value="1401.5" calcext:value-type="float">
            <text:p>1401.5</text:p>
          </table:table-cell>
          <table:table-cell office:value-type="float" office:value="5175" calcext:value-type="float">
            <text:p>5175</text:p>
          </table:table-cell>
          <table:table-cell office:value-type="float" office:value="4259.6" calcext:value-type="float">
            <text:p>4259.6</text:p>
          </table:table-cell>
          <table:table-cell office:value-type="float" office:value="21585.6" calcext:value-type="float">
            <text:p>21585.6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806.9" calcext:value-type="float">
            <text:p>806.9</text:p>
          </table:table-cell>
          <table:table-cell office:value-type="float" office:value="807.8" calcext:value-type="float">
            <text:p>807.8</text:p>
          </table:table-cell>
          <table:table-cell office:value-type="float" office:value="1455.3" calcext:value-type="float">
            <text:p>1455.3</text:p>
          </table:table-cell>
          <table:table-cell office:value-type="float" office:value="5308.3" calcext:value-type="float">
            <text:p>5308.3</text:p>
          </table:table-cell>
          <table:table-cell office:value-type="float" office:value="4750.5" calcext:value-type="float">
            <text:p>4750.5</text:p>
          </table:table-cell>
          <table:table-cell office:value-type="float" office:value="22513.7" calcext:value-type="float">
            <text:p>22513.7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814.6" calcext:value-type="float">
            <text:p>814.6</text:p>
          </table:table-cell>
          <table:table-cell office:value-type="float" office:value="759.4" calcext:value-type="float">
            <text:p>759.4</text:p>
          </table:table-cell>
          <table:table-cell office:value-type="float" office:value="1618.2" calcext:value-type="float">
            <text:p>1618.2</text:p>
          </table:table-cell>
          <table:table-cell office:value-type="float" office:value="5324.8" calcext:value-type="float">
            <text:p>5324.8</text:p>
          </table:table-cell>
          <table:table-cell office:value-type="float" office:value="4843.4" calcext:value-type="float">
            <text:p>4843.4</text:p>
          </table:table-cell>
          <table:table-cell office:value-type="float" office:value="23346.3" calcext:value-type="float">
            <text:p>23346.3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820.9" calcext:value-type="float">
            <text:p>820.9</text:p>
          </table:table-cell>
          <table:table-cell office:value-type="float" office:value="782.8" calcext:value-type="float">
            <text:p>782.8</text:p>
          </table:table-cell>
          <table:table-cell office:value-type="float" office:value="1639.8" calcext:value-type="float">
            <text:p>1639.8</text:p>
          </table:table-cell>
          <table:table-cell office:value-type="float" office:value="5463.3" calcext:value-type="float">
            <text:p>5463.3</text:p>
          </table:table-cell>
          <table:table-cell office:value-type="float" office:value="4642" calcext:value-type="float">
            <text:p>4642</text:p>
          </table:table-cell>
          <table:table-cell office:value-type="float" office:value="24224.8" calcext:value-type="float">
            <text:p>24224.8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844.9" calcext:value-type="float">
            <text:p>844.9</text:p>
          </table:table-cell>
          <table:table-cell office:value-type="float" office:value="809.7" calcext:value-type="float">
            <text:p>809.7</text:p>
          </table:table-cell>
          <table:table-cell office:value-type="float" office:value="1976.1" calcext:value-type="float">
            <text:p>1976.1</text:p>
          </table:table-cell>
          <table:table-cell office:value-type="float" office:value="5950.5" calcext:value-type="float">
            <text:p>5950.5</text:p>
          </table:table-cell>
          <table:table-cell office:value-type="float" office:value="5367.9" calcext:value-type="float">
            <text:p>5367.9</text:p>
          </table:table-cell>
          <table:table-cell office:value-type="float" office:value="25897.8" calcext:value-type="float">
            <text:p>25897.8</text:p>
          </table:table-cell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863.5" calcext:value-type="float">
            <text:p>863.5</text:p>
          </table:table-cell>
          <table:table-cell office:value-type="float" office:value="819.6" calcext:value-type="float">
            <text:p>819.6</text:p>
          </table:table-cell>
          <table:table-cell office:value-type="float" office:value="2111.3" calcext:value-type="float">
            <text:p>2111.3</text:p>
          </table:table-cell>
          <table:table-cell office:value-type="float" office:value="6246.4" calcext:value-type="float">
            <text:p>6246.4</text:p>
          </table:table-cell>
          <table:table-cell office:value-type="float" office:value="5824" calcext:value-type="float">
            <text:p>5824</text:p>
          </table:table-cell>
          <table:table-cell office:value-type="float" office:value="29089.1" calcext:value-type="float">
            <text:p>29089.1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878.5" calcext:value-type="float">
            <text:p>878.5</text:p>
          </table:table-cell>
          <table:table-cell office:value-type="float" office:value="843" calcext:value-type="float">
            <text:p>843</text:p>
          </table:table-cell>
          <table:table-cell office:value-type="float" office:value="2587.3" calcext:value-type="float">
            <text:p>2587.3</text:p>
          </table:table-cell>
          <table:table-cell office:value-type="float" office:value="6619" calcext:value-type="float">
            <text:p>6619</text:p>
          </table:table-cell>
          <table:table-cell office:value-type="float" office:value="6192.7" calcext:value-type="float">
            <text:p>6192.7</text:p>
          </table:table-cell>
          <table:table-cell office:value-type="float" office:value="33068.8" calcext:value-type="float">
            <text:p>33068.8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890.6" calcext:value-type="float">
            <text:p>890.6</text:p>
          </table:table-cell>
          <table:table-cell office:value-type="float" office:value="858.4" calcext:value-type="float">
            <text:p>858.4</text:p>
          </table:table-cell>
          <table:table-cell office:value-type="float" office:value="2957.3" calcext:value-type="float">
            <text:p>2957.3</text:p>
          </table:table-cell>
          <table:table-cell office:value-type="float" office:value="6937.6" calcext:value-type="float">
            <text:p>6937.6</text:p>
          </table:table-cell>
          <table:table-cell office:value-type="float" office:value="6099.5" calcext:value-type="float">
            <text:p>6099.5</text:p>
          </table:table-cell>
          <table:table-cell office:value-type="float" office:value="36384.2" calcext:value-type="float">
            <text:p>36384.2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901.6" calcext:value-type="float">
            <text:p>901.6</text:p>
          </table:table-cell>
          <table:table-cell office:value-type="float" office:value="869.1" calcext:value-type="float">
            <text:p>869.1</text:p>
          </table:table-cell>
          <table:table-cell office:value-type="float" office:value="3359.9" calcext:value-type="float">
            <text:p>3359.9</text:p>
          </table:table-cell>
          <table:table-cell office:value-type="float" office:value="7046.2" calcext:value-type="float">
            <text:p>7046.2</text:p>
          </table:table-cell>
          <table:table-cell office:value-type="float" office:value="6736.4" calcext:value-type="float">
            <text:p>6736.4</text:p>
          </table:table-cell>
          <table:table-cell office:value-type="float" office:value="39758.3" calcext:value-type="float">
            <text:p>39758.3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948" calcext:value-type="float">
            <text:p>948</text:p>
          </table:table-cell>
          <table:table-cell office:value-type="float" office:value="929.7" calcext:value-type="float">
            <text:p>929.7</text:p>
          </table:table-cell>
          <table:table-cell office:value-type="float" office:value="4947.4" calcext:value-type="float">
            <text:p>4947.4</text:p>
          </table:table-cell>
          <table:table-cell office:value-type="float" office:value="8572.2" calcext:value-type="float">
            <text:p>8572.2</text:p>
          </table:table-cell>
          <table:table-cell office:value-type="float" office:value="8383.6" calcext:value-type="float">
            <text:p>8383.6</text:p>
          </table:table-cell>
          <table:table-cell office:value-type="float" office:value="59865.9" calcext:value-type="float">
            <text:p>59865.9</text:p>
          </table:table-cell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float" office:value="964.7" calcext:value-type="float">
            <text:p>964.7</text:p>
          </table:table-cell>
          <table:table-cell office:value-type="float" office:value="951.7" calcext:value-type="float">
            <text:p>951.7</text:p>
          </table:table-cell>
          <table:table-cell office:value-type="float" office:value="5214.7" calcext:value-type="float">
            <text:p>5214.7</text:p>
          </table:table-cell>
          <table:table-cell office:value-type="float" office:value="8358.6" calcext:value-type="float">
            <text:p>8358.6</text:p>
          </table:table-cell>
          <table:table-cell office:value-type="float" office:value="8897.2" calcext:value-type="float">
            <text:p>8897.2</text:p>
          </table:table-cell>
          <table:table-cell office:value-type="float" office:value="54363.6" calcext:value-type="float">
            <text:p>54363.6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973.2" calcext:value-type="float">
            <text:p>973.2</text:p>
          </table:table-cell>
          <table:table-cell office:value-type="float" office:value="963.4" calcext:value-type="float">
            <text:p>963.4</text:p>
          </table:table-cell>
          <table:table-cell office:value-type="float" office:value="5380.9" calcext:value-type="float">
            <text:p>5380.9</text:p>
          </table:table-cell>
          <table:table-cell office:value-type="float" office:value="9159.5" calcext:value-type="float">
            <text:p>9159.5</text:p>
          </table:table-cell>
          <table:table-cell office:value-type="float" office:value="9501.4" calcext:value-type="float">
            <text:p>9501.4</text:p>
          </table:table-cell>
          <table:table-cell office:value-type="float" office:value="59822.9" calcext:value-type="float">
            <text:p>59822.9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965.3" calcext:value-type="float">
            <text:p>965.3</text:p>
          </table:table-cell>
          <table:table-cell office:value-type="float" office:value="955.2" calcext:value-type="float">
            <text:p>955.2</text:p>
          </table:table-cell>
          <table:table-cell office:value-type="float" office:value="3403.3" calcext:value-type="float">
            <text:p>3403.3</text:p>
          </table:table-cell>
          <table:table-cell office:value-type="float" office:value="9593" calcext:value-type="float">
            <text:p>9593</text:p>
          </table:table-cell>
          <table:table-cell office:value-type="float" office:value="9757.7" calcext:value-type="float">
            <text:p>9757.7</text:p>
          </table:table-cell>
          <table:table-cell office:value-type="float" office:value="63336" calcext:value-type="float">
            <text:p>63336</text:p>
          </table:table-cell>
        </table:table-row>
        <table:table-row table:style-name="ro1">
          <table:table-cell office:value-type="float" office:value="614400" calcext:value-type="float">
            <text:p>614400</text:p>
          </table:table-cell>
          <table:table-cell office:value-type="float" office:value="970.6" calcext:value-type="float">
            <text:p>970.6</text:p>
          </table:table-cell>
          <table:table-cell office:value-type="float" office:value="957.7" calcext:value-type="float">
            <text:p>957.7</text:p>
          </table:table-cell>
          <table:table-cell office:value-type="float" office:value="3448.4" calcext:value-type="float">
            <text:p>3448.4</text:p>
          </table:table-cell>
          <table:table-cell office:value-type="float" office:value="10065" calcext:value-type="float">
            <text:p>10065</text:p>
          </table:table-cell>
          <table:table-cell office:value-type="float" office:value="10030" calcext:value-type="float">
            <text:p>10030</text:p>
          </table:table-cell>
          <table:table-cell office:value-type="float" office:value="62898.4" calcext:value-type="float">
            <text:p>62898.4</text:p>
          </table:table-cell>
        </table:table-row>
        <table:table-row table:style-name="ro1">
          <table:table-cell office:value-type="float" office:value="716800" calcext:value-type="float">
            <text:p>716800</text:p>
          </table:table-cell>
          <table:table-cell office:value-type="float" office:value="974.4" calcext:value-type="float">
            <text:p>974.4</text:p>
          </table:table-cell>
          <table:table-cell office:value-type="float" office:value="965.5" calcext:value-type="float">
            <text:p>965.5</text:p>
          </table:table-cell>
          <table:table-cell office:value-type="float" office:value="3480" calcext:value-type="float">
            <text:p>3480</text:p>
          </table:table-cell>
          <table:table-cell office:value-type="float" office:value="10201.5" calcext:value-type="float">
            <text:p>10201.5</text:p>
          </table:table-cell>
          <table:table-cell office:value-type="float" office:value="10096.9" calcext:value-type="float">
            <text:p>10096.9</text:p>
          </table:table-cell>
          <table:table-cell office:value-type="float" office:value="67840" calcext:value-type="float">
            <text:p>67840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977.4" calcext:value-type="float">
            <text:p>977.4</text:p>
          </table:table-cell>
          <table:table-cell office:value-type="float" office:value="970.3" calcext:value-type="float">
            <text:p>970.3</text:p>
          </table:table-cell>
          <table:table-cell office:value-type="float" office:value="3503.1" calcext:value-type="float">
            <text:p>3503.1</text:p>
          </table:table-cell>
          <table:table-cell office:value-type="float" office:value="10403.2" calcext:value-type="float">
            <text:p>10403.2</text:p>
          </table:table-cell>
          <table:table-cell office:value-type="float" office:value="10019.2" calcext:value-type="float">
            <text:p>10019.2</text:p>
          </table:table-cell>
          <table:table-cell office:value-type="float" office:value="69473.4" calcext:value-type="float">
            <text:p>69473.4</text:p>
          </table:table-cell>
        </table:table-row>
        <table:table-row table:style-name="ro1">
          <table:table-cell office:value-type="float" office:value="921600" calcext:value-type="float">
            <text:p>921600</text:p>
          </table:table-cell>
          <table:table-cell office:value-type="float" office:value="980" calcext:value-type="float">
            <text:p>980</text:p>
          </table:table-cell>
          <table:table-cell office:value-type="float" office:value="973.2" calcext:value-type="float">
            <text:p>973.2</text:p>
          </table:table-cell>
          <table:table-cell office:value-type="float" office:value="2386.7" calcext:value-type="float">
            <text:p>2386.7</text:p>
          </table:table-cell>
          <table:table-cell office:value-type="float" office:value="10189.5" calcext:value-type="float">
            <text:p>10189.5</text:p>
          </table:table-cell>
          <table:table-cell office:value-type="float" office:value="10120.9" calcext:value-type="float">
            <text:p>10120.9</text:p>
          </table:table-cell>
          <table:table-cell office:value-type="float" office:value="70674.7" calcext:value-type="float">
            <text:p>70674.7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981.6" calcext:value-type="float">
            <text:p>981.6</text:p>
          </table:table-cell>
          <table:table-cell office:value-type="float" office:value="978" calcext:value-type="float">
            <text:p>978</text:p>
          </table:table-cell>
          <table:table-cell office:value-type="float" office:value="2397.1" calcext:value-type="float">
            <text:p>2397.1</text:p>
          </table:table-cell>
          <table:table-cell office:value-type="float" office:value="10220.8" calcext:value-type="float">
            <text:p>10220.8</text:p>
          </table:table-cell>
          <table:table-cell office:value-type="float" office:value="10339.8" calcext:value-type="float">
            <text:p>10339.8</text:p>
          </table:table-cell>
          <table:table-cell office:value-type="float" office:value="72321.2" calcext:value-type="float">
            <text:p>72321.2</text:p>
          </table:table-cell>
        </table:table-row>
        <table:table-row table:style-name="ro1">
          <table:table-cell office:value-type="float" office:value="1126400" calcext:value-type="float">
            <text:p>1126400</text:p>
          </table:table-cell>
          <table:table-cell office:value-type="float" office:value="983.1" calcext:value-type="float">
            <text:p>983.1</text:p>
          </table:table-cell>
          <table:table-cell office:value-type="float" office:value="980.5" calcext:value-type="float">
            <text:p>980.5</text:p>
          </table:table-cell>
          <table:table-cell office:value-type="float" office:value="2985.2" calcext:value-type="float">
            <text:p>2985.2</text:p>
          </table:table-cell>
          <table:table-cell office:value-type="float" office:value="9764.5" calcext:value-type="float">
            <text:p>9764.5</text:p>
          </table:table-cell>
          <table:table-cell office:value-type="float" office:value="9655.1" calcext:value-type="float">
            <text:p>9655.1</text:p>
          </table:table-cell>
          <table:table-cell office:value-type="float" office:value="82089.5" calcext:value-type="float">
            <text:p>82089.5</text:p>
          </table:table-cell>
        </table:table-row>
        <table:table-row table:style-name="ro1">
          <table:table-cell office:value-type="float" office:value="2174976" calcext:value-type="float">
            <text:p>2174976</text:p>
          </table:table-cell>
          <table:table-cell office:value-type="float" office:value="990.6" calcext:value-type="float">
            <text:p>990.6</text:p>
          </table:table-cell>
          <table:table-cell office:value-type="float" office:value="989.1" calcext:value-type="float">
            <text:p>989.1</text:p>
          </table:table-cell>
          <table:table-cell office:value-type="float" office:value="3057.4" calcext:value-type="float">
            <text:p>3057.4</text:p>
          </table:table-cell>
          <table:table-cell office:value-type="float" office:value="10116.4" calcext:value-type="float">
            <text:p>10116.4</text:p>
          </table:table-cell>
          <table:table-cell office:value-type="float" office:value="9747.3" calcext:value-type="float">
            <text:p>9747.3</text:p>
          </table:table-cell>
          <table:table-cell office:value-type="float" office:value="86279.7" calcext:value-type="float">
            <text:p>86279.7</text:p>
          </table:table-cell>
        </table:table-row>
        <table:table-row table:style-name="ro1">
          <table:table-cell office:value-type="float" office:value="3223552" calcext:value-type="float">
            <text:p>3223552</text:p>
          </table:table-cell>
          <table:table-cell office:value-type="float" office:value="993.2" calcext:value-type="float">
            <text:p>993.2</text:p>
          </table:table-cell>
          <table:table-cell office:value-type="float" office:value="992.3" calcext:value-type="float">
            <text:p>992.3</text:p>
          </table:table-cell>
          <table:table-cell office:value-type="float" office:value="3079.7" calcext:value-type="float">
            <text:p>3079.7</text:p>
          </table:table-cell>
          <table:table-cell office:value-type="float" office:value="10265.9" calcext:value-type="float">
            <text:p>10265.9</text:p>
          </table:table-cell>
          <table:table-cell office:value-type="float" office:value="10240.6" calcext:value-type="float">
            <text:p>10240.6</text:p>
          </table:table-cell>
          <table:table-cell office:value-type="float" office:value="88157.5" calcext:value-type="float">
            <text:p>88157.5</text:p>
          </table:table-cell>
        </table:table-row>
        <table:table-row table:style-name="ro1">
          <table:table-cell office:value-type="float" office:value="4272128" calcext:value-type="float">
            <text:p>4272128</text:p>
          </table:table-cell>
          <table:table-cell office:value-type="float" office:value="994.5" calcext:value-type="float">
            <text:p>994.5</text:p>
          </table:table-cell>
          <table:table-cell office:value-type="float" office:value="3464.2" calcext:value-type="float">
            <text:p>3464.2</text:p>
          </table:table-cell>
          <table:table-cell office:value-type="float" office:value="3099.1" calcext:value-type="float">
            <text:p>3099.1</text:p>
          </table:table-cell>
          <table:table-cell office:value-type="float" office:value="10216.1" calcext:value-type="float">
            <text:p>10216.1</text:p>
          </table:table-cell>
          <table:table-cell office:value-type="float" office:value="10229.3" calcext:value-type="float">
            <text:p>10229.3</text:p>
          </table:table-cell>
          <table:table-cell office:value-type="float" office:value="88687.5" calcext:value-type="float">
            <text:p>88687.5</text:p>
          </table:table-cell>
        </table:table-row>
        <table:table-row table:style-name="ro1">
          <table:table-cell office:value-type="float" office:value="5320704" calcext:value-type="float">
            <text:p>5320704</text:p>
          </table:table-cell>
          <table:table-cell office:value-type="float" office:value="995.3" calcext:value-type="float">
            <text:p>995.3</text:p>
          </table:table-cell>
          <table:table-cell office:value-type="float" office:value="1493.5" calcext:value-type="float">
            <text:p>1493.5</text:p>
          </table:table-cell>
          <table:table-cell office:value-type="float" office:value="4641.2" calcext:value-type="float">
            <text:p>4641.2</text:p>
          </table:table-cell>
          <table:table-cell office:value-type="float" office:value="10431" calcext:value-type="float">
            <text:p>10431</text:p>
          </table:table-cell>
          <table:table-cell office:value-type="float" office:value="10274.8" calcext:value-type="float">
            <text:p>10274.8</text:p>
          </table:table-cell>
          <table:table-cell office:value-type="float" office:value="89339.8" calcext:value-type="float">
            <text:p>89339.8</text:p>
          </table:table-cell>
        </table:table-row>
        <table:table-row table:style-name="ro1">
          <table:table-cell office:value-type="float" office:value="6369280" calcext:value-type="float">
            <text:p>6369280</text:p>
          </table:table-cell>
          <table:table-cell office:value-type="float" office:value="995.9" calcext:value-type="float">
            <text:p>995.9</text:p>
          </table:table-cell>
          <table:table-cell office:value-type="float" office:value="3485.4" calcext:value-type="float">
            <text:p>3485.4</text:p>
          </table:table-cell>
          <table:table-cell office:value-type="float" office:value="3110.8" calcext:value-type="float">
            <text:p>3110.8</text:p>
          </table:table-cell>
          <table:table-cell office:value-type="float" office:value="10298.9" calcext:value-type="float">
            <text:p>10298.9</text:p>
          </table:table-cell>
          <table:table-cell office:value-type="float" office:value="10335.6" calcext:value-type="float">
            <text:p>10335.6</text:p>
          </table:table-cell>
          <table:table-cell office:value-type="float" office:value="89805.5" calcext:value-type="float">
            <text:p>89805.5</text:p>
          </table:table-cell>
        </table:table-row>
        <table:table-row table:style-name="ro1">
          <table:table-cell office:value-type="float" office:value="7417856" calcext:value-type="float">
            <text:p>7417856</text:p>
          </table:table-cell>
          <table:table-cell office:value-type="float" office:value="996.3" calcext:value-type="float">
            <text:p>996.3</text:p>
          </table:table-cell>
          <table:table-cell office:value-type="float" office:value="996.6" calcext:value-type="float">
            <text:p>996.6</text:p>
          </table:table-cell>
          <table:table-cell office:value-type="float" office:value="9960.5" calcext:value-type="float">
            <text:p>9960.5</text:p>
          </table:table-cell>
          <table:table-cell office:value-type="float" office:value="10287.4" calcext:value-type="float">
            <text:p>10287.4</text:p>
          </table:table-cell>
          <table:table-cell office:value-type="float" office:value="10224.9" calcext:value-type="float">
            <text:p>10224.9</text:p>
          </table:table-cell>
          <table:table-cell office:value-type="float" office:value="90158.7" calcext:value-type="float">
            <text:p>90158.7</text:p>
          </table:table-cell>
        </table:table-row>
        <table:table-row table:style-name="ro1">
          <table:table-cell office:value-type="float" office:value="8466432" calcext:value-type="float">
            <text:p>8466432</text:p>
          </table:table-cell>
          <table:table-cell office:value-type="float" office:value="996.6" calcext:value-type="float">
            <text:p>996.6</text:p>
          </table:table-cell>
          <table:table-cell office:value-type="float" office:value="2491.7" calcext:value-type="float">
            <text:p>2491.7</text:p>
          </table:table-cell>
          <table:table-cell office:value-type="float" office:value="3117.9" calcext:value-type="float">
            <text:p>3117.9</text:p>
          </table:table-cell>
          <table:table-cell office:value-type="float" office:value="10379.1" calcext:value-type="float">
            <text:p>10379.1</text:p>
          </table:table-cell>
          <table:table-cell office:value-type="float" office:value="10389" calcext:value-type="float">
            <text:p>10389</text:p>
          </table:table-cell>
          <table:table-cell office:value-type="float" office:value="90303" calcext:value-type="float">
            <text:p>90303</text:p>
          </table:table-cell>
        </table:table-row>
        <table:table-row table:style-name="ro1">
          <table:table-cell office:value-type="float" office:value="9515008" calcext:value-type="float">
            <text:p>9515008</text:p>
          </table:table-cell>
          <table:table-cell office:value-type="float" office:value="996.8" calcext:value-type="float">
            <text:p>996.8</text:p>
          </table:table-cell>
          <table:table-cell office:value-type="float" office:value="1495.4" calcext:value-type="float">
            <text:p>1495.4</text:p>
          </table:table-cell>
          <table:table-cell office:value-type="float" office:value="9990.5" calcext:value-type="float">
            <text:p>9990.5</text:p>
          </table:table-cell>
          <table:table-cell office:value-type="float" office:value="10399.8" calcext:value-type="float">
            <text:p>10399.8</text:p>
          </table:table-cell>
          <table:table-cell office:value-type="float" office:value="10377.9" calcext:value-type="float">
            <text:p>10377.9</text:p>
          </table:table-cell>
          <table:table-cell office:value-type="float" office:value="90518.7" calcext:value-type="float">
            <text:p>90518.7</text:p>
          </table:table-cell>
        </table:table-row>
        <table:table-row table:style-name="ro1">
          <table:table-cell office:value-type="float" office:value="10563584" calcext:value-type="float">
            <text:p>10563584</text:p>
          </table:table-cell>
          <table:table-cell office:value-type="float" office:value="997" calcext:value-type="float">
            <text:p>997</text:p>
          </table:table-cell>
          <table:table-cell office:value-type="float" office:value="2492.5" calcext:value-type="float">
            <text:p>2492.5</text:p>
          </table:table-cell>
          <table:table-cell office:value-type="float" office:value="3119.7" calcext:value-type="float">
            <text:p>3119.7</text:p>
          </table:table-cell>
          <table:table-cell office:value-type="float" office:value="10404.4" calcext:value-type="float">
            <text:p>10404.4</text:p>
          </table:table-cell>
          <table:table-cell office:value-type="float" office:value="10332.1" calcext:value-type="float">
            <text:p>10332.1</text:p>
          </table:table-cell>
          <table:table-cell office:value-type="float" office:value="90804.7" calcext:value-type="float">
            <text:p>90804.7</text:p>
          </table:table-cell>
        </table:table-row>
        <table:table-row table:style-name="ro1">
          <table:table-cell office:value-type="float" office:value="11612160" calcext:value-type="float">
            <text:p>11612160</text:p>
          </table:table-cell>
          <table:table-cell office:value-type="float" office:value="997.1" calcext:value-type="float">
            <text:p>997.1</text:p>
          </table:table-cell>
          <table:table-cell office:value-type="float" office:value="2492.8" calcext:value-type="float">
            <text:p>2492.8</text:p>
          </table:table-cell>
          <table:table-cell office:value-type="float" office:value="3122.1" calcext:value-type="float">
            <text:p>3122.1</text:p>
          </table:table-cell>
          <table:table-cell office:value-type="float" office:value="10405.4" calcext:value-type="float">
            <text:p>10405.4</text:p>
          </table:table-cell>
          <table:table-cell office:value-type="float" office:value="10401.3" calcext:value-type="float">
            <text:p>10401.3</text:p>
          </table:table-cell>
          <table:table-cell office:value-type="float" office:value="90815.3" calcext:value-type="float">
            <text:p>90815.3</text:p>
          </table:table-cell>
        </table:table-row>
        <table:table-row table:style-name="ro1">
          <table:table-cell office:value-type="float" office:value="12660736" calcext:value-type="float">
            <text:p>12660736</text:p>
          </table:table-cell>
          <table:table-cell office:value-type="float" office:value="997.3" calcext:value-type="float">
            <text:p>997.3</text:p>
          </table:table-cell>
          <table:table-cell office:value-type="float" office:value="2493.2" calcext:value-type="float">
            <text:p>2493.2</text:p>
          </table:table-cell>
          <table:table-cell office:value-type="float" office:value="4672.7" calcext:value-type="float">
            <text:p>4672.7</text:p>
          </table:table-cell>
          <table:table-cell office:value-type="float" office:value="10357.3" calcext:value-type="float">
            <text:p>10357.3</text:p>
          </table:table-cell>
          <table:table-cell office:value-type="float" office:value="10311.4" calcext:value-type="float">
            <text:p>10311.4</text:p>
          </table:table-cell>
          <table:table-cell office:value-type="float" office:value="90877.5" calcext:value-type="float">
            <text:p>90877.5</text:p>
          </table:table-cell>
        </table:table-row>
        <table:table-row table:style-name="ro1">
          <table:table-cell office:value-type="float" office:value="13709312" calcext:value-type="float">
            <text:p>13709312</text:p>
          </table:table-cell>
          <table:table-cell office:value-type="float" office:value="997.4" calcext:value-type="float">
            <text:p>997.4</text:p>
          </table:table-cell>
          <table:table-cell office:value-type="float" office:value="2493.5" calcext:value-type="float">
            <text:p>2493.5</text:p>
          </table:table-cell>
          <table:table-cell office:value-type="float" office:value="7623.7" calcext:value-type="float">
            <text:p>7623.7</text:p>
          </table:table-cell>
          <table:table-cell office:value-type="float" office:value="10375.8" calcext:value-type="float">
            <text:p>10375.8</text:p>
          </table:table-cell>
          <table:table-cell office:value-type="float" office:value="10380.5" calcext:value-type="float">
            <text:p>10380.5</text:p>
          </table:table-cell>
          <table:table-cell office:value-type="float" office:value="90991.6" calcext:value-type="float">
            <text:p>90991.6</text:p>
          </table:table-cell>
        </table:table-row>
        <table:table-row table:style-name="ro1">
          <table:table-cell office:value-type="float" office:value="14757888" calcext:value-type="float">
            <text:p>14757888</text:p>
          </table:table-cell>
          <table:table-cell office:value-type="float" office:value="997.5" calcext:value-type="float">
            <text:p>997.5</text:p>
          </table:table-cell>
          <table:table-cell office:value-type="float" office:value="2493.7" calcext:value-type="float">
            <text:p>2493.7</text:p>
          </table:table-cell>
          <table:table-cell office:value-type="float" office:value="7624.6" calcext:value-type="float">
            <text:p>7624.6</text:p>
          </table:table-cell>
          <table:table-cell office:value-type="float" office:value="10423.4" calcext:value-type="float">
            <text:p>10423.4</text:p>
          </table:table-cell>
          <table:table-cell office:value-type="float" office:value="10311.4" calcext:value-type="float">
            <text:p>10311.4</text:p>
          </table:table-cell>
          <table:table-cell office:value-type="float" office:value="90807.8" calcext:value-type="float">
            <text:p>90807.8</text:p>
          </table:table-cell>
        </table:table-row>
        <table:table-row table:style-name="ro1">
          <table:table-cell office:value-type="float" office:value="15806464" calcext:value-type="float">
            <text:p>15806464</text:p>
          </table:table-cell>
          <table:table-cell office:value-type="float" office:value="997.6" calcext:value-type="float">
            <text:p>997.6</text:p>
          </table:table-cell>
          <table:table-cell office:value-type="float" office:value="1496.5" calcext:value-type="float">
            <text:p>1496.5</text:p>
          </table:table-cell>
          <table:table-cell office:value-type="float" office:value="7627.1" calcext:value-type="float">
            <text:p>7627.1</text:p>
          </table:table-cell>
          <table:table-cell office:value-type="float" office:value="10421.5" calcext:value-type="float">
            <text:p>10421.5</text:p>
          </table:table-cell>
          <table:table-cell office:value-type="float" office:value="10364" calcext:value-type="float">
            <text:p>10364</text:p>
          </table:table-cell>
          <table:table-cell office:value-type="float" office:value="91137.1" calcext:value-type="float">
            <text:p>91137.1</text:p>
          </table:table-cell>
        </table:table-row>
        <table:table-row table:style-name="ro1">
          <table:table-cell office:value-type="float" office:value="16855040" calcext:value-type="float">
            <text:p>16855040</text:p>
          </table:table-cell>
          <table:table-cell office:value-type="float" office:value="997.6" calcext:value-type="float">
            <text:p>997.6</text:p>
          </table:table-cell>
          <table:table-cell office:value-type="float" office:value="997.7" calcext:value-type="float">
            <text:p>997.7</text:p>
          </table:table-cell>
          <table:table-cell office:value-type="float" office:value="7620.8" calcext:value-type="float">
            <text:p>7620.8</text:p>
          </table:table-cell>
          <table:table-cell office:value-type="float" office:value="10418.5" calcext:value-type="float">
            <text:p>10418.5</text:p>
          </table:table-cell>
          <table:table-cell office:value-type="float" office:value="10414.8" calcext:value-type="float">
            <text:p>10414.8</text:p>
          </table:table-cell>
          <table:table-cell office:value-type="float" office:value="91025.3" calcext:value-type="float">
            <text:p>91025.3</text:p>
          </table:table-cell>
        </table:table-row>
        <table:table-row table:style-name="ro1">
          <table:table-cell office:value-type="float" office:value="18952192" calcext:value-type="float">
            <text:p>18952192</text:p>
          </table:table-cell>
          <table:table-cell office:value-type="float" office:value="997.8" calcext:value-type="float">
            <text:p>997.8</text:p>
          </table:table-cell>
          <table:table-cell office:value-type="float" office:value="997.9" calcext:value-type="float">
            <text:p>997.9</text:p>
          </table:table-cell>
          <table:table-cell office:value-type="float" office:value="4673.2" calcext:value-type="float">
            <text:p>4673.2</text:p>
          </table:table-cell>
          <table:table-cell office:value-type="float" office:value="10413.8" calcext:value-type="float">
            <text:p>10413.8</text:p>
          </table:table-cell>
          <table:table-cell office:value-type="float" office:value="10459.8" calcext:value-type="float">
            <text:p>10459.8</text:p>
          </table:table-cell>
          <table:table-cell office:value-type="float" office:value="91192.5" calcext:value-type="float">
            <text:p>91192.5</text:p>
          </table:table-cell>
        </table:table-row>
        <table:table-row table:style-name="ro1">
          <table:table-cell office:value-type="float" office:value="21049344" calcext:value-type="float">
            <text:p>21049344</text:p>
          </table:table-cell>
          <table:table-cell office:value-type="float" office:value="997.8" calcext:value-type="float">
            <text:p>997.8</text:p>
          </table:table-cell>
          <table:table-cell office:value-type="float" office:value="997.9" calcext:value-type="float">
            <text:p>997.9</text:p>
          </table:table-cell>
          <table:table-cell office:value-type="float" office:value="4674.2" calcext:value-type="float">
            <text:p>4674.2</text:p>
          </table:table-cell>
          <table:table-cell office:value-type="float" office:value="10405.7" calcext:value-type="float">
            <text:p>10405.7</text:p>
          </table:table-cell>
          <table:table-cell office:value-type="float" office:value="10382" calcext:value-type="float">
            <text:p>10382</text:p>
          </table:table-cell>
          <table:table-cell office:value-type="float" office:value="91304.2" calcext:value-type="float">
            <text:p>91304.2</text:p>
          </table:table-cell>
        </table:table-row>
        <table:table-row table:style-name="ro1">
          <table:table-cell office:value-type="float" office:value="23146496" calcext:value-type="float">
            <text:p>23146496</text:p>
          </table:table-cell>
          <table:table-cell office:value-type="float" office:value="997.9" calcext:value-type="float">
            <text:p>997.9</text:p>
          </table:table-cell>
          <table:table-cell office:value-type="float" office:value="998" calcext:value-type="float">
            <text:p>998</text:p>
          </table:table-cell>
          <table:table-cell office:value-type="float" office:value="4678.1" calcext:value-type="float">
            <text:p>4678.1</text:p>
          </table:table-cell>
          <table:table-cell office:value-type="float" office:value="10413.1" calcext:value-type="float">
            <text:p>10413.1</text:p>
          </table:table-cell>
          <table:table-cell office:value-type="float" office:value="10425.5" calcext:value-type="float">
            <text:p>10425.5</text:p>
          </table:table-cell>
          <table:table-cell office:value-type="float" office:value="91419.4" calcext:value-type="float">
            <text:p>91419.4</text:p>
          </table:table-cell>
        </table:table-row>
        <table:table-row table:style-name="ro1">
          <table:table-cell office:value-type="float" office:value="25243648" calcext:value-type="float">
            <text:p>25243648</text:p>
          </table:table-cell>
          <table:table-cell office:value-type="float" office:value="998" calcext:value-type="float">
            <text:p>998</text:p>
          </table:table-cell>
          <table:table-cell office:value-type="float" office:value="998.1" calcext:value-type="float">
            <text:p>998.1</text:p>
          </table:table-cell>
          <table:table-cell office:value-type="float" office:value="3125.2" calcext:value-type="float">
            <text:p>3125.2</text:p>
          </table:table-cell>
          <table:table-cell office:value-type="float" office:value="10372.9" calcext:value-type="float">
            <text:p>10372.9</text:p>
          </table:table-cell>
          <table:table-cell office:value-type="float" office:value="10415" calcext:value-type="float">
            <text:p>10415</text:p>
          </table:table-cell>
          <table:table-cell office:value-type="float" office:value="91376.8" calcext:value-type="float">
            <text:p>91376.8</text:p>
          </table:table-cell>
        </table:table-row>
        <table:table-row table:style-name="ro1">
          <table:table-cell office:value-type="float" office:value="27340800" calcext:value-type="float">
            <text:p>27340800</text:p>
          </table:table-cell>
          <table:table-cell office:value-type="float" office:value="998.1" calcext:value-type="float">
            <text:p>998.1</text:p>
          </table:table-cell>
          <table:table-cell office:value-type="float" office:value="5467.7" calcext:value-type="float">
            <text:p>5467.7</text:p>
          </table:table-cell>
          <table:table-cell office:value-type="float" office:value="4680" calcext:value-type="float">
            <text:p>4680</text:p>
          </table:table-cell>
          <table:table-cell office:value-type="float" office:value="10461.3" calcext:value-type="float">
            <text:p>10461.3</text:p>
          </table:table-cell>
          <table:table-cell office:value-type="float" office:value="10320.3" calcext:value-type="float">
            <text:p>10320.3</text:p>
          </table:table-cell>
          <table:table-cell office:value-type="float" office:value="91463.9" calcext:value-type="float">
            <text:p>91463.9</text:p>
          </table:table-cell>
        </table:table-row>
        <table:table-row table:style-name="ro1">
          <table:table-cell office:value-type="float" office:value="29437952" calcext:value-type="float">
            <text:p>29437952</text:p>
          </table:table-cell>
          <table:table-cell office:value-type="float" office:value="998.1" calcext:value-type="float">
            <text:p>998.1</text:p>
          </table:table-cell>
          <table:table-cell office:value-type="float" office:value="5467.5" calcext:value-type="float">
            <text:p>5467.5</text:p>
          </table:table-cell>
          <table:table-cell office:value-type="float" office:value="3126.5" calcext:value-type="float">
            <text:p>3126.5</text:p>
          </table:table-cell>
          <table:table-cell office:value-type="float" office:value="10459.9" calcext:value-type="float">
            <text:p>10459.9</text:p>
          </table:table-cell>
          <table:table-cell office:value-type="float" office:value="10387.8" calcext:value-type="float">
            <text:p>10387.8</text:p>
          </table:table-cell>
          <table:table-cell office:value-type="float" office:value="91482.8" calcext:value-type="float">
            <text:p>91482.8</text:p>
          </table:table-cell>
        </table:table-row>
        <table:table-row table:style-name="ro1">
          <table:table-cell office:value-type="float" office:value="31535104" calcext:value-type="float">
            <text:p>31535104</text:p>
          </table:table-cell>
          <table:table-cell office:value-type="float" office:value="998.1" calcext:value-type="float">
            <text:p>998.1</text:p>
          </table:table-cell>
          <table:table-cell office:value-type="float" office:value="5467" calcext:value-type="float">
            <text:p>5467</text:p>
          </table:table-cell>
          <table:table-cell office:value-type="float" office:value="11893.4" calcext:value-type="float">
            <text:p>11893.4</text:p>
          </table:table-cell>
          <table:table-cell office:value-type="float" office:value="10414.8" calcext:value-type="float">
            <text:p>10414.8</text:p>
          </table:table-cell>
          <table:table-cell office:value-type="float" office:value="10426.6" calcext:value-type="float">
            <text:p>10426.6</text:p>
          </table:table-cell>
          <table:table-cell office:value-type="float" office:value="91451.4" calcext:value-type="float">
            <text:p>91451.4</text:p>
          </table:table-cell>
        </table:table-row>
        <table:table-row table:style-name="ro1">
          <table:table-cell office:value-type="float" office:value="33632256" calcext:value-type="float">
            <text:p>33632256</text:p>
          </table:table-cell>
          <table:table-cell office:value-type="float" office:value="998.2" calcext:value-type="float">
            <text:p>998.2</text:p>
          </table:table-cell>
          <table:table-cell office:value-type="float" office:value="5467.5" calcext:value-type="float">
            <text:p>5467.5</text:p>
          </table:table-cell>
          <table:table-cell office:value-type="float" office:value="11904.4" calcext:value-type="float">
            <text:p>11904.4</text:p>
          </table:table-cell>
          <table:table-cell office:value-type="float" office:value="10423.3" calcext:value-type="float">
            <text:p>10423.3</text:p>
          </table:table-cell>
          <table:table-cell office:value-type="float" office:value="10435.5" calcext:value-type="float">
            <text:p>10435.5</text:p>
          </table:table-cell>
          <table:table-cell office:value-type="float" office:value="91618.1" calcext:value-type="float">
            <text:p>91618.1</text:p>
          </table:table-cell>
        </table:table-row>
        <table:table-row table:style-name="ro1">
          <table:table-cell office:value-type="float" office:value="37826560" calcext:value-type="float">
            <text:p>37826560</text:p>
          </table:table-cell>
          <table:table-cell office:value-type="float" office:value="998.2" calcext:value-type="float">
            <text:p>998.2</text:p>
          </table:table-cell>
          <table:table-cell office:value-type="float" office:value="5468" calcext:value-type="float">
            <text:p>5468</text:p>
          </table:table-cell>
          <table:table-cell office:value-type="float" office:value="4683.1" calcext:value-type="float">
            <text:p>4683.1</text:p>
          </table:table-cell>
          <table:table-cell office:value-type="float" office:value="10438.4" calcext:value-type="float">
            <text:p>10438.4</text:p>
          </table:table-cell>
          <table:table-cell office:value-type="float" office:value="10426" calcext:value-type="float">
            <text:p>10426</text:p>
          </table:table-cell>
          <table:table-cell office:value-type="float" office:value="91481.3" calcext:value-type="float">
            <text:p>91481.3</text:p>
          </table:table-cell>
        </table:table-row>
        <table:table-row table:style-name="ro1">
          <table:table-cell office:value-type="float" office:value="42020864" calcext:value-type="float">
            <text:p>42020864</text:p>
          </table:table-cell>
          <table:table-cell office:value-type="float" office:value="998.3" calcext:value-type="float">
            <text:p>998.3</text:p>
          </table:table-cell>
          <table:table-cell office:value-type="float" office:value="5468.6" calcext:value-type="float">
            <text:p>5468.6</text:p>
          </table:table-cell>
          <table:table-cell office:value-type="float" office:value="11909.8" calcext:value-type="float">
            <text:p>11909.8</text:p>
          </table:table-cell>
          <table:table-cell office:value-type="float" office:value="10407.1" calcext:value-type="float">
            <text:p>10407.1</text:p>
          </table:table-cell>
          <table:table-cell office:value-type="float" office:value="10447.8" calcext:value-type="float">
            <text:p>10447.8</text:p>
          </table:table-cell>
          <table:table-cell office:value-type="float" office:value="91636.2" calcext:value-type="float">
            <text:p>91636.2</text:p>
          </table:table-cell>
        </table:table-row>
        <table:table-row table:style-name="ro1">
          <table:table-cell office:value-type="float" office:value="46215168" calcext:value-type="float">
            <text:p>46215168</text:p>
          </table:table-cell>
          <table:table-cell office:value-type="float" office:value="998.3" calcext:value-type="float">
            <text:p>998.3</text:p>
          </table:table-cell>
          <table:table-cell office:value-type="float" office:value="5468.1" calcext:value-type="float">
            <text:p>5468.1</text:p>
          </table:table-cell>
          <table:table-cell office:value-type="float" office:value="11916.5" calcext:value-type="float">
            <text:p>11916.5</text:p>
          </table:table-cell>
          <table:table-cell office:value-type="float" office:value="10451.3" calcext:value-type="float">
            <text:p>10451.3</text:p>
          </table:table-cell>
          <table:table-cell office:value-type="float" office:value="10487.9" calcext:value-type="float">
            <text:p>10487.9</text:p>
          </table:table-cell>
          <table:table-cell office:value-type="float" office:value="91550.4" calcext:value-type="float">
            <text:p>91550.4</text:p>
          </table:table-cell>
        </table:table-row>
        <table:table-row table:style-name="ro1">
          <table:table-cell office:value-type="float" office:value="50409472" calcext:value-type="float">
            <text:p>50409472</text:p>
          </table:table-cell>
          <table:table-cell office:value-type="float" office:value="998.3" calcext:value-type="float">
            <text:p>998.3</text:p>
          </table:table-cell>
          <table:table-cell office:value-type="float" office:value="5469.8" calcext:value-type="float">
            <text:p>5469.8</text:p>
          </table:table-cell>
          <table:table-cell office:value-type="float" office:value="11910.1" calcext:value-type="float">
            <text:p>11910.1</text:p>
          </table:table-cell>
          <table:table-cell office:value-type="float" office:value="10446.7" calcext:value-type="float">
            <text:p>10446.7</text:p>
          </table:table-cell>
          <table:table-cell office:value-type="float" office:value="10386.3" calcext:value-type="float">
            <text:p>10386.3</text:p>
          </table:table-cell>
          <table:table-cell office:value-type="float" office:value="91637" calcext:value-type="float">
            <text:p>91637</text:p>
          </table:table-cell>
        </table:table-row>
        <table:table-row table:style-name="ro1">
          <table:table-cell office:value-type="float" office:value="54603776" calcext:value-type="float">
            <text:p>54603776</text:p>
          </table:table-cell>
          <table:table-cell office:value-type="float" office:value="998.4" calcext:value-type="float">
            <text:p>998.4</text:p>
          </table:table-cell>
          <table:table-cell office:value-type="float" office:value="5469.1" calcext:value-type="float">
            <text:p>5469.1</text:p>
          </table:table-cell>
          <table:table-cell office:value-type="float" office:value="11921.9" calcext:value-type="float">
            <text:p>11921.9</text:p>
          </table:table-cell>
          <table:table-cell office:value-type="float" office:value="10443.8" calcext:value-type="float">
            <text:p>10443.8</text:p>
          </table:table-cell>
          <table:table-cell office:value-type="float" office:value="10465.3" calcext:value-type="float">
            <text:p>10465.3</text:p>
          </table:table-cell>
          <table:table-cell office:value-type="float" office:value="91664.8" calcext:value-type="float">
            <text:p>91664.8</text:p>
          </table:table-cell>
        </table:table-row>
        <table:table-row table:style-name="ro1">
          <table:table-cell office:value-type="float" office:value="58798080" calcext:value-type="float">
            <text:p>58798080</text:p>
          </table:table-cell>
          <table:table-cell office:value-type="float" office:value="998.4" calcext:value-type="float">
            <text:p>998.4</text:p>
          </table:table-cell>
          <table:table-cell office:value-type="float" office:value="5469.2" calcext:value-type="float">
            <text:p>5469.2</text:p>
          </table:table-cell>
          <table:table-cell office:value-type="float" office:value="11916.5" calcext:value-type="float">
            <text:p>11916.5</text:p>
          </table:table-cell>
          <table:table-cell office:value-type="float" office:value="10441.6" calcext:value-type="float">
            <text:p>10441.6</text:p>
          </table:table-cell>
          <table:table-cell office:value-type="float" office:value="10477.2" calcext:value-type="float">
            <text:p>10477.2</text:p>
          </table:table-cell>
          <table:table-cell office:value-type="float" office:value="91725" calcext:value-type="float">
            <text:p>91725</text:p>
          </table:table-cell>
        </table:table-row>
        <table:table-row table:style-name="ro1">
          <table:table-cell office:value-type="float" office:value="62992384" calcext:value-type="float">
            <text:p>62992384</text:p>
          </table:table-cell>
          <table:table-cell office:value-type="float" office:value="998.4" calcext:value-type="float">
            <text:p>998.4</text:p>
          </table:table-cell>
          <table:table-cell office:value-type="float" office:value="5469.7" calcext:value-type="float">
            <text:p>5469.7</text:p>
          </table:table-cell>
          <table:table-cell office:value-type="float" office:value="11912.5" calcext:value-type="float">
            <text:p>11912.5</text:p>
          </table:table-cell>
          <table:table-cell office:value-type="float" office:value="10433.8" calcext:value-type="float">
            <text:p>10433.8</text:p>
          </table:table-cell>
          <table:table-cell office:value-type="float" office:value="10444.3" calcext:value-type="float">
            <text:p>10444.3</text:p>
          </table:table-cell>
          <table:table-cell office:value-type="float" office:value="91782" calcext:value-type="float">
            <text:p>91782</text:p>
          </table:table-cell>
        </table:table-row>
        <table:table-row table:style-name="ro1">
          <table:table-cell office:value-type="float" office:value="67186688" calcext:value-type="float">
            <text:p>67186688</text:p>
          </table:table-cell>
          <table:table-cell office:value-type="float" office:value="998.4" calcext:value-type="float">
            <text:p>998.4</text:p>
          </table:table-cell>
          <table:table-cell office:value-type="float" office:value="5470" calcext:value-type="float">
            <text:p>5470</text:p>
          </table:table-cell>
          <table:table-cell office:value-type="float" office:value="11915.5" calcext:value-type="float">
            <text:p>11915.5</text:p>
          </table:table-cell>
          <table:table-cell office:value-type="float" office:value="10449.6" calcext:value-type="float">
            <text:p>10449.6</text:p>
          </table:table-cell>
          <table:table-cell office:value-type="float" office:value="10397.4" calcext:value-type="float">
            <text:p>10397.4</text:p>
          </table:table-cell>
          <table:table-cell office:value-type="float" office:value="91677.8" calcext:value-type="float">
            <text:p>91677.8</text:p>
          </table:table-cell>
        </table:table-row>
      </table:table>
      <table:table table:name="pageabl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uffer size</text:p>
          </table:table-cell>
          <table:table-cell office:value-type="string" calcext:value-type="string">
            <text:p>host → device, pageable (TK1)</text:p>
          </table:table-cell>
          <table:table-cell office:value-type="string" calcext:value-type="string">
            <text:p>device → host, pageable (TK1)</text:p>
          </table:table-cell>
          <table:table-cell office:value-type="string" calcext:value-type="string">
            <text:p>device → device, pageable (TK1)</text:p>
          </table:table-cell>
          <table:table-cell office:value-type="string" calcext:value-type="string">
            <text:p>host → device, pageable (GTX680M)</text:p>
          </table:table-cell>
          <table:table-cell office:value-type="string" calcext:value-type="string">
            <text:p>device → host, pageable (GTX680M)</text:p>
          </table:table-cell>
          <table:table-cell office:value-type="string" calcext:value-type="string">
            <text:p>device → device, pageable (GTX680M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8" calcext:value-type="float">
            <text:p>4.8</text:p>
          </table:table-cell>
          <table:table-cell office:value-type="float" office:value="10.4" calcext:value-type="float">
            <text:p>10.4</text:p>
          </table:table-cell>
          <table:table-cell office:value-type="float" office:value="29.9" calcext:value-type="float">
            <text:p>29.9</text:p>
          </table:table-cell>
          <table:table-cell office:value-type="float" office:value="32.3" calcext:value-type="float">
            <text:p>32.3</text:p>
          </table:table-cell>
          <table:table-cell office:value-type="float" office:value="30.6" calcext:value-type="float">
            <text:p>30.6</text:p>
          </table:table-cell>
          <table:table-cell office:value-type="float" office:value="515.3" calcext:value-type="float">
            <text:p>515.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.7" calcext:value-type="float">
            <text:p>13.7</text:p>
          </table:table-cell>
          <table:table-cell office:value-type="float" office:value="21.6" calcext:value-type="float">
            <text:p>21.6</text:p>
          </table:table-cell>
          <table:table-cell office:value-type="float" office:value="62.7" calcext:value-type="float">
            <text:p>62.7</text:p>
          </table:table-cell>
          <table:table-cell office:value-type="float" office:value="67.3" calcext:value-type="float">
            <text:p>67.3</text:p>
          </table:table-cell>
          <table:table-cell office:value-type="float" office:value="148.1" calcext:value-type="float">
            <text:p>148.1</text:p>
          </table:table-cell>
          <table:table-cell office:value-type="float" office:value="800.3" calcext:value-type="float">
            <text:p>800.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0.4" calcext:value-type="float">
            <text:p>20.4</text:p>
          </table:table-cell>
          <table:table-cell office:value-type="float" office:value="33.2" calcext:value-type="float">
            <text:p>33.2</text:p>
          </table:table-cell>
          <table:table-cell office:value-type="float" office:value="82.4" calcext:value-type="float">
            <text:p>82.4</text:p>
          </table:table-cell>
          <table:table-cell office:value-type="float" office:value="94.9" calcext:value-type="float">
            <text:p>94.9</text:p>
          </table:table-cell>
          <table:table-cell office:value-type="float" office:value="260.9" calcext:value-type="float">
            <text:p>260.9</text:p>
          </table:table-cell>
          <table:table-cell office:value-type="float" office:value="1184.5" calcext:value-type="float">
            <text:p>1184.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6.5" calcext:value-type="float">
            <text:p>26.5</text:p>
          </table:table-cell>
          <table:table-cell office:value-type="float" office:value="44.2" calcext:value-type="float">
            <text:p>44.2</text:p>
          </table:table-cell>
          <table:table-cell office:value-type="float" office:value="120.5" calcext:value-type="float">
            <text:p>120.5</text:p>
          </table:table-cell>
          <table:table-cell office:value-type="float" office:value="116.6" calcext:value-type="float">
            <text:p>116.6</text:p>
          </table:table-cell>
          <table:table-cell office:value-type="float" office:value="347.8" calcext:value-type="float">
            <text:p>347.8</text:p>
          </table:table-cell>
          <table:table-cell office:value-type="float" office:value="1591.3" calcext:value-type="float">
            <text:p>1591.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33" calcext:value-type="float">
            <text:p>33</text:p>
          </table:table-cell>
          <table:table-cell office:value-type="float" office:value="51.5" calcext:value-type="float">
            <text:p>51.5</text:p>
          </table:table-cell>
          <table:table-cell office:value-type="float" office:value="159.8" calcext:value-type="float">
            <text:p>159.8</text:p>
          </table:table-cell>
          <table:table-cell office:value-type="float" office:value="157.2" calcext:value-type="float">
            <text:p>157.2</text:p>
          </table:table-cell>
          <table:table-cell office:value-type="float" office:value="416.7" calcext:value-type="float">
            <text:p>416.7</text:p>
          </table:table-cell>
          <table:table-cell office:value-type="float" office:value="2007.1" calcext:value-type="float">
            <text:p>2007.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38.5" calcext:value-type="float">
            <text:p>38.5</text:p>
          </table:table-cell>
          <table:table-cell office:value-type="float" office:value="64.4" calcext:value-type="float">
            <text:p>64.4</text:p>
          </table:table-cell>
          <table:table-cell office:value-type="float" office:value="180.5" calcext:value-type="float">
            <text:p>180.5</text:p>
          </table:table-cell>
          <table:table-cell office:value-type="float" office:value="199.3" calcext:value-type="float">
            <text:p>199.3</text:p>
          </table:table-cell>
          <table:table-cell office:value-type="float" office:value="402.7" calcext:value-type="float">
            <text:p>402.7</text:p>
          </table:table-cell>
          <table:table-cell office:value-type="float" office:value="2399.2" calcext:value-type="float">
            <text:p>2399.2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44.5" calcext:value-type="float">
            <text:p>44.5</text:p>
          </table:table-cell>
          <table:table-cell office:value-type="float" office:value="74.6" calcext:value-type="float">
            <text:p>74.6</text:p>
          </table:table-cell>
          <table:table-cell office:value-type="float" office:value="219.9" calcext:value-type="float">
            <text:p>219.9</text:p>
          </table:table-cell>
          <table:table-cell office:value-type="float" office:value="216" calcext:value-type="float">
            <text:p>216</text:p>
          </table:table-cell>
          <table:table-cell office:value-type="float" office:value="560" calcext:value-type="float">
            <text:p>560</text:p>
          </table:table-cell>
          <table:table-cell office:value-type="float" office:value="2630.8" calcext:value-type="float">
            <text:p>2630.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9.4" calcext:value-type="float">
            <text:p>49.4</text:p>
          </table:table-cell>
          <table:table-cell office:value-type="float" office:value="83.4" calcext:value-type="float">
            <text:p>83.4</text:p>
          </table:table-cell>
          <table:table-cell office:value-type="float" office:value="33.5" calcext:value-type="float">
            <text:p>33.5</text:p>
          </table:table-cell>
          <table:table-cell office:value-type="float" office:value="247.7" calcext:value-type="float">
            <text:p>247.7</text:p>
          </table:table-cell>
          <table:table-cell office:value-type="float" office:value="634.9" calcext:value-type="float">
            <text:p>634.9</text:p>
          </table:table-cell>
          <table:table-cell office:value-type="float" office:value="2883.5" calcext:value-type="float">
            <text:p>2883.5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54.1" calcext:value-type="float">
            <text:p>54.1</text:p>
          </table:table-cell>
          <table:table-cell office:value-type="float" office:value="86.5" calcext:value-type="float">
            <text:p>86.5</text:p>
          </table:table-cell>
          <table:table-cell office:value-type="float" office:value="33.9" calcext:value-type="float">
            <text:p>33.9</text:p>
          </table:table-cell>
          <table:table-cell office:value-type="float" office:value="286.6" calcext:value-type="float">
            <text:p>286.6</text:p>
          </table:table-cell>
          <table:table-cell office:value-type="float" office:value="687" calcext:value-type="float">
            <text:p>687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0.5" calcext:value-type="float">
            <text:p>60.5</text:p>
          </table:table-cell>
          <table:table-cell office:value-type="float" office:value="102.5" calcext:value-type="float">
            <text:p>102.5</text:p>
          </table:table-cell>
          <table:table-cell office:value-type="float" office:value="313.2" calcext:value-type="float">
            <text:p>313.2</text:p>
          </table:table-cell>
          <table:table-cell office:value-type="float" office:value="324.7" calcext:value-type="float">
            <text:p>324.7</text:p>
          </table:table-cell>
          <table:table-cell office:value-type="float" office:value="751.9" calcext:value-type="float">
            <text:p>751.9</text:p>
          </table:table-cell>
          <table:table-cell office:value-type="float" office:value="3720.2" calcext:value-type="float">
            <text:p>3720.2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64.7" calcext:value-type="float">
            <text:p>64.7</text:p>
          </table:table-cell>
          <table:table-cell office:value-type="float" office:value="111.3" calcext:value-type="float">
            <text:p>111.3</text:p>
          </table:table-cell>
          <table:table-cell office:value-type="float" office:value="350.2" calcext:value-type="float">
            <text:p>350.2</text:p>
          </table:table-cell>
          <table:table-cell office:value-type="float" office:value="352.6" calcext:value-type="float">
            <text:p>352.6</text:p>
          </table:table-cell>
          <table:table-cell office:value-type="float" office:value="827.1" calcext:value-type="float">
            <text:p>827.1</text:p>
          </table:table-cell>
          <table:table-cell office:value-type="float" office:value="4404.2" calcext:value-type="float">
            <text:p>4404.2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70.1" calcext:value-type="float">
            <text:p>70.1</text:p>
          </table:table-cell>
          <table:table-cell office:value-type="float" office:value="120.8" calcext:value-type="float">
            <text:p>120.8</text:p>
          </table:table-cell>
          <table:table-cell office:value-type="float" office:value="372.6" calcext:value-type="float">
            <text:p>372.6</text:p>
          </table:table-cell>
          <table:table-cell office:value-type="float" office:value="916" calcext:value-type="float">
            <text:p>916</text:p>
          </table:table-cell>
          <table:table-cell office:value-type="float" office:value="895.5" calcext:value-type="float">
            <text:p>895.5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74.8" calcext:value-type="float">
            <text:p>74.8</text:p>
          </table:table-cell>
          <table:table-cell office:value-type="float" office:value="127.6" calcext:value-type="float">
            <text:p>127.6</text:p>
          </table:table-cell>
          <table:table-cell office:value-type="float" office:value="405.8" calcext:value-type="float">
            <text:p>405.8</text:p>
          </table:table-cell>
          <table:table-cell office:value-type="float" office:value="423.5" calcext:value-type="float">
            <text:p>423.5</text:p>
          </table:table-cell>
          <table:table-cell office:value-type="float" office:value="935.3" calcext:value-type="float">
            <text:p>935.3</text:p>
          </table:table-cell>
          <table:table-cell office:value-type="float" office:value="5235.2" calcext:value-type="float">
            <text:p>5235.2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76.6" calcext:value-type="float">
            <text:p>76.6</text:p>
          </table:table-cell>
          <table:table-cell office:value-type="float" office:value="138.9" calcext:value-type="float">
            <text:p>138.9</text:p>
          </table:table-cell>
          <table:table-cell office:value-type="float" office:value="447.5" calcext:value-type="float">
            <text:p>447.5</text:p>
          </table:table-cell>
          <table:table-cell office:value-type="float" office:value="438.9" calcext:value-type="float">
            <text:p>438.9</text:p>
          </table:table-cell>
          <table:table-cell office:value-type="float" office:value="992.9" calcext:value-type="float">
            <text:p>992.9</text:p>
          </table:table-cell>
          <table:table-cell office:value-type="float" office:value="5472.2" calcext:value-type="float">
            <text:p>5472.2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83.8" calcext:value-type="float">
            <text:p>83.8</text:p>
          </table:table-cell>
          <table:table-cell office:value-type="float" office:value="142" calcext:value-type="float">
            <text:p>142</text:p>
          </table:table-cell>
          <table:table-cell office:value-type="float" office:value="486.1" calcext:value-type="float">
            <text:p>486.1</text:p>
          </table:table-cell>
          <table:table-cell office:value-type="float" office:value="490.2" calcext:value-type="float">
            <text:p>490.2</text:p>
          </table:table-cell>
          <table:table-cell office:value-type="float" office:value="1041.7" calcext:value-type="float">
            <text:p>1041.7</text:p>
          </table:table-cell>
          <table:table-cell office:value-type="float" office:value="5892.5" calcext:value-type="float">
            <text:p>5892.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8.1" calcext:value-type="float">
            <text:p>88.1</text:p>
          </table:table-cell>
          <table:table-cell office:value-type="float" office:value="153.4" calcext:value-type="float">
            <text:p>153.4</text:p>
          </table:table-cell>
          <table:table-cell office:value-type="float" office:value="511.5" calcext:value-type="float">
            <text:p>511.5</text:p>
          </table:table-cell>
          <table:table-cell office:value-type="float" office:value="424.4" calcext:value-type="float">
            <text:p>424.4</text:p>
          </table:table-cell>
          <table:table-cell office:value-type="float" office:value="1081.1" calcext:value-type="float">
            <text:p>1081.1</text:p>
          </table:table-cell>
          <table:table-cell office:value-type="float" office:value="6333.1" calcext:value-type="float">
            <text:p>6333.1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91.7" calcext:value-type="float">
            <text:p>91.7</text:p>
          </table:table-cell>
          <table:table-cell office:value-type="float" office:value="163.3" calcext:value-type="float">
            <text:p>163.3</text:p>
          </table:table-cell>
          <table:table-cell office:value-type="float" office:value="562.1" calcext:value-type="float">
            <text:p>562.1</text:p>
          </table:table-cell>
          <table:table-cell office:value-type="float" office:value="528" calcext:value-type="float">
            <text:p>528</text:p>
          </table:table-cell>
          <table:table-cell office:value-type="float" office:value="1118.4" calcext:value-type="float">
            <text:p>1118.4</text:p>
          </table:table-cell>
          <table:table-cell office:value-type="float" office:value="6868.1" calcext:value-type="float">
            <text:p>6868.1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95.1" calcext:value-type="float">
            <text:p>95.1</text:p>
          </table:table-cell>
          <table:table-cell office:value-type="float" office:value="170.8" calcext:value-type="float">
            <text:p>170.8</text:p>
          </table:table-cell>
          <table:table-cell office:value-type="float" office:value="587" calcext:value-type="float">
            <text:p>587</text:p>
          </table:table-cell>
          <table:table-cell office:value-type="float" office:value="562.5" calcext:value-type="float">
            <text:p>562.5</text:p>
          </table:table-cell>
          <table:table-cell office:value-type="float" office:value="1176.5" calcext:value-type="float">
            <text:p>1176.5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99.2" calcext:value-type="float">
            <text:p>99.2</text:p>
          </table:table-cell>
          <table:table-cell office:value-type="float" office:value="176.3" calcext:value-type="float">
            <text:p>176.3</text:p>
          </table:table-cell>
          <table:table-cell office:value-type="float" office:value="629.6" calcext:value-type="float">
            <text:p>629.6</text:p>
          </table:table-cell>
          <table:table-cell office:value-type="float" office:value="590.1" calcext:value-type="float">
            <text:p>590.1</text:p>
          </table:table-cell>
          <table:table-cell office:value-type="float" office:value="1275.2" calcext:value-type="float">
            <text:p>1275.2</text:p>
          </table:table-cell>
          <table:table-cell office:value-type="float" office:value="7736.2" calcext:value-type="float">
            <text:p>7736.2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03.3" calcext:value-type="float">
            <text:p>103.3</text:p>
          </table:table-cell>
          <table:table-cell office:value-type="float" office:value="179.7" calcext:value-type="float">
            <text:p>179.7</text:p>
          </table:table-cell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 office:value-type="float" office:value="1257.9" calcext:value-type="float">
            <text:p>1257.9</text:p>
          </table:table-cell>
          <table:table-cell office:value-type="float" office:value="7759.2" calcext:value-type="float">
            <text:p>7759.2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110.7" calcext:value-type="float">
            <text:p>110.7</text:p>
          </table:table-cell>
          <table:table-cell office:value-type="float" office:value="167.9" calcext:value-type="float">
            <text:p>167.9</text:p>
          </table:table-cell>
          <table:table-cell office:value-type="float" office:value="720.7" calcext:value-type="float">
            <text:p>720.7</text:p>
          </table:table-cell>
          <table:table-cell office:value-type="float" office:value="607.7" calcext:value-type="float">
            <text:p>607.7</text:p>
          </table:table-cell>
          <table:table-cell office:value-type="float" office:value="1128.2" calcext:value-type="float">
            <text:p>1128.2</text:p>
          </table:table-cell>
          <table:table-cell office:value-type="float" office:value="8876.7" calcext:value-type="float">
            <text:p>8876.7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16.1" calcext:value-type="float">
            <text:p>116.1</text:p>
          </table:table-cell>
          <table:table-cell office:value-type="float" office:value="213" calcext:value-type="float">
            <text:p>213</text:p>
          </table:table-cell>
          <table:table-cell office:value-type="float" office:value="755.1" calcext:value-type="float">
            <text:p>755.1</text:p>
          </table:table-cell>
          <table:table-cell office:value-type="float" office:value="654" calcext:value-type="float">
            <text:p>654</text:p>
          </table:table-cell>
          <table:table-cell office:value-type="float" office:value="1472.4" calcext:value-type="float">
            <text:p>1472.4</text:p>
          </table:table-cell>
          <table:table-cell office:value-type="float" office:value="9933.8" calcext:value-type="float">
            <text:p>9933.8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122.5" calcext:value-type="float">
            <text:p>122.5</text:p>
          </table:table-cell>
          <table:table-cell office:value-type="float" office:value="226.9" calcext:value-type="float">
            <text:p>226.9</text:p>
          </table:table-cell>
          <table:table-cell office:value-type="float" office:value="820.2" calcext:value-type="float">
            <text:p>820.2</text:p>
          </table:table-cell>
          <table:table-cell office:value-type="float" office:value="762.5" calcext:value-type="float">
            <text:p>762.5</text:p>
          </table:table-cell>
          <table:table-cell office:value-type="float" office:value="1585.4" calcext:value-type="float">
            <text:p>1585.4</text:p>
          </table:table-cell>
          <table:table-cell office:value-type="float" office:value="10740.3" calcext:value-type="float">
            <text:p>10740.3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28.7" calcext:value-type="float">
            <text:p>128.7</text:p>
          </table:table-cell>
          <table:table-cell office:value-type="float" office:value="242" calcext:value-type="float">
            <text:p>242</text:p>
          </table:table-cell>
          <table:table-cell office:value-type="float" office:value="874.1" calcext:value-type="float">
            <text:p>874.1</text:p>
          </table:table-cell>
          <table:table-cell office:value-type="float" office:value="710.7" calcext:value-type="float">
            <text:p>710.7</text:p>
          </table:table-cell>
          <table:table-cell office:value-type="float" office:value="1637.4" calcext:value-type="float">
            <text:p>1637.4</text:p>
          </table:table-cell>
          <table:table-cell office:value-type="float" office:value="6108.2" calcext:value-type="float">
            <text:p>6108.2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134.4" calcext:value-type="float">
            <text:p>134.4</text:p>
          </table:table-cell>
          <table:table-cell office:value-type="float" office:value="252.3" calcext:value-type="float">
            <text:p>252.3</text:p>
          </table:table-cell>
          <table:table-cell office:value-type="float" office:value="975.7" calcext:value-type="float">
            <text:p>975.7</text:p>
          </table:table-cell>
          <table:table-cell office:value-type="float" office:value="748.1" calcext:value-type="float">
            <text:p>748.1</text:p>
          </table:table-cell>
          <table:table-cell office:value-type="float" office:value="623.7" calcext:value-type="float">
            <text:p>623.7</text:p>
          </table:table-cell>
          <table:table-cell office:value-type="float" office:value="12525" calcext:value-type="float">
            <text:p>125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9.7" calcext:value-type="float">
            <text:p>139.7</text:p>
          </table:table-cell>
          <table:table-cell office:value-type="float" office:value="269.1" calcext:value-type="float">
            <text:p>269.1</text:p>
          </table:table-cell>
          <table:table-cell office:value-type="float" office:value="1119" calcext:value-type="float">
            <text:p>1119</text:p>
          </table:table-cell>
          <table:table-cell office:value-type="float" office:value="874.3" calcext:value-type="float">
            <text:p>874.3</text:p>
          </table:table-cell>
          <table:table-cell office:value-type="float" office:value="715.9" calcext:value-type="float">
            <text:p>715.9</text:p>
          </table:table-cell>
          <table:table-cell office:value-type="float" office:value="13333.3" calcext:value-type="float">
            <text:p>13333.3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141.7" calcext:value-type="float">
            <text:p>141.7</text:p>
          </table:table-cell>
          <table:table-cell office:value-type="float" office:value="272.4" calcext:value-type="float">
            <text:p>272.4</text:p>
          </table:table-cell>
          <table:table-cell office:value-type="float" office:value="1149.9" calcext:value-type="float">
            <text:p>1149.9</text:p>
          </table:table-cell>
          <table:table-cell office:value-type="float" office:value="805.7" calcext:value-type="float">
            <text:p>805.7</text:p>
          </table:table-cell>
          <table:table-cell office:value-type="float" office:value="705.4" calcext:value-type="float">
            <text:p>705.4</text:p>
          </table:table-cell>
          <table:table-cell office:value-type="float" office:value="14348.4" calcext:value-type="float">
            <text:p>14348.4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58.8" calcext:value-type="float">
            <text:p>158.8</text:p>
          </table:table-cell>
          <table:table-cell office:value-type="float" office:value="279.5" calcext:value-type="float">
            <text:p>279.5</text:p>
          </table:table-cell>
          <table:table-cell office:value-type="float" office:value="1279.2" calcext:value-type="float">
            <text:p>1279.2</text:p>
          </table:table-cell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14386.2" calcext:value-type="float">
            <text:p>14386.2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163.6" calcext:value-type="float">
            <text:p>163.6</text:p>
          </table:table-cell>
          <table:table-cell office:value-type="float" office:value="231.1" calcext:value-type="float">
            <text:p>231.1</text:p>
          </table:table-cell>
          <table:table-cell office:value-type="float" office:value="1327.7" calcext:value-type="float">
            <text:p>1327.7</text:p>
          </table:table-cell>
          <table:table-cell office:value-type="float" office:value="979.4" calcext:value-type="float">
            <text:p>979.4</text:p>
          </table:table-cell>
          <table:table-cell office:value-type="float" office:value="806.8" calcext:value-type="float">
            <text:p>806.8</text:p>
          </table:table-cell>
          <table:table-cell office:value-type="float" office:value="16167.5" calcext:value-type="float">
            <text:p>16167.5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169.5" calcext:value-type="float">
            <text:p>169.5</text:p>
          </table:table-cell>
          <table:table-cell office:value-type="float" office:value="268.1" calcext:value-type="float">
            <text:p>268.1</text:p>
          </table:table-cell>
          <table:table-cell office:value-type="float" office:value="1363.6" calcext:value-type="float">
            <text:p>1363.6</text:p>
          </table:table-cell>
          <table:table-cell office:value-type="float" office:value="1061" calcext:value-type="float">
            <text:p>1061</text:p>
          </table:table-cell>
          <table:table-cell office:value-type="float" office:value="813" calcext:value-type="float">
            <text:p>813</text:p>
          </table:table-cell>
          <table:table-cell office:value-type="float" office:value="16501.7" calcext:value-type="float">
            <text:p>16501.7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173.3" calcext:value-type="float">
            <text:p>173.3</text:p>
          </table:table-cell>
          <table:table-cell office:value-type="float" office:value="272.4" calcext:value-type="float">
            <text:p>272.4</text:p>
          </table:table-cell>
          <table:table-cell office:value-type="float" office:value="1398.3" calcext:value-type="float">
            <text:p>1398.3</text:p>
          </table:table-cell>
          <table:table-cell office:value-type="float" office:value="1066" calcext:value-type="float">
            <text:p>1066</text:p>
          </table:table-cell>
          <table:table-cell office:value-type="float" office:value="884.2" calcext:value-type="float">
            <text:p>884.2</text:p>
          </table:table-cell>
          <table:table-cell office:value-type="float" office:value="18343.8" calcext:value-type="float">
            <text:p>18343.8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177.6" calcext:value-type="float">
            <text:p>177.6</text:p>
          </table:table-cell>
          <table:table-cell office:value-type="float" office:value="286.8" calcext:value-type="float">
            <text:p>286.8</text:p>
          </table:table-cell>
          <table:table-cell office:value-type="float" office:value="1431.1" calcext:value-type="float">
            <text:p>1431.1</text:p>
          </table:table-cell>
          <table:table-cell office:value-type="float" office:value="2105.3" calcext:value-type="float">
            <text:p>2105.3</text:p>
          </table:table-cell>
          <table:table-cell office:value-type="float" office:value="905.3" calcext:value-type="float">
            <text:p>905.3</text:p>
          </table:table-cell>
          <table:table-cell office:value-type="float" office:value="13221.2" calcext:value-type="float">
            <text:p>13221.2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182.5" calcext:value-type="float">
            <text:p>182.5</text:p>
          </table:table-cell>
          <table:table-cell office:value-type="float" office:value="282.9" calcext:value-type="float">
            <text:p>282.9</text:p>
          </table:table-cell>
          <table:table-cell office:value-type="float" office:value="1459.2" calcext:value-type="float">
            <text:p>1459.2</text:p>
          </table:table-cell>
          <table:table-cell office:value-type="float" office:value="1130.2" calcext:value-type="float">
            <text:p>1130.2</text:p>
          </table:table-cell>
          <table:table-cell office:value-type="float" office:value="991.4" calcext:value-type="float">
            <text:p>991.4</text:p>
          </table:table-cell>
          <table:table-cell office:value-type="float" office:value="21093.2" calcext:value-type="float">
            <text:p>21093.2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86" calcext:value-type="float">
            <text:p>186</text:p>
          </table:table-cell>
          <table:table-cell office:value-type="float" office:value="292.9" calcext:value-type="float">
            <text:p>292.9</text:p>
          </table:table-cell>
          <table:table-cell office:value-type="float" office:value="1493.2" calcext:value-type="float">
            <text:p>1493.2</text:p>
          </table:table-cell>
          <table:table-cell office:value-type="float" office:value="1032.3" calcext:value-type="float">
            <text:p>1032.3</text:p>
          </table:table-cell>
          <table:table-cell office:value-type="float" office:value="983.6" calcext:value-type="float">
            <text:p>983.6</text:p>
          </table:table-cell>
          <table:table-cell office:value-type="float" office:value="21994.1" calcext:value-type="float">
            <text:p>21994.1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90.8" calcext:value-type="float">
            <text:p>190.8</text:p>
          </table:table-cell>
          <table:table-cell office:value-type="float" office:value="302.8" calcext:value-type="float">
            <text:p>302.8</text:p>
          </table:table-cell>
          <table:table-cell office:value-type="float" office:value="1516.3" calcext:value-type="float">
            <text:p>1516.3</text:p>
          </table:table-cell>
          <table:table-cell office:value-type="float" office:value="1201.9" calcext:value-type="float">
            <text:p>1201.9</text:p>
          </table:table-cell>
          <table:table-cell office:value-type="float" office:value="998" calcext:value-type="float">
            <text:p>998</text:p>
          </table:table-cell>
          <table:table-cell office:value-type="float" office:value="23567.1" calcext:value-type="float">
            <text:p>23567.1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205.6" calcext:value-type="float">
            <text:p>205.6</text:p>
          </table:table-cell>
          <table:table-cell office:value-type="float" office:value="322.1" calcext:value-type="float">
            <text:p>322.1</text:p>
          </table:table-cell>
          <table:table-cell office:value-type="float" office:value="1629.3" calcext:value-type="float">
            <text:p>1629.3</text:p>
          </table:table-cell>
          <table:table-cell office:value-type="float" office:value="1276.6" calcext:value-type="float">
            <text:p>1276.6</text:p>
          </table:table-cell>
          <table:table-cell office:value-type="float" office:value="1232" calcext:value-type="float">
            <text:p>1232</text:p>
          </table:table-cell>
          <table:table-cell office:value-type="float" office:value="26096" calcext:value-type="float">
            <text:p>26096</text:p>
          </table:table-cell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288.9" calcext:value-type="float">
            <text:p>288.9</text:p>
          </table:table-cell>
          <table:table-cell office:value-type="float" office:value="351.2" calcext:value-type="float">
            <text:p>351.2</text:p>
          </table:table-cell>
          <table:table-cell office:value-type="float" office:value="1613.7" calcext:value-type="float">
            <text:p>1613.7</text:p>
          </table:table-cell>
          <table:table-cell office:value-type="float" office:value="1486.2" calcext:value-type="float">
            <text:p>1486.2</text:p>
          </table:table-cell>
          <table:table-cell office:value-type="float" office:value="1440.3" calcext:value-type="float">
            <text:p>1440.3</text:p>
          </table:table-cell>
          <table:table-cell office:value-type="float" office:value="29244.7" calcext:value-type="float">
            <text:p>29244.7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320.6" calcext:value-type="float">
            <text:p>320.6</text:p>
          </table:table-cell>
          <table:table-cell office:value-type="float" office:value="380.6" calcext:value-type="float">
            <text:p>380.6</text:p>
          </table:table-cell>
          <table:table-cell office:value-type="float" office:value="1685.8" calcext:value-type="float">
            <text:p>1685.8</text:p>
          </table:table-cell>
          <table:table-cell office:value-type="float" office:value="1656.3" calcext:value-type="float">
            <text:p>1656.3</text:p>
          </table:table-cell>
          <table:table-cell office:value-type="float" office:value="1616.2" calcext:value-type="float">
            <text:p>1616.2</text:p>
          </table:table-cell>
          <table:table-cell office:value-type="float" office:value="32981.5" calcext:value-type="float">
            <text:p>32981.5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342.2" calcext:value-type="float">
            <text:p>342.2</text:p>
          </table:table-cell>
          <table:table-cell office:value-type="float" office:value="393.7" calcext:value-type="float">
            <text:p>393.7</text:p>
          </table:table-cell>
          <table:table-cell office:value-type="float" office:value="1745.9" calcext:value-type="float">
            <text:p>1745.9</text:p>
          </table:table-cell>
          <table:table-cell office:value-type="float" office:value="1910.8" calcext:value-type="float">
            <text:p>1910.8</text:p>
          </table:table-cell>
          <table:table-cell office:value-type="float" office:value="1800" calcext:value-type="float">
            <text:p>1800</text:p>
          </table:table-cell>
          <table:table-cell office:value-type="float" office:value="36549.7" calcext:value-type="float">
            <text:p>36549.7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365.5" calcext:value-type="float">
            <text:p>365.5</text:p>
          </table:table-cell>
          <table:table-cell office:value-type="float" office:value="407.2" calcext:value-type="float">
            <text:p>407.2</text:p>
          </table:table-cell>
          <table:table-cell office:value-type="float" office:value="1801.3" calcext:value-type="float">
            <text:p>1801.3</text:p>
          </table:table-cell>
          <table:table-cell office:value-type="float" office:value="2040.8" calcext:value-type="float">
            <text:p>2040.8</text:p>
          </table:table-cell>
          <table:table-cell office:value-type="float" office:value="1821.5" calcext:value-type="float">
            <text:p>1821.5</text:p>
          </table:table-cell>
          <table:table-cell office:value-type="float" office:value="39910.6" calcext:value-type="float">
            <text:p>39910.6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412.8" calcext:value-type="float">
            <text:p>412.8</text:p>
          </table:table-cell>
          <table:table-cell office:value-type="float" office:value="482.5" calcext:value-type="float">
            <text:p>482.5</text:p>
          </table:table-cell>
          <table:table-cell office:value-type="float" office:value="2088.9" calcext:value-type="float">
            <text:p>2088.9</text:p>
          </table:table-cell>
          <table:table-cell office:value-type="float" office:value="2773.9" calcext:value-type="float">
            <text:p>2773.9</text:p>
          </table:table-cell>
          <table:table-cell office:value-type="float" office:value="2493.8" calcext:value-type="float">
            <text:p>2493.8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float" office:value="561" calcext:value-type="float">
            <text:p>561</text:p>
          </table:table-cell>
          <table:table-cell office:value-type="float" office:value="509" calcext:value-type="float">
            <text:p>509</text:p>
          </table:table-cell>
          <table:table-cell office:value-type="float" office:value="2205.1" calcext:value-type="float">
            <text:p>2205.1</text:p>
          </table:table-cell>
          <table:table-cell office:value-type="float" office:value="3386" calcext:value-type="float">
            <text:p>3386</text:p>
          </table:table-cell>
          <table:table-cell office:value-type="float" office:value="3024.2" calcext:value-type="float">
            <text:p>3024.2</text:p>
          </table:table-cell>
          <table:table-cell office:value-type="float" office:value="54521.7" calcext:value-type="float">
            <text:p>54521.7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600.5" calcext:value-type="float">
            <text:p>600.5</text:p>
          </table:table-cell>
          <table:table-cell office:value-type="float" office:value="530.7" calcext:value-type="float">
            <text:p>530.7</text:p>
          </table:table-cell>
          <table:table-cell office:value-type="float" office:value="2270.5" calcext:value-type="float">
            <text:p>2270.5</text:p>
          </table:table-cell>
          <table:table-cell office:value-type="float" office:value="3623.2" calcext:value-type="float">
            <text:p>3623.2</text:p>
          </table:table-cell>
          <table:table-cell office:value-type="float" office:value="3344.5" calcext:value-type="float">
            <text:p>3344.5</text:p>
          </table:table-cell>
          <table:table-cell office:value-type="float" office:value="59637.4" calcext:value-type="float">
            <text:p>59637.4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623.3" calcext:value-type="float">
            <text:p>623.3</text:p>
          </table:table-cell>
          <table:table-cell office:value-type="float" office:value="540.5" calcext:value-type="float">
            <text:p>540.5</text:p>
          </table:table-cell>
          <table:table-cell office:value-type="float" office:value="2309.3" calcext:value-type="float">
            <text:p>2309.3</text:p>
          </table:table-cell>
          <table:table-cell office:value-type="float" office:value="3930.8" calcext:value-type="float">
            <text:p>3930.8</text:p>
          </table:table-cell>
          <table:table-cell office:value-type="float" office:value="3097.9" calcext:value-type="float">
            <text:p>3097.9</text:p>
          </table:table-cell>
          <table:table-cell office:value-type="float" office:value="63710.5" calcext:value-type="float">
            <text:p>63710.5</text:p>
          </table:table-cell>
        </table:table-row>
        <table:table-row table:style-name="ro1">
          <table:table-cell office:value-type="float" office:value="614400" calcext:value-type="float">
            <text:p>614400</text:p>
          </table:table-cell>
          <table:table-cell office:value-type="float" office:value="642.9" calcext:value-type="float">
            <text:p>642.9</text:p>
          </table:table-cell>
          <table:table-cell office:value-type="float" office:value="545.3" calcext:value-type="float">
            <text:p>545.3</text:p>
          </table:table-cell>
          <table:table-cell office:value-type="float" office:value="2337.5" calcext:value-type="float">
            <text:p>2337.5</text:p>
          </table:table-cell>
          <table:table-cell office:value-type="float" office:value="4059.5" calcext:value-type="float">
            <text:p>4059.5</text:p>
          </table:table-cell>
          <table:table-cell office:value-type="float" office:value="2723.6" calcext:value-type="float">
            <text:p>2723.6</text:p>
          </table:table-cell>
          <table:table-cell office:value-type="float" office:value="65731.8" calcext:value-type="float">
            <text:p>65731.8</text:p>
          </table:table-cell>
        </table:table-row>
        <table:table-row table:style-name="ro1">
          <table:table-cell office:value-type="float" office:value="716800" calcext:value-type="float">
            <text:p>716800</text:p>
          </table:table-cell>
          <table:table-cell office:value-type="float" office:value="649.7" calcext:value-type="float">
            <text:p>649.7</text:p>
          </table:table-cell>
          <table:table-cell office:value-type="float" office:value="552.5" calcext:value-type="float">
            <text:p>552.5</text:p>
          </table:table-cell>
          <table:table-cell office:value-type="float" office:value="2357.3" calcext:value-type="float">
            <text:p>2357.3</text:p>
          </table:table-cell>
          <table:table-cell office:value-type="float" office:value="4124.9" calcext:value-type="float">
            <text:p>4124.9</text:p>
          </table:table-cell>
          <table:table-cell office:value-type="float" office:value="2880.7" calcext:value-type="float">
            <text:p>2880.7</text:p>
          </table:table-cell>
          <table:table-cell office:value-type="float" office:value="68040.4" calcext:value-type="float">
            <text:p>68040.4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674.3" calcext:value-type="float">
            <text:p>674.3</text:p>
          </table:table-cell>
          <table:table-cell office:value-type="float" office:value="561.1" calcext:value-type="float">
            <text:p>561.1</text:p>
          </table:table-cell>
          <table:table-cell office:value-type="float" office:value="2375.1" calcext:value-type="float">
            <text:p>2375.1</text:p>
          </table:table-cell>
          <table:table-cell office:value-type="float" office:value="3738.3" calcext:value-type="float">
            <text:p>3738.3</text:p>
          </table:table-cell>
          <table:table-cell office:value-type="float" office:value="3571.4" calcext:value-type="float">
            <text:p>3571.4</text:p>
          </table:table-cell>
          <table:table-cell office:value-type="float" office:value="69696.1" calcext:value-type="float">
            <text:p>69696.1</text:p>
          </table:table-cell>
        </table:table-row>
        <table:table-row table:style-name="ro1">
          <table:table-cell office:value-type="float" office:value="921600" calcext:value-type="float">
            <text:p>921600</text:p>
          </table:table-cell>
          <table:table-cell office:value-type="float" office:value="684" calcext:value-type="float">
            <text:p>684</text:p>
          </table:table-cell>
          <table:table-cell office:value-type="float" office:value="563.3" calcext:value-type="float">
            <text:p>563.3</text:p>
          </table:table-cell>
          <table:table-cell office:value-type="float" office:value="2384" calcext:value-type="float">
            <text:p>2384</text:p>
          </table:table-cell>
          <table:table-cell office:value-type="float" office:value="3896.1" calcext:value-type="float">
            <text:p>3896.1</text:p>
          </table:table-cell>
          <table:table-cell office:value-type="float" office:value="3770.4" calcext:value-type="float">
            <text:p>3770.4</text:p>
          </table:table-cell>
          <table:table-cell office:value-type="float" office:value="70550.6" calcext:value-type="float">
            <text:p>70550.6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656.2" calcext:value-type="float">
            <text:p>656.2</text:p>
          </table:table-cell>
          <table:table-cell office:value-type="float" office:value="564.1" calcext:value-type="float">
            <text:p>564.1</text:p>
          </table:table-cell>
          <table:table-cell office:value-type="float" office:value="2396.8" calcext:value-type="float">
            <text:p>2396.8</text:p>
          </table:table-cell>
          <table:table-cell office:value-type="float" office:value="4042" calcext:value-type="float">
            <text:p>4042</text:p>
          </table:table-cell>
          <table:table-cell office:value-type="float" office:value="4127.1" calcext:value-type="float">
            <text:p>4127.1</text:p>
          </table:table-cell>
          <table:table-cell office:value-type="float" office:value="72489" calcext:value-type="float">
            <text:p>72489</text:p>
          </table:table-cell>
        </table:table-row>
        <table:table-row table:style-name="ro1">
          <table:table-cell office:value-type="float" office:value="1126400" calcext:value-type="float">
            <text:p>1126400</text:p>
          </table:table-cell>
          <table:table-cell office:value-type="float" office:value="673.3" calcext:value-type="float">
            <text:p>673.3</text:p>
          </table:table-cell>
          <table:table-cell office:value-type="float" office:value="596" calcext:value-type="float">
            <text:p>596</text:p>
          </table:table-cell>
          <table:table-cell office:value-type="float" office:value="2983.9" calcext:value-type="float">
            <text:p>2983.9</text:p>
          </table:table-cell>
          <table:table-cell office:value-type="float" office:value="3267" calcext:value-type="float">
            <text:p>3267</text:p>
          </table:table-cell>
          <table:table-cell office:value-type="float" office:value="4086.2" calcext:value-type="float">
            <text:p>4086.2</text:p>
          </table:table-cell>
          <table:table-cell office:value-type="float" office:value="81418.8" calcext:value-type="float">
            <text:p>81418.8</text:p>
          </table:table-cell>
        </table:table-row>
        <table:table-row table:style-name="ro1">
          <table:table-cell office:value-type="float" office:value="2174976" calcext:value-type="float">
            <text:p>2174976</text:p>
          </table:table-cell>
          <table:table-cell office:value-type="float" office:value="796.1" calcext:value-type="float">
            <text:p>796.1</text:p>
          </table:table-cell>
          <table:table-cell office:value-type="float" office:value="728.8" calcext:value-type="float">
            <text:p>728.8</text:p>
          </table:table-cell>
          <table:table-cell office:value-type="float" office:value="3056.9" calcext:value-type="float">
            <text:p>3056.9</text:p>
          </table:table-cell>
          <table:table-cell office:value-type="float" office:value="5626.5" calcext:value-type="float">
            <text:p>5626.5</text:p>
          </table:table-cell>
          <table:table-cell office:value-type="float" office:value="4528.8" calcext:value-type="float">
            <text:p>4528.8</text:p>
          </table:table-cell>
          <table:table-cell office:value-type="float" office:value="86050.4" calcext:value-type="float">
            <text:p>86050.4</text:p>
          </table:table-cell>
        </table:table-row>
        <table:table-row table:style-name="ro1">
          <table:table-cell office:value-type="float" office:value="3223552" calcext:value-type="float">
            <text:p>3223552</text:p>
          </table:table-cell>
          <table:table-cell office:value-type="float" office:value="903.9" calcext:value-type="float">
            <text:p>903.9</text:p>
          </table:table-cell>
          <table:table-cell office:value-type="float" office:value="788" calcext:value-type="float">
            <text:p>788</text:p>
          </table:table-cell>
          <table:table-cell office:value-type="float" office:value="3080.4" calcext:value-type="float">
            <text:p>3080.4</text:p>
          </table:table-cell>
          <table:table-cell office:value-type="float" office:value="6727.9" calcext:value-type="float">
            <text:p>6727.9</text:p>
          </table:table-cell>
          <table:table-cell office:value-type="float" office:value="5022.3" calcext:value-type="float">
            <text:p>5022.3</text:p>
          </table:table-cell>
          <table:table-cell office:value-type="float" office:value="88185.2" calcext:value-type="float">
            <text:p>88185.2</text:p>
          </table:table-cell>
        </table:table-row>
        <table:table-row table:style-name="ro1">
          <table:table-cell office:value-type="float" office:value="4272128" calcext:value-type="float">
            <text:p>4272128</text:p>
          </table:table-cell>
          <table:table-cell office:value-type="float" office:value="935.4" calcext:value-type="float">
            <text:p>935.4</text:p>
          </table:table-cell>
          <table:table-cell office:value-type="float" office:value="860.1" calcext:value-type="float">
            <text:p>860.1</text:p>
          </table:table-cell>
          <table:table-cell office:value-type="float" office:value="11730.6" calcext:value-type="float">
            <text:p>11730.6</text:p>
          </table:table-cell>
          <table:table-cell office:value-type="float" office:value="6288.8" calcext:value-type="float">
            <text:p>6288.8</text:p>
          </table:table-cell>
          <table:table-cell office:value-type="float" office:value="5300.5" calcext:value-type="float">
            <text:p>5300.5</text:p>
          </table:table-cell>
          <table:table-cell office:value-type="float" office:value="88932.5" calcext:value-type="float">
            <text:p>88932.5</text:p>
          </table:table-cell>
        </table:table-row>
        <table:table-row table:style-name="ro1">
          <table:table-cell office:value-type="float" office:value="5320704" calcext:value-type="float">
            <text:p>5320704</text:p>
          </table:table-cell>
          <table:table-cell office:value-type="float" office:value="1039.2" calcext:value-type="float">
            <text:p>1039.2</text:p>
          </table:table-cell>
          <table:table-cell office:value-type="float" office:value="1118" calcext:value-type="float">
            <text:p>1118</text:p>
          </table:table-cell>
          <table:table-cell office:value-type="float" office:value="7571.5" calcext:value-type="float">
            <text:p>7571.5</text:p>
          </table:table-cell>
          <table:table-cell office:value-type="float" office:value="6669.2" calcext:value-type="float">
            <text:p>6669.2</text:p>
          </table:table-cell>
          <table:table-cell office:value-type="float" office:value="5718.7" calcext:value-type="float">
            <text:p>5718.7</text:p>
          </table:table-cell>
          <table:table-cell office:value-type="float" office:value="89630.7" calcext:value-type="float">
            <text:p>89630.7</text:p>
          </table:table-cell>
        </table:table-row>
        <table:table-row table:style-name="ro1">
          <table:table-cell office:value-type="float" office:value="6369280" calcext:value-type="float">
            <text:p>6369280</text:p>
          </table:table-cell>
          <table:table-cell office:value-type="float" office:value="1179.8" calcext:value-type="float">
            <text:p>1179.8</text:p>
          </table:table-cell>
          <table:table-cell office:value-type="float" office:value="1257.7" calcext:value-type="float">
            <text:p>1257.7</text:p>
          </table:table-cell>
          <table:table-cell office:value-type="float" office:value="3112" calcext:value-type="float">
            <text:p>3112</text:p>
          </table:table-cell>
          <table:table-cell office:value-type="float" office:value="6302.6" calcext:value-type="float">
            <text:p>6302.6</text:p>
          </table:table-cell>
          <table:table-cell office:value-type="float" office:value="5804.4" calcext:value-type="float">
            <text:p>5804.4</text:p>
          </table:table-cell>
          <table:table-cell office:value-type="float" office:value="89797.2" calcext:value-type="float">
            <text:p>89797.2</text:p>
          </table:table-cell>
        </table:table-row>
        <table:table-row table:style-name="ro1">
          <table:table-cell office:value-type="float" office:value="7417856" calcext:value-type="float">
            <text:p>7417856</text:p>
          </table:table-cell>
          <table:table-cell office:value-type="float" office:value="1233.6" calcext:value-type="float">
            <text:p>1233.6</text:p>
          </table:table-cell>
          <table:table-cell office:value-type="float" office:value="1077.4" calcext:value-type="float">
            <text:p>1077.4</text:p>
          </table:table-cell>
          <table:table-cell office:value-type="float" office:value="7589.7" calcext:value-type="float">
            <text:p>7589.7</text:p>
          </table:table-cell>
          <table:table-cell office:value-type="float" office:value="6207.4" calcext:value-type="float">
            <text:p>6207.4</text:p>
          </table:table-cell>
          <table:table-cell office:value-type="float" office:value="5285.7" calcext:value-type="float">
            <text:p>5285.7</text:p>
          </table:table-cell>
          <table:table-cell office:value-type="float" office:value="90201.8" calcext:value-type="float">
            <text:p>90201.8</text:p>
          </table:table-cell>
        </table:table-row>
        <table:table-row table:style-name="ro1">
          <table:table-cell office:value-type="float" office:value="8466432" calcext:value-type="float">
            <text:p>8466432</text:p>
          </table:table-cell>
          <table:table-cell office:value-type="float" office:value="1261.1" calcext:value-type="float">
            <text:p>1261.1</text:p>
          </table:table-cell>
          <table:table-cell office:value-type="float" office:value="1081.2" calcext:value-type="float">
            <text:p>1081.2</text:p>
          </table:table-cell>
          <table:table-cell office:value-type="float" office:value="3116.2" calcext:value-type="float">
            <text:p>3116.2</text:p>
          </table:table-cell>
          <table:table-cell office:value-type="float" office:value="6360.5" calcext:value-type="float">
            <text:p>6360.5</text:p>
          </table:table-cell>
          <table:table-cell office:value-type="float" office:value="5296.9" calcext:value-type="float">
            <text:p>5296.9</text:p>
          </table:table-cell>
          <table:table-cell office:value-type="float" office:value="90488" calcext:value-type="float">
            <text:p>90488</text:p>
          </table:table-cell>
        </table:table-row>
        <table:table-row table:style-name="ro1">
          <table:table-cell office:value-type="float" office:value="9515008" calcext:value-type="float">
            <text:p>9515008</text:p>
          </table:table-cell>
          <table:table-cell office:value-type="float" office:value="1270" calcext:value-type="float">
            <text:p>1270</text:p>
          </table:table-cell>
          <table:table-cell office:value-type="float" office:value="1402.2" calcext:value-type="float">
            <text:p>1402.2</text:p>
          </table:table-cell>
          <table:table-cell office:value-type="float" office:value="7615.5" calcext:value-type="float">
            <text:p>7615.5</text:p>
          </table:table-cell>
          <table:table-cell office:value-type="float" office:value="6280.1" calcext:value-type="float">
            <text:p>6280.1</text:p>
          </table:table-cell>
          <table:table-cell office:value-type="float" office:value="5990.2" calcext:value-type="float">
            <text:p>5990.2</text:p>
          </table:table-cell>
          <table:table-cell office:value-type="float" office:value="90449.6" calcext:value-type="float">
            <text:p>90449.6</text:p>
          </table:table-cell>
        </table:table-row>
        <table:table-row table:style-name="ro1">
          <table:table-cell office:value-type="float" office:value="10563584" calcext:value-type="float">
            <text:p>10563584</text:p>
          </table:table-cell>
          <table:table-cell office:value-type="float" office:value="1294.1" calcext:value-type="float">
            <text:p>1294.1</text:p>
          </table:table-cell>
          <table:table-cell office:value-type="float" office:value="1334.4" calcext:value-type="float">
            <text:p>1334.4</text:p>
          </table:table-cell>
          <table:table-cell office:value-type="float" office:value="9987.5" calcext:value-type="float">
            <text:p>9987.5</text:p>
          </table:table-cell>
          <table:table-cell office:value-type="float" office:value="6260.8" calcext:value-type="float">
            <text:p>6260.8</text:p>
          </table:table-cell>
          <table:table-cell office:value-type="float" office:value="5964" calcext:value-type="float">
            <text:p>5964</text:p>
          </table:table-cell>
          <table:table-cell office:value-type="float" office:value="90683.4" calcext:value-type="float">
            <text:p>90683.4</text:p>
          </table:table-cell>
        </table:table-row>
        <table:table-row table:style-name="ro1">
          <table:table-cell office:value-type="float" office:value="11612160" calcext:value-type="float">
            <text:p>11612160</text:p>
          </table:table-cell>
          <table:table-cell office:value-type="float" office:value="1298.7" calcext:value-type="float">
            <text:p>1298.7</text:p>
          </table:table-cell>
          <table:table-cell office:value-type="float" office:value="1163.8" calcext:value-type="float">
            <text:p>1163.8</text:p>
          </table:table-cell>
          <table:table-cell office:value-type="float" office:value="3122.5" calcext:value-type="float">
            <text:p>3122.5</text:p>
          </table:table-cell>
          <table:table-cell office:value-type="float" office:value="6400.6" calcext:value-type="float">
            <text:p>6400.6</text:p>
          </table:table-cell>
          <table:table-cell office:value-type="float" office:value="5218.4" calcext:value-type="float">
            <text:p>5218.4</text:p>
          </table:table-cell>
          <table:table-cell office:value-type="float" office:value="90854.9" calcext:value-type="float">
            <text:p>90854.9</text:p>
          </table:table-cell>
        </table:table-row>
        <table:table-row table:style-name="ro1">
          <table:table-cell office:value-type="float" office:value="12660736" calcext:value-type="float">
            <text:p>12660736</text:p>
          </table:table-cell>
          <table:table-cell office:value-type="float" office:value="1302.6" calcext:value-type="float">
            <text:p>1302.6</text:p>
          </table:table-cell>
          <table:table-cell office:value-type="float" office:value="1363.3" calcext:value-type="float">
            <text:p>1363.3</text:p>
          </table:table-cell>
          <table:table-cell office:value-type="float" office:value="3120.7" calcext:value-type="float">
            <text:p>3120.7</text:p>
          </table:table-cell>
          <table:table-cell office:value-type="float" office:value="6215.6" calcext:value-type="float">
            <text:p>6215.6</text:p>
          </table:table-cell>
          <table:table-cell office:value-type="float" office:value="5495.6" calcext:value-type="float">
            <text:p>5495.6</text:p>
          </table:table-cell>
          <table:table-cell office:value-type="float" office:value="90772.9" calcext:value-type="float">
            <text:p>90772.9</text:p>
          </table:table-cell>
        </table:table-row>
        <table:table-row table:style-name="ro1">
          <table:table-cell office:value-type="float" office:value="13709312" calcext:value-type="float">
            <text:p>13709312</text:p>
          </table:table-cell>
          <table:table-cell office:value-type="float" office:value="1315" calcext:value-type="float">
            <text:p>1315</text:p>
          </table:table-cell>
          <table:table-cell office:value-type="float" office:value="1264.4" calcext:value-type="float">
            <text:p>1264.4</text:p>
          </table:table-cell>
          <table:table-cell office:value-type="float" office:value="4679.1" calcext:value-type="float">
            <text:p>4679.1</text:p>
          </table:table-cell>
          <table:table-cell office:value-type="float" office:value="6322.3" calcext:value-type="float">
            <text:p>6322.3</text:p>
          </table:table-cell>
          <table:table-cell office:value-type="float" office:value="6157.4" calcext:value-type="float">
            <text:p>6157.4</text:p>
          </table:table-cell>
          <table:table-cell office:value-type="float" office:value="91023.3" calcext:value-type="float">
            <text:p>91023.3</text:p>
          </table:table-cell>
        </table:table-row>
        <table:table-row table:style-name="ro1">
          <table:table-cell office:value-type="float" office:value="14757888" calcext:value-type="float">
            <text:p>14757888</text:p>
          </table:table-cell>
          <table:table-cell office:value-type="float" office:value="1316.7" calcext:value-type="float">
            <text:p>1316.7</text:p>
          </table:table-cell>
          <table:table-cell office:value-type="float" office:value="1222.9" calcext:value-type="float">
            <text:p>1222.9</text:p>
          </table:table-cell>
          <table:table-cell office:value-type="float" office:value="7623.5" calcext:value-type="float">
            <text:p>7623.5</text:p>
          </table:table-cell>
          <table:table-cell office:value-type="float" office:value="6293.2" calcext:value-type="float">
            <text:p>6293.2</text:p>
          </table:table-cell>
          <table:table-cell office:value-type="float" office:value="6150.6" calcext:value-type="float">
            <text:p>6150.6</text:p>
          </table:table-cell>
          <table:table-cell office:value-type="float" office:value="91013.4" calcext:value-type="float">
            <text:p>91013.4</text:p>
          </table:table-cell>
        </table:table-row>
        <table:table-row table:style-name="ro1">
          <table:table-cell office:value-type="float" office:value="15806464" calcext:value-type="float">
            <text:p>15806464</text:p>
          </table:table-cell>
          <table:table-cell office:value-type="float" office:value="1323" calcext:value-type="float">
            <text:p>1323</text:p>
          </table:table-cell>
          <table:table-cell office:value-type="float" office:value="1271.4" calcext:value-type="float">
            <text:p>1271.4</text:p>
          </table:table-cell>
          <table:table-cell office:value-type="float" office:value="7627.8" calcext:value-type="float">
            <text:p>7627.8</text:p>
          </table:table-cell>
          <table:table-cell office:value-type="float" office:value="6204.9" calcext:value-type="float">
            <text:p>6204.9</text:p>
          </table:table-cell>
          <table:table-cell office:value-type="float" office:value="6274.8" calcext:value-type="float">
            <text:p>6274.8</text:p>
          </table:table-cell>
          <table:table-cell office:value-type="float" office:value="91066.6" calcext:value-type="float">
            <text:p>91066.6</text:p>
          </table:table-cell>
        </table:table-row>
        <table:table-row table:style-name="ro1">
          <table:table-cell office:value-type="float" office:value="16855040" calcext:value-type="float">
            <text:p>16855040</text:p>
          </table:table-cell>
          <table:table-cell office:value-type="float" office:value="1324.7" calcext:value-type="float">
            <text:p>1324.7</text:p>
          </table:table-cell>
          <table:table-cell office:value-type="float" office:value="1395.6" calcext:value-type="float">
            <text:p>1395.6</text:p>
          </table:table-cell>
          <table:table-cell office:value-type="float" office:value="7618.8" calcext:value-type="float">
            <text:p>7618.8</text:p>
          </table:table-cell>
          <table:table-cell office:value-type="float" office:value="6258.6" calcext:value-type="float">
            <text:p>6258.6</text:p>
          </table:table-cell>
          <table:table-cell office:value-type="float" office:value="6228.7" calcext:value-type="float">
            <text:p>6228.7</text:p>
          </table:table-cell>
          <table:table-cell office:value-type="float" office:value="91219" calcext:value-type="float">
            <text:p>91219</text:p>
          </table:table-cell>
        </table:table-row>
        <table:table-row table:style-name="ro1">
          <table:table-cell office:value-type="float" office:value="18952192" calcext:value-type="float">
            <text:p>18952192</text:p>
          </table:table-cell>
          <table:table-cell office:value-type="float" office:value="1361.3" calcext:value-type="float">
            <text:p>1361.3</text:p>
          </table:table-cell>
          <table:table-cell office:value-type="float" office:value="1406.1" calcext:value-type="float">
            <text:p>1406.1</text:p>
          </table:table-cell>
          <table:table-cell office:value-type="float" office:value="4672.3" calcext:value-type="float">
            <text:p>4672.3</text:p>
          </table:table-cell>
          <table:table-cell office:value-type="float" office:value="6278.4" calcext:value-type="float">
            <text:p>6278.4</text:p>
          </table:table-cell>
          <table:table-cell office:value-type="float" office:value="6360.1" calcext:value-type="float">
            <text:p>6360.1</text:p>
          </table:table-cell>
          <table:table-cell office:value-type="float" office:value="91184.6" calcext:value-type="float">
            <text:p>91184.6</text:p>
          </table:table-cell>
        </table:table-row>
        <table:table-row table:style-name="ro1">
          <table:table-cell office:value-type="float" office:value="21049344" calcext:value-type="float">
            <text:p>21049344</text:p>
          </table:table-cell>
          <table:table-cell office:value-type="float" office:value="1383.2" calcext:value-type="float">
            <text:p>1383.2</text:p>
          </table:table-cell>
          <table:table-cell office:value-type="float" office:value="1415.7" calcext:value-type="float">
            <text:p>1415.7</text:p>
          </table:table-cell>
          <table:table-cell office:value-type="float" office:value="7623.8" calcext:value-type="float">
            <text:p>7623.8</text:p>
          </table:table-cell>
          <table:table-cell office:value-type="float" office:value="6359" calcext:value-type="float">
            <text:p>6359</text:p>
          </table:table-cell>
          <table:table-cell office:value-type="float" office:value="6303.6" calcext:value-type="float">
            <text:p>6303.6</text:p>
          </table:table-cell>
          <table:table-cell office:value-type="float" office:value="91355.5" calcext:value-type="float">
            <text:p>91355.5</text:p>
          </table:table-cell>
        </table:table-row>
        <table:table-row table:style-name="ro1">
          <table:table-cell office:value-type="float" office:value="23146496" calcext:value-type="float">
            <text:p>23146496</text:p>
          </table:table-cell>
          <table:table-cell office:value-type="float" office:value="1394.3" calcext:value-type="float">
            <text:p>1394.3</text:p>
          </table:table-cell>
          <table:table-cell office:value-type="float" office:value="1419.9" calcext:value-type="float">
            <text:p>1419.9</text:p>
          </table:table-cell>
          <table:table-cell office:value-type="float" office:value="4676.6" calcext:value-type="float">
            <text:p>4676.6</text:p>
          </table:table-cell>
          <table:table-cell office:value-type="float" office:value="6379.7" calcext:value-type="float">
            <text:p>6379.7</text:p>
          </table:table-cell>
          <table:table-cell office:value-type="float" office:value="6248" calcext:value-type="float">
            <text:p>6248</text:p>
          </table:table-cell>
          <table:table-cell office:value-type="float" office:value="91352.6" calcext:value-type="float">
            <text:p>91352.6</text:p>
          </table:table-cell>
        </table:table-row>
        <table:table-row table:style-name="ro1">
          <table:table-cell office:value-type="float" office:value="25243648" calcext:value-type="float">
            <text:p>25243648</text:p>
          </table:table-cell>
          <table:table-cell office:value-type="float" office:value="1399.1" calcext:value-type="float">
            <text:p>1399.1</text:p>
          </table:table-cell>
          <table:table-cell office:value-type="float" office:value="1443.7" calcext:value-type="float">
            <text:p>1443.7</text:p>
          </table:table-cell>
          <table:table-cell office:value-type="float" office:value="3125.2" calcext:value-type="float">
            <text:p>3125.2</text:p>
          </table:table-cell>
          <table:table-cell office:value-type="float" office:value="6349.8" calcext:value-type="float">
            <text:p>6349.8</text:p>
          </table:table-cell>
          <table:table-cell office:value-type="float" office:value="6354.1" calcext:value-type="float">
            <text:p>6354.1</text:p>
          </table:table-cell>
          <table:table-cell office:value-type="float" office:value="91377.9" calcext:value-type="float">
            <text:p>91377.9</text:p>
          </table:table-cell>
        </table:table-row>
        <table:table-row table:style-name="ro1">
          <table:table-cell office:value-type="float" office:value="27340800" calcext:value-type="float">
            <text:p>27340800</text:p>
          </table:table-cell>
          <table:table-cell office:value-type="float" office:value="1398.6" calcext:value-type="float">
            <text:p>1398.6</text:p>
          </table:table-cell>
          <table:table-cell office:value-type="float" office:value="1444.6" calcext:value-type="float">
            <text:p>1444.6</text:p>
          </table:table-cell>
          <table:table-cell office:value-type="float" office:value="3125.2" calcext:value-type="float">
            <text:p>3125.2</text:p>
          </table:table-cell>
          <table:table-cell office:value-type="float" office:value="6370.2" calcext:value-type="float">
            <text:p>6370.2</text:p>
          </table:table-cell>
          <table:table-cell office:value-type="float" office:value="6247.1" calcext:value-type="float">
            <text:p>6247.1</text:p>
          </table:table-cell>
          <table:table-cell office:value-type="float" office:value="91360.8" calcext:value-type="float">
            <text:p>91360.8</text:p>
          </table:table-cell>
        </table:table-row>
        <table:table-row table:style-name="ro1">
          <table:table-cell office:value-type="float" office:value="29437952" calcext:value-type="float">
            <text:p>29437952</text:p>
          </table:table-cell>
          <table:table-cell office:value-type="float" office:value="1390.7" calcext:value-type="float">
            <text:p>1390.7</text:p>
          </table:table-cell>
          <table:table-cell office:value-type="float" office:value="1448" calcext:value-type="float">
            <text:p>1448</text:p>
          </table:table-cell>
          <table:table-cell office:value-type="float" office:value="4680.6" calcext:value-type="float">
            <text:p>4680.6</text:p>
          </table:table-cell>
          <table:table-cell office:value-type="float" office:value="6348.2" calcext:value-type="float">
            <text:p>6348.2</text:p>
          </table:table-cell>
          <table:table-cell office:value-type="float" office:value="5824.4" calcext:value-type="float">
            <text:p>5824.4</text:p>
          </table:table-cell>
          <table:table-cell office:value-type="float" office:value="91498.2" calcext:value-type="float">
            <text:p>91498.2</text:p>
          </table:table-cell>
        </table:table-row>
        <table:table-row table:style-name="ro1">
          <table:table-cell office:value-type="float" office:value="31535104" calcext:value-type="float">
            <text:p>31535104</text:p>
          </table:table-cell>
          <table:table-cell office:value-type="float" office:value="1432.7" calcext:value-type="float">
            <text:p>1432.7</text:p>
          </table:table-cell>
          <table:table-cell office:value-type="float" office:value="1450.2" calcext:value-type="float">
            <text:p>1450.2</text:p>
          </table:table-cell>
          <table:table-cell office:value-type="float" office:value="3127.3" calcext:value-type="float">
            <text:p>3127.3</text:p>
          </table:table-cell>
          <table:table-cell office:value-type="float" office:value="6349" calcext:value-type="float">
            <text:p>6349</text:p>
          </table:table-cell>
          <table:table-cell office:value-type="float" office:value="5808.2" calcext:value-type="float">
            <text:p>5808.2</text:p>
          </table:table-cell>
          <table:table-cell office:value-type="float" office:value="91441.4" calcext:value-type="float">
            <text:p>91441.4</text:p>
          </table:table-cell>
        </table:table-row>
        <table:table-row table:style-name="ro1">
          <table:table-cell office:value-type="float" office:value="33632256" calcext:value-type="float">
            <text:p>33632256</text:p>
          </table:table-cell>
          <table:table-cell office:value-type="float" office:value="1413" calcext:value-type="float">
            <text:p>1413</text:p>
          </table:table-cell>
          <table:table-cell office:value-type="float" office:value="1406.8" calcext:value-type="float">
            <text:p>1406.8</text:p>
          </table:table-cell>
          <table:table-cell office:value-type="float" office:value="4683" calcext:value-type="float">
            <text:p>4683</text:p>
          </table:table-cell>
          <table:table-cell office:value-type="float" office:value="6448.2" calcext:value-type="float">
            <text:p>6448.2</text:p>
          </table:table-cell>
          <table:table-cell office:value-type="float" office:value="5798.6" calcext:value-type="float">
            <text:p>5798.6</text:p>
          </table:table-cell>
          <table:table-cell office:value-type="float" office:value="91582.2" calcext:value-type="float">
            <text:p>91582.2</text:p>
          </table:table-cell>
        </table:table-row>
        <table:table-row table:style-name="ro1">
          <table:table-cell office:value-type="float" office:value="37826560" calcext:value-type="float">
            <text:p>37826560</text:p>
          </table:table-cell>
          <table:table-cell office:value-type="float" office:value="1421.4" calcext:value-type="float">
            <text:p>1421.4</text:p>
          </table:table-cell>
          <table:table-cell office:value-type="float" office:value="1420" calcext:value-type="float">
            <text:p>1420</text:p>
          </table:table-cell>
          <table:table-cell office:value-type="float" office:value="11906" calcext:value-type="float">
            <text:p>11906</text:p>
          </table:table-cell>
          <table:table-cell office:value-type="float" office:value="6451" calcext:value-type="float">
            <text:p>6451</text:p>
          </table:table-cell>
          <table:table-cell office:value-type="float" office:value="5810.6" calcext:value-type="float">
            <text:p>5810.6</text:p>
          </table:table-cell>
          <table:table-cell office:value-type="float" office:value="91544" calcext:value-type="float">
            <text:p>91544</text:p>
          </table:table-cell>
        </table:table-row>
        <table:table-row table:style-name="ro1">
          <table:table-cell office:value-type="float" office:value="42020864" calcext:value-type="float">
            <text:p>42020864</text:p>
          </table:table-cell>
          <table:table-cell office:value-type="float" office:value="1430.1" calcext:value-type="float">
            <text:p>1430.1</text:p>
          </table:table-cell>
          <table:table-cell office:value-type="float" office:value="1458.3" calcext:value-type="float">
            <text:p>1458.3</text:p>
          </table:table-cell>
          <table:table-cell office:value-type="float" office:value="4685" calcext:value-type="float">
            <text:p>4685</text:p>
          </table:table-cell>
          <table:table-cell office:value-type="float" office:value="6322.9" calcext:value-type="float">
            <text:p>6322.9</text:p>
          </table:table-cell>
          <table:table-cell office:value-type="float" office:value="5890.6" calcext:value-type="float">
            <text:p>5890.6</text:p>
          </table:table-cell>
          <table:table-cell office:value-type="float" office:value="91641.1" calcext:value-type="float">
            <text:p>91641.1</text:p>
          </table:table-cell>
        </table:table-row>
        <table:table-row table:style-name="ro1">
          <table:table-cell office:value-type="float" office:value="46215168" calcext:value-type="float">
            <text:p>46215168</text:p>
          </table:table-cell>
          <table:table-cell office:value-type="float" office:value="1436" calcext:value-type="float">
            <text:p>1436</text:p>
          </table:table-cell>
          <table:table-cell office:value-type="float" office:value="1433" calcext:value-type="float">
            <text:p>1433</text:p>
          </table:table-cell>
          <table:table-cell office:value-type="float" office:value="11904.5" calcext:value-type="float">
            <text:p>11904.5</text:p>
          </table:table-cell>
          <table:table-cell office:value-type="float" office:value="6465.7" calcext:value-type="float">
            <text:p>6465.7</text:p>
          </table:table-cell>
          <table:table-cell office:value-type="float" office:value="5800.5" calcext:value-type="float">
            <text:p>5800.5</text:p>
          </table:table-cell>
          <table:table-cell office:value-type="float" office:value="91569.7" calcext:value-type="float">
            <text:p>91569.7</text:p>
          </table:table-cell>
        </table:table-row>
        <table:table-row table:style-name="ro1">
          <table:table-cell office:value-type="float" office:value="50409472" calcext:value-type="float">
            <text:p>50409472</text:p>
          </table:table-cell>
          <table:table-cell office:value-type="float" office:value="1443.9" calcext:value-type="float">
            <text:p>1443.9</text:p>
          </table:table-cell>
          <table:table-cell office:value-type="float" office:value="1442.3" calcext:value-type="float">
            <text:p>1442.3</text:p>
          </table:table-cell>
          <table:table-cell office:value-type="float" office:value="11901.2" calcext:value-type="float">
            <text:p>11901.2</text:p>
          </table:table-cell>
          <table:table-cell office:value-type="float" office:value="6479.6" calcext:value-type="float">
            <text:p>6479.6</text:p>
          </table:table-cell>
          <table:table-cell office:value-type="float" office:value="5933.5" calcext:value-type="float">
            <text:p>5933.5</text:p>
          </table:table-cell>
          <table:table-cell office:value-type="float" office:value="91630.5" calcext:value-type="float">
            <text:p>91630.5</text:p>
          </table:table-cell>
        </table:table-row>
        <table:table-row table:style-name="ro1">
          <table:table-cell office:value-type="float" office:value="54603776" calcext:value-type="float">
            <text:p>54603776</text:p>
          </table:table-cell>
          <table:table-cell office:value-type="float" office:value="1447.4" calcext:value-type="float">
            <text:p>1447.4</text:p>
          </table:table-cell>
          <table:table-cell office:value-type="float" office:value="1436.7" calcext:value-type="float">
            <text:p>1436.7</text:p>
          </table:table-cell>
          <table:table-cell office:value-type="float" office:value="11906.6" calcext:value-type="float">
            <text:p>11906.6</text:p>
          </table:table-cell>
          <table:table-cell office:value-type="float" office:value="6511.8" calcext:value-type="float">
            <text:p>6511.8</text:p>
          </table:table-cell>
          <table:table-cell office:value-type="float" office:value="5887.3" calcext:value-type="float">
            <text:p>5887.3</text:p>
          </table:table-cell>
          <table:table-cell office:value-type="float" office:value="91671.1" calcext:value-type="float">
            <text:p>91671.1</text:p>
          </table:table-cell>
        </table:table-row>
        <table:table-row table:style-name="ro1">
          <table:table-cell office:value-type="float" office:value="58798080" calcext:value-type="float">
            <text:p>58798080</text:p>
          </table:table-cell>
          <table:table-cell office:value-type="float" office:value="1450.7" calcext:value-type="float">
            <text:p>1450.7</text:p>
          </table:table-cell>
          <table:table-cell office:value-type="float" office:value="1437.6" calcext:value-type="float">
            <text:p>1437.6</text:p>
          </table:table-cell>
          <table:table-cell office:value-type="float" office:value="11900.6" calcext:value-type="float">
            <text:p>11900.6</text:p>
          </table:table-cell>
          <table:table-cell office:value-type="float" office:value="6406.1" calcext:value-type="float">
            <text:p>6406.1</text:p>
          </table:table-cell>
          <table:table-cell office:value-type="float" office:value="5861.5" calcext:value-type="float">
            <text:p>5861.5</text:p>
          </table:table-cell>
          <table:table-cell office:value-type="float" office:value="91741.4" calcext:value-type="float">
            <text:p>91741.4</text:p>
          </table:table-cell>
        </table:table-row>
        <table:table-row table:style-name="ro1">
          <table:table-cell office:value-type="float" office:value="62992384" calcext:value-type="float">
            <text:p>62992384</text:p>
          </table:table-cell>
          <table:table-cell office:value-type="float" office:value="1457.5" calcext:value-type="float">
            <text:p>1457.5</text:p>
          </table:table-cell>
          <table:table-cell office:value-type="float" office:value="1441" calcext:value-type="float">
            <text:p>1441</text:p>
          </table:table-cell>
          <table:table-cell office:value-type="float" office:value="11902.6" calcext:value-type="float">
            <text:p>11902.6</text:p>
          </table:table-cell>
          <table:table-cell office:value-type="float" office:value="6394.4" calcext:value-type="float">
            <text:p>6394.4</text:p>
          </table:table-cell>
          <table:table-cell office:value-type="float" office:value="5889.3" calcext:value-type="float">
            <text:p>5889.3</text:p>
          </table:table-cell>
          <table:table-cell office:value-type="float" office:value="91747.9" calcext:value-type="float">
            <text:p>91747.9</text:p>
          </table:table-cell>
        </table:table-row>
        <table:table-row table:style-name="ro1">
          <table:table-cell office:value-type="float" office:value="67186688" calcext:value-type="float">
            <text:p>67186688</text:p>
          </table:table-cell>
          <table:table-cell office:value-type="float" office:value="1458.8" calcext:value-type="float">
            <text:p>1458.8</text:p>
          </table:table-cell>
          <table:table-cell office:value-type="float" office:value="1446.7" calcext:value-type="float">
            <text:p>1446.7</text:p>
          </table:table-cell>
          <table:table-cell office:value-type="float" office:value="11910.4" calcext:value-type="float">
            <text:p>11910.4</text:p>
          </table:table-cell>
          <table:table-cell office:value-type="float" office:value="6314.4" calcext:value-type="float">
            <text:p>6314.4</text:p>
          </table:table-cell>
          <table:table-cell office:value-type="float" office:value="5822.1" calcext:value-type="float">
            <text:p>5822.1</text:p>
          </table:table-cell>
          <table:table-cell office:value-type="float" office:value="91660.2" calcext:value-type="float">
            <text:p>9166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15:58:09.18752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15:52:30.227072920</meta:creation-date>
    <meta:editing-duration>PT7M19S</meta:editing-duration>
    <meta:editing-cycles>6</meta:editing-cycles>
    <meta:generator>LibreOffice/4.2.3.3$Linux_X86_64 LibreOffice_project/420m0$Build-3</meta:generator>
    <dc:date>2014-06-15T16:03:53.428937978</dc:date>
    <meta:document-statistic meta:table-count="2" meta:cell-count="11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24" chart:maximum="6718668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" svg:stroke-width="0.051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width="0.051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74cm" svg:height="12.626cm" xlink:href=".." xlink:type="simple" chart:class="chart:scatter" chart:style-name="ch1">
        <chart:title svg:x="7.827cm" svg:y="0.388cm" chart:style-name="ch2">
          <text:p>bandwidthTest on Jetson K1 and GTX680M, pinned</text:p>
        </chart:title>
        <chart:legend chart:legend-position="bottom" svg:x="2.35cm" svg:y="11.345cm" style:legend-expansion="wide" chart:style-name="ch3"/>
        <chart:plot-area chart:style-name="ch4" table:cell-range-address="pinned.A2:pinned.F82 pinned.B1:pinned.F1" chart:data-source-has-labels="row" svg:x="1.528cm" svg:y="1.949cm" svg:width="23.312cm" svg:height="8.163cm">
          <chartooo:coordinate-region svg:x="2.705cm" svg:y="2.148cm" svg:width="22.135cm" svg:height="7.317cm"/>
          <chart:axis chart:dimension="x" chart:name="primary-x" chart:style-name="ch5">
            <chart:title svg:x="11.923cm" svg:y="10.364cm" chart:style-name="ch6">
              <text:p>buffer size, Bytes</text:p>
            </chart:title>
          </chart:axis>
          <chart:axis chart:dimension="y" chart:name="primary-y" chart:style-name="ch7">
            <chart:title svg:x="0.451cm" svg:y="7.569cm" chart:style-name="ch8">
              <text:p>bandwidth, MBytes/s</text:p>
            </chart:title>
            <chart:grid chart:style-name="ch9" chart:class="major"/>
          </chart:axis>
          <chart:series chart:style-name="ch10" chart:values-cell-range-address="pinned.B2:pinned.B82" chart:label-cell-address="pinned.B1:pinned.B1" chart:class="chart:scatter">
            <chart:domain table:cell-range-address="pinned.A2:pinned.A82"/>
            <chart:data-point chart:repeated="81"/>
          </chart:series>
          <chart:series chart:style-name="ch11" chart:values-cell-range-address="pinned.C2:pinned.C82" chart:label-cell-address="pinned.C1:pinned.C1" chart:class="chart:scatter">
            <chart:data-point chart:repeated="81"/>
          </chart:series>
          <chart:series chart:style-name="ch12" chart:values-cell-range-address="pinned.D2:pinned.D82" chart:label-cell-address="pinned.D1:pinned.D1" chart:class="chart:scatter">
            <chart:data-point chart:repeated="81"/>
          </chart:series>
          <chart:series chart:style-name="ch13" chart:values-cell-range-address="pinned.E2:pinned.E82" chart:label-cell-address="pinned.E1:pinned.E1" chart:class="chart:scatter">
            <chart:data-point chart:repeated="81"/>
          </chart:series>
          <chart:series chart:style-name="ch14" chart:values-cell-range-address="pinned.F2:pinned.F82" chart:label-cell-address="pinned.F1:pinned.F1" chart:class="chart:scatter"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st → device, pinned (TK1)</text:p>
                <draw:g>
                  <svg:desc>pinned.B1:pinned.B1</svg:desc>
                </draw:g>
              </table:table-cell>
              <table:table-cell office:value-type="string">
                <text:p>device → host, pinned (TK1)</text:p>
                <draw:g>
                  <svg:desc>pinned.C1:pinned.C1</svg:desc>
                </draw:g>
              </table:table-cell>
              <table:table-cell office:value-type="string">
                <text:p>device → device, pinned (TK1)</text:p>
                <draw:g>
                  <svg:desc>pinned.D1:pinned.D1</svg:desc>
                </draw:g>
              </table:table-cell>
              <table:table-cell office:value-type="string">
                <text:p>host → device, pinned (GTX680M)</text:p>
                <draw:g>
                  <svg:desc>pinned.E1:pinned.E1</svg:desc>
                </draw:g>
              </table:table-cell>
              <table:table-cell office:value-type="string">
                <text:p>device → host, pinned (GTX680M)</text:p>
                <draw:g>
                  <svg:desc>pinned.F1:pinn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pinned.A2:pinned.A82</svg:desc>
                </draw:g>
              </table:table-cell>
              <table:table-cell office:value-type="float" office:value="83.9">
                <text:p>83.9</text:p>
                <draw:g>
                  <svg:desc>pinned.B2:pinned.B82</svg:desc>
                </draw:g>
              </table:table-cell>
              <table:table-cell office:value-type="float" office:value="15">
                <text:p>15</text:p>
                <draw:g>
                  <svg:desc>pinned.C2:pinned.C82</svg:desc>
                </draw:g>
              </table:table-cell>
              <table:table-cell office:value-type="float" office:value="26.2">
                <text:p>26.2</text:p>
                <draw:g>
                  <svg:desc>pinned.D2:pinned.D82</svg:desc>
                </draw:g>
              </table:table-cell>
              <table:table-cell office:value-type="float" office:value="288.6">
                <text:p>288.6</text:p>
                <draw:g>
                  <svg:desc>pinned.E2:pinned.E82</svg:desc>
                </draw:g>
              </table:table-cell>
              <table:table-cell office:value-type="float" office:value="202.9">
                <text:p>202.9</text:p>
                <draw:g>
                  <svg:desc>pinned.F2:pinned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59.5">
                <text:p>159.5</text:p>
              </table:table-cell>
              <table:table-cell office:value-type="float" office:value="29.8">
                <text:p>29.8</text:p>
              </table:table-cell>
              <table:table-cell office:value-type="float" office:value="60.8">
                <text:p>60.8</text:p>
              </table:table-cell>
              <table:table-cell office:value-type="float" office:value="574.4">
                <text:p>574.4</text:p>
              </table:table-cell>
              <table:table-cell office:value-type="float" office:value="416.1">
                <text:p>41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2">
                <text:p>3072</text:p>
              </table:table-cell>
              <table:table-cell office:value-type="float" office:value="220.3">
                <text:p>220.3</text:p>
              </table:table-cell>
              <table:table-cell office:value-type="float" office:value="46.5">
                <text:p>46.5</text:p>
              </table:table-cell>
              <table:table-cell office:value-type="float" office:value="91.9">
                <text:p>91.9</text:p>
              </table:table-cell>
              <table:table-cell office:value-type="float" office:value="826.7">
                <text:p>826.7</text:p>
              </table:table-cell>
              <table:table-cell office:value-type="float" office:value="587.4">
                <text:p>58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274.4">
                <text:p>274.4</text:p>
              </table:table-cell>
              <table:table-cell office:value-type="float" office:value="63.3">
                <text:p>63.3</text:p>
              </table:table-cell>
              <table:table-cell office:value-type="float" office:value="121.5">
                <text:p>121.5</text:p>
              </table:table-cell>
              <table:table-cell office:value-type="float" office:value="1088.9">
                <text:p>1088.9</text:p>
              </table:table-cell>
              <table:table-cell office:value-type="float" office:value="799.2">
                <text:p>79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0">
                <text:p>5120</text:p>
              </table:table-cell>
              <table:table-cell office:value-type="float" office:value="316.1">
                <text:p>316.1</text:p>
              </table:table-cell>
              <table:table-cell office:value-type="float" office:value="82.6">
                <text:p>82.6</text:p>
              </table:table-cell>
              <table:table-cell office:value-type="float" office:value="150.5">
                <text:p>150.5</text:p>
              </table:table-cell>
              <table:table-cell office:value-type="float" office:value="1327.5">
                <text:p>1327.5</text:p>
              </table:table-cell>
              <table:table-cell office:value-type="float" office:value="940.7">
                <text:p>94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44">
                <text:p>6144</text:p>
              </table:table-cell>
              <table:table-cell office:value-type="float" office:value="358.4">
                <text:p>358.4</text:p>
              </table:table-cell>
              <table:table-cell office:value-type="float" office:value="98.4">
                <text:p>98.4</text:p>
              </table:table-cell>
              <table:table-cell office:value-type="float" office:value="174">
                <text:p>174</text:p>
              </table:table-cell>
              <table:table-cell office:value-type="float" office:value="1490.5">
                <text:p>1490.5</text:p>
              </table:table-cell>
              <table:table-cell office:value-type="float" office:value="1086.3">
                <text:p>108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8">
                <text:p>7168</text:p>
              </table:table-cell>
              <table:table-cell office:value-type="float" office:value="394.6">
                <text:p>394.6</text:p>
              </table:table-cell>
              <table:table-cell office:value-type="float" office:value="113.1">
                <text:p>113.1</text:p>
              </table:table-cell>
              <table:table-cell office:value-type="float" office:value="211.7">
                <text:p>211.7</text:p>
              </table:table-cell>
              <table:table-cell office:value-type="float" office:value="1710.3">
                <text:p>1710.3</text:p>
              </table:table-cell>
              <table:table-cell office:value-type="float" office:value="1242.2">
                <text:p>124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426.1">
                <text:p>426.1</text:p>
              </table:table-cell>
              <table:table-cell office:value-type="float" office:value="129.5">
                <text:p>129.5</text:p>
              </table:table-cell>
              <table:table-cell office:value-type="float" office:value="240.7">
                <text:p>240.7</text:p>
              </table:table-cell>
              <table:table-cell office:value-type="float" office:value="1915.7">
                <text:p>1915.7</text:p>
              </table:table-cell>
              <table:table-cell office:value-type="float" office:value="1371.4">
                <text:p>137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16">
                <text:p>9216</text:p>
              </table:table-cell>
              <table:table-cell office:value-type="float" office:value="456.3">
                <text:p>456.3</text:p>
              </table:table-cell>
              <table:table-cell office:value-type="float" office:value="146.1">
                <text:p>146.1</text:p>
              </table:table-cell>
              <table:table-cell office:value-type="float" office:value="276.8">
                <text:p>276.8</text:p>
              </table:table-cell>
              <table:table-cell office:value-type="float" office:value="2029.2">
                <text:p>2029.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480">
                <text:p>480</text:p>
              </table:table-cell>
              <table:table-cell office:value-type="float" office:value="166">
                <text:p>166</text:p>
              </table:table-cell>
              <table:table-cell office:value-type="float" office:value="303.6">
                <text:p>303.6</text:p>
              </table:table-cell>
              <table:table-cell office:value-type="float" office:value="2243.4">
                <text:p>2243.4</text:p>
              </table:table-cell>
              <table:table-cell office:value-type="float" office:value="1669.3">
                <text:p>166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64">
                <text:p>11264</text:p>
              </table:table-cell>
              <table:table-cell office:value-type="float" office:value="505.2">
                <text:p>505.2</text:p>
              </table:table-cell>
              <table:table-cell office:value-type="float" office:value="182.5">
                <text:p>182.5</text:p>
              </table:table-cell>
              <table:table-cell office:value-type="float" office:value="331.2">
                <text:p>331.2</text:p>
              </table:table-cell>
              <table:table-cell office:value-type="float" office:value="2340">
                <text:p>2340</text:p>
              </table:table-cell>
              <table:table-cell office:value-type="float" office:value="1744.9">
                <text:p>174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88">
                <text:p>12288</text:p>
              </table:table-cell>
              <table:table-cell office:value-type="float" office:value="527.1">
                <text:p>527.1</text:p>
              </table:table-cell>
              <table:table-cell office:value-type="float" office:value="198.2">
                <text:p>198.2</text:p>
              </table:table-cell>
              <table:table-cell office:value-type="float" office:value="369">
                <text:p>369</text:p>
              </table:table-cell>
              <table:table-cell office:value-type="float" office:value="2506.7">
                <text:p>2506.7</text:p>
              </table:table-cell>
              <table:table-cell office:value-type="float" office:value="1867.5">
                <text:p>186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2">
                <text:p>13312</text:p>
              </table:table-cell>
              <table:table-cell office:value-type="float" office:value="544.3">
                <text:p>544.3</text:p>
              </table:table-cell>
              <table:table-cell office:value-type="float" office:value="131.1">
                <text:p>131.1</text:p>
              </table:table-cell>
              <table:table-cell office:value-type="float" office:value="394.2">
                <text:p>394.2</text:p>
              </table:table-cell>
              <table:table-cell office:value-type="float" office:value="2650">
                <text:p>2650</text:p>
              </table:table-cell>
              <table:table-cell office:value-type="float" office:value="1800.8">
                <text:p>180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36">
                <text:p>14336</text:p>
              </table:table-cell>
              <table:table-cell office:value-type="float" office:value="560.2">
                <text:p>560.2</text:p>
              </table:table-cell>
              <table:table-cell office:value-type="float" office:value="217.2">
                <text:p>217.2</text:p>
              </table:table-cell>
              <table:table-cell office:value-type="float" office:value="421.8">
                <text:p>421.8</text:p>
              </table:table-cell>
              <table:table-cell office:value-type="float" office:value="2767.2">
                <text:p>2767.2</text:p>
              </table:table-cell>
              <table:table-cell office:value-type="float" office:value="1834.4">
                <text:p>1834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60">
                <text:p>15360</text:p>
              </table:table-cell>
              <table:table-cell office:value-type="float" office:value="579.5">
                <text:p>579.5</text:p>
              </table:table-cell>
              <table:table-cell office:value-type="float" office:value="247.5">
                <text:p>247.5</text:p>
              </table:table-cell>
              <table:table-cell office:value-type="float" office:value="451.2">
                <text:p>451.2</text:p>
              </table:table-cell>
              <table:table-cell office:value-type="float" office:value="2241.8">
                <text:p>2241.8</text:p>
              </table:table-cell>
              <table:table-cell office:value-type="float" office:value="1842.6">
                <text:p>184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595.2">
                <text:p>595.2</text:p>
              </table:table-cell>
              <table:table-cell office:value-type="float" office:value="250.9">
                <text:p>250.9</text:p>
              </table:table-cell>
              <table:table-cell office:value-type="float" office:value="483.7">
                <text:p>483.7</text:p>
              </table:table-cell>
              <table:table-cell office:value-type="float" office:value="3058.1">
                <text:p>3058.1</text:p>
              </table:table-cell>
              <table:table-cell office:value-type="float" office:value="2153.3">
                <text:p>215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08">
                <text:p>17408</text:p>
              </table:table-cell>
              <table:table-cell office:value-type="float" office:value="609.7">
                <text:p>609.7</text:p>
              </table:table-cell>
              <table:table-cell office:value-type="float" office:value="290.1">
                <text:p>290.1</text:p>
              </table:table-cell>
              <table:table-cell office:value-type="float" office:value="522.1">
                <text:p>522.1</text:p>
              </table:table-cell>
              <table:table-cell office:value-type="float" office:value="3097.7">
                <text:p>3097.7</text:p>
              </table:table-cell>
              <table:table-cell office:value-type="float" office:value="2091.5">
                <text:p>209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32">
                <text:p>18432</text:p>
              </table:table-cell>
              <table:table-cell office:value-type="float" office:value="622.3">
                <text:p>622.3</text:p>
              </table:table-cell>
              <table:table-cell office:value-type="float" office:value="306.1">
                <text:p>306.1</text:p>
              </table:table-cell>
              <table:table-cell office:value-type="float" office:value="542.7">
                <text:p>542.7</text:p>
              </table:table-cell>
              <table:table-cell office:value-type="float" office:value="3218">
                <text:p>321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6">
                <text:p>19456</text:p>
              </table:table-cell>
              <table:table-cell office:value-type="float" office:value="635.1">
                <text:p>635.1</text:p>
              </table:table-cell>
              <table:table-cell office:value-type="float" office:value="317.4">
                <text:p>317.4</text:p>
              </table:table-cell>
              <table:table-cell office:value-type="float" office:value="575.5">
                <text:p>575.5</text:p>
              </table:table-cell>
              <table:table-cell office:value-type="float" office:value="3383.2">
                <text:p>3383.2</text:p>
              </table:table-cell>
              <table:table-cell office:value-type="float" office:value="2724.9">
                <text:p>272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0">
                <text:p>20480</text:p>
              </table:table-cell>
              <table:table-cell office:value-type="float" office:value="646.7">
                <text:p>646.7</text:p>
              </table:table-cell>
              <table:table-cell office:value-type="float" office:value="336.6">
                <text:p>336.6</text:p>
              </table:table-cell>
              <table:table-cell office:value-type="float" office:value="615.4">
                <text:p>615.4</text:p>
              </table:table-cell>
              <table:table-cell office:value-type="float" office:value="2897.5">
                <text:p>2897.5</text:p>
              </table:table-cell>
              <table:table-cell office:value-type="float" office:value="2752.1">
                <text:p>275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28">
                <text:p>22528</text:p>
              </table:table-cell>
              <table:table-cell office:value-type="float" office:value="668.4">
                <text:p>668.4</text:p>
              </table:table-cell>
              <table:table-cell office:value-type="float" office:value="372.6">
                <text:p>372.6</text:p>
              </table:table-cell>
              <table:table-cell office:value-type="float" office:value="687.1">
                <text:p>687.1</text:p>
              </table:table-cell>
              <table:table-cell office:value-type="float" office:value="3668.6">
                <text:p>3668.6</text:p>
              </table:table-cell>
              <table:table-cell office:value-type="float" office:value="2852.7">
                <text:p>2852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576">
                <text:p>24576</text:p>
              </table:table-cell>
              <table:table-cell office:value-type="float" office:value="686">
                <text:p>686</text:p>
              </table:table-cell>
              <table:table-cell office:value-type="float" office:value="414.9">
                <text:p>414.9</text:p>
              </table:table-cell>
              <table:table-cell office:value-type="float" office:value="759.8">
                <text:p>759.8</text:p>
              </table:table-cell>
              <table:table-cell office:value-type="float" office:value="3751.9">
                <text:p>3751.9</text:p>
              </table:table-cell>
              <table:table-cell office:value-type="float" office:value="3113.3">
                <text:p>311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624">
                <text:p>26624</text:p>
              </table:table-cell>
              <table:table-cell office:value-type="float" office:value="705.1">
                <text:p>705.1</text:p>
              </table:table-cell>
              <table:table-cell office:value-type="float" office:value="442.6">
                <text:p>442.6</text:p>
              </table:table-cell>
              <table:table-cell office:value-type="float" office:value="828.2">
                <text:p>828.2</text:p>
              </table:table-cell>
              <table:table-cell office:value-type="float" office:value="3982.8">
                <text:p>3982.8</text:p>
              </table:table-cell>
              <table:table-cell office:value-type="float" office:value="3426.8">
                <text:p>342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72">
                <text:p>28672</text:p>
              </table:table-cell>
              <table:table-cell office:value-type="float" office:value="719.3">
                <text:p>719.3</text:p>
              </table:table-cell>
              <table:table-cell office:value-type="float" office:value="499.7">
                <text:p>499.7</text:p>
              </table:table-cell>
              <table:table-cell office:value-type="float" office:value="882.1">
                <text:p>882.1</text:p>
              </table:table-cell>
              <table:table-cell office:value-type="float" office:value="4166.7">
                <text:p>4166.7</text:p>
              </table:table-cell>
              <table:table-cell office:value-type="float" office:value="3526.8">
                <text:p>3526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720">
                <text:p>30720</text:p>
              </table:table-cell>
              <table:table-cell office:value-type="float" office:value="733.3">
                <text:p>733.3</text:p>
              </table:table-cell>
              <table:table-cell office:value-type="float" office:value="533.2">
                <text:p>533.2</text:p>
              </table:table-cell>
              <table:table-cell office:value-type="float" office:value="961.4">
                <text:p>961.4</text:p>
              </table:table-cell>
              <table:table-cell office:value-type="float" office:value="4259.4">
                <text:p>4259.4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68">
                <text:p>32768</text:p>
              </table:table-cell>
              <table:table-cell office:value-type="float" office:value="743.9">
                <text:p>743.9</text:p>
              </table:table-cell>
              <table:table-cell office:value-type="float" office:value="69.7">
                <text:p>69.7</text:p>
              </table:table-cell>
              <table:table-cell office:value-type="float" office:value="1019.5">
                <text:p>1019.5</text:p>
              </table:table-cell>
              <table:table-cell office:value-type="float" office:value="4454.3">
                <text:p>4454.3</text:p>
              </table:table-cell>
              <table:table-cell office:value-type="float" office:value="3856.5">
                <text:p>385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816">
                <text:p>34816</text:p>
              </table:table-cell>
              <table:table-cell office:value-type="float" office:value="754.9">
                <text:p>754.9</text:p>
              </table:table-cell>
              <table:table-cell office:value-type="float" office:value="564.4">
                <text:p>564.4</text:p>
              </table:table-cell>
              <table:table-cell office:value-type="float" office:value="1096.6">
                <text:p>1096.6</text:p>
              </table:table-cell>
              <table:table-cell office:value-type="float" office:value="4554.2">
                <text:p>4554.2</text:p>
              </table:table-cell>
              <table:table-cell office:value-type="float" office:value="3518.2">
                <text:p>3518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864">
                <text:p>36864</text:p>
              </table:table-cell>
              <table:table-cell office:value-type="float" office:value="767.6">
                <text:p>767.6</text:p>
              </table:table-cell>
              <table:table-cell office:value-type="float" office:value="221.9">
                <text:p>221.9</text:p>
              </table:table-cell>
              <table:table-cell office:value-type="float" office:value="1136.5">
                <text:p>1136.5</text:p>
              </table:table-cell>
              <table:table-cell office:value-type="float" office:value="4713">
                <text:p>4713</text:p>
              </table:table-cell>
              <table:table-cell office:value-type="float" office:value="3959.9">
                <text:p>395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912">
                <text:p>38912</text:p>
              </table:table-cell>
              <table:table-cell office:value-type="float" office:value="777.5">
                <text:p>777.5</text:p>
              </table:table-cell>
              <table:table-cell office:value-type="float" office:value="651.9">
                <text:p>651.9</text:p>
              </table:table-cell>
              <table:table-cell office:value-type="float" office:value="1224.2">
                <text:p>1224.2</text:p>
              </table:table-cell>
              <table:table-cell office:value-type="float" office:value="4845">
                <text:p>4845</text:p>
              </table:table-cell>
              <table:table-cell office:value-type="float" office:value="4224.5">
                <text:p>422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60">
                <text:p>40960</text:p>
              </table:table-cell>
              <table:table-cell office:value-type="float" office:value="783.4">
                <text:p>783.4</text:p>
              </table:table-cell>
              <table:table-cell office:value-type="float" office:value="697">
                <text:p>697</text:p>
              </table:table-cell>
              <table:table-cell office:value-type="float" office:value="1228.2">
                <text:p>1228.2</text:p>
              </table:table-cell>
              <table:table-cell office:value-type="float" office:value="4974.1">
                <text:p>4974.1</text:p>
              </table:table-cell>
              <table:table-cell office:value-type="float" office:value="4165.3">
                <text:p>416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08">
                <text:p>43008</text:p>
              </table:table-cell>
              <table:table-cell office:value-type="float" office:value="793.8">
                <text:p>793.8</text:p>
              </table:table-cell>
              <table:table-cell office:value-type="float" office:value="725.6">
                <text:p>725.6</text:p>
              </table:table-cell>
              <table:table-cell office:value-type="float" office:value="1334.6">
                <text:p>1334.6</text:p>
              </table:table-cell>
              <table:table-cell office:value-type="float" office:value="5119">
                <text:p>5119</text:p>
              </table:table-cell>
              <table:table-cell office:value-type="float" office:value="4119.6">
                <text:p>411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056">
                <text:p>45056</text:p>
              </table:table-cell>
              <table:table-cell office:value-type="float" office:value="801">
                <text:p>801</text:p>
              </table:table-cell>
              <table:table-cell office:value-type="float" office:value="747.3">
                <text:p>747.3</text:p>
              </table:table-cell>
              <table:table-cell office:value-type="float" office:value="1401.5">
                <text:p>1401.5</text:p>
              </table:table-cell>
              <table:table-cell office:value-type="float" office:value="5175">
                <text:p>5175</text:p>
              </table:table-cell>
              <table:table-cell office:value-type="float" office:value="4259.6">
                <text:p>42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104">
                <text:p>47104</text:p>
              </table:table-cell>
              <table:table-cell office:value-type="float" office:value="806.9">
                <text:p>806.9</text:p>
              </table:table-cell>
              <table:table-cell office:value-type="float" office:value="807.8">
                <text:p>807.8</text:p>
              </table:table-cell>
              <table:table-cell office:value-type="float" office:value="1455.3">
                <text:p>1455.3</text:p>
              </table:table-cell>
              <table:table-cell office:value-type="float" office:value="5308.3">
                <text:p>5308.3</text:p>
              </table:table-cell>
              <table:table-cell office:value-type="float" office:value="4750.5">
                <text:p>475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152">
                <text:p>49152</text:p>
              </table:table-cell>
              <table:table-cell office:value-type="float" office:value="814.6">
                <text:p>814.6</text:p>
              </table:table-cell>
              <table:table-cell office:value-type="float" office:value="759.4">
                <text:p>759.4</text:p>
              </table:table-cell>
              <table:table-cell office:value-type="float" office:value="1618.2">
                <text:p>1618.2</text:p>
              </table:table-cell>
              <table:table-cell office:value-type="float" office:value="5324.8">
                <text:p>5324.8</text:p>
              </table:table-cell>
              <table:table-cell office:value-type="float" office:value="4843.4">
                <text:p>484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200">
                <text:p>51200</text:p>
              </table:table-cell>
              <table:table-cell office:value-type="float" office:value="820.9">
                <text:p>820.9</text:p>
              </table:table-cell>
              <table:table-cell office:value-type="float" office:value="782.8">
                <text:p>782.8</text:p>
              </table:table-cell>
              <table:table-cell office:value-type="float" office:value="1639.8">
                <text:p>1639.8</text:p>
              </table:table-cell>
              <table:table-cell office:value-type="float" office:value="5463.3">
                <text:p>5463.3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440">
                <text:p>61440</text:p>
              </table:table-cell>
              <table:table-cell office:value-type="float" office:value="844.9">
                <text:p>844.9</text:p>
              </table:table-cell>
              <table:table-cell office:value-type="float" office:value="809.7">
                <text:p>809.7</text:p>
              </table:table-cell>
              <table:table-cell office:value-type="float" office:value="1976.1">
                <text:p>1976.1</text:p>
              </table:table-cell>
              <table:table-cell office:value-type="float" office:value="5950.5">
                <text:p>5950.5</text:p>
              </table:table-cell>
              <table:table-cell office:value-type="float" office:value="5367.9">
                <text:p>536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680">
                <text:p>71680</text:p>
              </table:table-cell>
              <table:table-cell office:value-type="float" office:value="863.5">
                <text:p>863.5</text:p>
              </table:table-cell>
              <table:table-cell office:value-type="float" office:value="819.6">
                <text:p>819.6</text:p>
              </table:table-cell>
              <table:table-cell office:value-type="float" office:value="2111.3">
                <text:p>2111.3</text:p>
              </table:table-cell>
              <table:table-cell office:value-type="float" office:value="6246.4">
                <text:p>6246.4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920">
                <text:p>81920</text:p>
              </table:table-cell>
              <table:table-cell office:value-type="float" office:value="878.5">
                <text:p>878.5</text:p>
              </table:table-cell>
              <table:table-cell office:value-type="float" office:value="843">
                <text:p>843</text:p>
              </table:table-cell>
              <table:table-cell office:value-type="float" office:value="2587.3">
                <text:p>2587.3</text:p>
              </table:table-cell>
              <table:table-cell office:value-type="float" office:value="6619">
                <text:p>6619</text:p>
              </table:table-cell>
              <table:table-cell office:value-type="float" office:value="6192.7">
                <text:p>6192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160">
                <text:p>92160</text:p>
              </table:table-cell>
              <table:table-cell office:value-type="float" office:value="890.6">
                <text:p>890.6</text:p>
              </table:table-cell>
              <table:table-cell office:value-type="float" office:value="858.4">
                <text:p>858.4</text:p>
              </table:table-cell>
              <table:table-cell office:value-type="float" office:value="2957.3">
                <text:p>2957.3</text:p>
              </table:table-cell>
              <table:table-cell office:value-type="float" office:value="6937.6">
                <text:p>6937.6</text:p>
              </table:table-cell>
              <table:table-cell office:value-type="float" office:value="6099.5">
                <text:p>609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400">
                <text:p>102400</text:p>
              </table:table-cell>
              <table:table-cell office:value-type="float" office:value="901.6">
                <text:p>901.6</text:p>
              </table:table-cell>
              <table:table-cell office:value-type="float" office:value="869.1">
                <text:p>869.1</text:p>
              </table:table-cell>
              <table:table-cell office:value-type="float" office:value="3359.9">
                <text:p>3359.9</text:p>
              </table:table-cell>
              <table:table-cell office:value-type="float" office:value="7046.2">
                <text:p>7046.2</text:p>
              </table:table-cell>
              <table:table-cell office:value-type="float" office:value="6736.4">
                <text:p>6736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800">
                <text:p>204800</text:p>
              </table:table-cell>
              <table:table-cell office:value-type="float" office:value="948">
                <text:p>948</text:p>
              </table:table-cell>
              <table:table-cell office:value-type="float" office:value="929.7">
                <text:p>929.7</text:p>
              </table:table-cell>
              <table:table-cell office:value-type="float" office:value="4947.4">
                <text:p>4947.4</text:p>
              </table:table-cell>
              <table:table-cell office:value-type="float" office:value="8572.2">
                <text:p>8572.2</text:p>
              </table:table-cell>
              <table:table-cell office:value-type="float" office:value="8383.6">
                <text:p>838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7200">
                <text:p>307200</text:p>
              </table:table-cell>
              <table:table-cell office:value-type="float" office:value="964.7">
                <text:p>964.7</text:p>
              </table:table-cell>
              <table:table-cell office:value-type="float" office:value="951.7">
                <text:p>951.7</text:p>
              </table:table-cell>
              <table:table-cell office:value-type="float" office:value="5214.7">
                <text:p>5214.7</text:p>
              </table:table-cell>
              <table:table-cell office:value-type="float" office:value="8358.6">
                <text:p>8358.6</text:p>
              </table:table-cell>
              <table:table-cell office:value-type="float" office:value="8897.2">
                <text:p>889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600">
                <text:p>409600</text:p>
              </table:table-cell>
              <table:table-cell office:value-type="float" office:value="973.2">
                <text:p>973.2</text:p>
              </table:table-cell>
              <table:table-cell office:value-type="float" office:value="963.4">
                <text:p>963.4</text:p>
              </table:table-cell>
              <table:table-cell office:value-type="float" office:value="5380.9">
                <text:p>5380.9</text:p>
              </table:table-cell>
              <table:table-cell office:value-type="float" office:value="9159.5">
                <text:p>9159.5</text:p>
              </table:table-cell>
              <table:table-cell office:value-type="float" office:value="9501.4">
                <text:p>9501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000">
                <text:p>512000</text:p>
              </table:table-cell>
              <table:table-cell office:value-type="float" office:value="965.3">
                <text:p>965.3</text:p>
              </table:table-cell>
              <table:table-cell office:value-type="float" office:value="955.2">
                <text:p>955.2</text:p>
              </table:table-cell>
              <table:table-cell office:value-type="float" office:value="3403.3">
                <text:p>3403.3</text:p>
              </table:table-cell>
              <table:table-cell office:value-type="float" office:value="9593">
                <text:p>9593</text:p>
              </table:table-cell>
              <table:table-cell office:value-type="float" office:value="9757.7">
                <text:p>9757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4400">
                <text:p>614400</text:p>
              </table:table-cell>
              <table:table-cell office:value-type="float" office:value="970.6">
                <text:p>970.6</text:p>
              </table:table-cell>
              <table:table-cell office:value-type="float" office:value="957.7">
                <text:p>957.7</text:p>
              </table:table-cell>
              <table:table-cell office:value-type="float" office:value="3448.4">
                <text:p>3448.4</text:p>
              </table:table-cell>
              <table:table-cell office:value-type="float" office:value="10065">
                <text:p>10065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6800">
                <text:p>716800</text:p>
              </table:table-cell>
              <table:table-cell office:value-type="float" office:value="974.4">
                <text:p>974.4</text:p>
              </table:table-cell>
              <table:table-cell office:value-type="float" office:value="965.5">
                <text:p>965.5</text:p>
              </table:table-cell>
              <table:table-cell office:value-type="float" office:value="3480">
                <text:p>3480</text:p>
              </table:table-cell>
              <table:table-cell office:value-type="float" office:value="10201.5">
                <text:p>10201.5</text:p>
              </table:table-cell>
              <table:table-cell office:value-type="float" office:value="10096.9">
                <text:p>10096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9200">
                <text:p>819200</text:p>
              </table:table-cell>
              <table:table-cell office:value-type="float" office:value="977.4">
                <text:p>977.4</text:p>
              </table:table-cell>
              <table:table-cell office:value-type="float" office:value="970.3">
                <text:p>970.3</text:p>
              </table:table-cell>
              <table:table-cell office:value-type="float" office:value="3503.1">
                <text:p>3503.1</text:p>
              </table:table-cell>
              <table:table-cell office:value-type="float" office:value="10403.2">
                <text:p>10403.2</text:p>
              </table:table-cell>
              <table:table-cell office:value-type="float" office:value="10019.2">
                <text:p>10019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1600">
                <text:p>921600</text:p>
              </table:table-cell>
              <table:table-cell office:value-type="float" office:value="980">
                <text:p>980</text:p>
              </table:table-cell>
              <table:table-cell office:value-type="float" office:value="973.2">
                <text:p>973.2</text:p>
              </table:table-cell>
              <table:table-cell office:value-type="float" office:value="2386.7">
                <text:p>2386.7</text:p>
              </table:table-cell>
              <table:table-cell office:value-type="float" office:value="10189.5">
                <text:p>10189.5</text:p>
              </table:table-cell>
              <table:table-cell office:value-type="float" office:value="10120.9">
                <text:p>10120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4000">
                <text:p>1024000</text:p>
              </table:table-cell>
              <table:table-cell office:value-type="float" office:value="981.6">
                <text:p>981.6</text:p>
              </table:table-cell>
              <table:table-cell office:value-type="float" office:value="978">
                <text:p>978</text:p>
              </table:table-cell>
              <table:table-cell office:value-type="float" office:value="2397.1">
                <text:p>2397.1</text:p>
              </table:table-cell>
              <table:table-cell office:value-type="float" office:value="10220.8">
                <text:p>10220.8</text:p>
              </table:table-cell>
              <table:table-cell office:value-type="float" office:value="10339.8">
                <text:p>10339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6400">
                <text:p>1126400</text:p>
              </table:table-cell>
              <table:table-cell office:value-type="float" office:value="983.1">
                <text:p>983.1</text:p>
              </table:table-cell>
              <table:table-cell office:value-type="float" office:value="980.5">
                <text:p>980.5</text:p>
              </table:table-cell>
              <table:table-cell office:value-type="float" office:value="2985.2">
                <text:p>2985.2</text:p>
              </table:table-cell>
              <table:table-cell office:value-type="float" office:value="9764.5">
                <text:p>9764.5</text:p>
              </table:table-cell>
              <table:table-cell office:value-type="float" office:value="9655.1">
                <text:p>9655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4976">
                <text:p>2174976</text:p>
              </table:table-cell>
              <table:table-cell office:value-type="float" office:value="990.6">
                <text:p>990.6</text:p>
              </table:table-cell>
              <table:table-cell office:value-type="float" office:value="989.1">
                <text:p>989.1</text:p>
              </table:table-cell>
              <table:table-cell office:value-type="float" office:value="3057.4">
                <text:p>3057.4</text:p>
              </table:table-cell>
              <table:table-cell office:value-type="float" office:value="10116.4">
                <text:p>10116.4</text:p>
              </table:table-cell>
              <table:table-cell office:value-type="float" office:value="9747.3">
                <text:p>9747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3552">
                <text:p>3223552</text:p>
              </table:table-cell>
              <table:table-cell office:value-type="float" office:value="993.2">
                <text:p>993.2</text:p>
              </table:table-cell>
              <table:table-cell office:value-type="float" office:value="992.3">
                <text:p>992.3</text:p>
              </table:table-cell>
              <table:table-cell office:value-type="float" office:value="3079.7">
                <text:p>3079.7</text:p>
              </table:table-cell>
              <table:table-cell office:value-type="float" office:value="10265.9">
                <text:p>10265.9</text:p>
              </table:table-cell>
              <table:table-cell office:value-type="float" office:value="10240.6">
                <text:p>1024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72128">
                <text:p>4272128</text:p>
              </table:table-cell>
              <table:table-cell office:value-type="float" office:value="994.5">
                <text:p>994.5</text:p>
              </table:table-cell>
              <table:table-cell office:value-type="float" office:value="3464.2">
                <text:p>3464.2</text:p>
              </table:table-cell>
              <table:table-cell office:value-type="float" office:value="3099.1">
                <text:p>3099.1</text:p>
              </table:table-cell>
              <table:table-cell office:value-type="float" office:value="10216.1">
                <text:p>10216.1</text:p>
              </table:table-cell>
              <table:table-cell office:value-type="float" office:value="10229.3">
                <text:p>10229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0704">
                <text:p>5320704</text:p>
              </table:table-cell>
              <table:table-cell office:value-type="float" office:value="995.3">
                <text:p>995.3</text:p>
              </table:table-cell>
              <table:table-cell office:value-type="float" office:value="1493.5">
                <text:p>1493.5</text:p>
              </table:table-cell>
              <table:table-cell office:value-type="float" office:value="4641.2">
                <text:p>4641.2</text:p>
              </table:table-cell>
              <table:table-cell office:value-type="float" office:value="10431">
                <text:p>10431</text:p>
              </table:table-cell>
              <table:table-cell office:value-type="float" office:value="10274.8">
                <text:p>1027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69280">
                <text:p>6369280</text:p>
              </table:table-cell>
              <table:table-cell office:value-type="float" office:value="995.9">
                <text:p>995.9</text:p>
              </table:table-cell>
              <table:table-cell office:value-type="float" office:value="3485.4">
                <text:p>3485.4</text:p>
              </table:table-cell>
              <table:table-cell office:value-type="float" office:value="3110.8">
                <text:p>3110.8</text:p>
              </table:table-cell>
              <table:table-cell office:value-type="float" office:value="10298.9">
                <text:p>10298.9</text:p>
              </table:table-cell>
              <table:table-cell office:value-type="float" office:value="10335.6">
                <text:p>1033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17856">
                <text:p>7417856</text:p>
              </table:table-cell>
              <table:table-cell office:value-type="float" office:value="996.3">
                <text:p>996.3</text:p>
              </table:table-cell>
              <table:table-cell office:value-type="float" office:value="996.6">
                <text:p>996.6</text:p>
              </table:table-cell>
              <table:table-cell office:value-type="float" office:value="9960.5">
                <text:p>9960.5</text:p>
              </table:table-cell>
              <table:table-cell office:value-type="float" office:value="10287.4">
                <text:p>10287.4</text:p>
              </table:table-cell>
              <table:table-cell office:value-type="float" office:value="10224.9">
                <text:p>10224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66432">
                <text:p>8466432</text:p>
              </table:table-cell>
              <table:table-cell office:value-type="float" office:value="996.6">
                <text:p>996.6</text:p>
              </table:table-cell>
              <table:table-cell office:value-type="float" office:value="2491.7">
                <text:p>2491.7</text:p>
              </table:table-cell>
              <table:table-cell office:value-type="float" office:value="3117.9">
                <text:p>3117.9</text:p>
              </table:table-cell>
              <table:table-cell office:value-type="float" office:value="10379.1">
                <text:p>10379.1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15008">
                <text:p>9515008</text:p>
              </table:table-cell>
              <table:table-cell office:value-type="float" office:value="996.8">
                <text:p>996.8</text:p>
              </table:table-cell>
              <table:table-cell office:value-type="float" office:value="1495.4">
                <text:p>1495.4</text:p>
              </table:table-cell>
              <table:table-cell office:value-type="float" office:value="9990.5">
                <text:p>9990.5</text:p>
              </table:table-cell>
              <table:table-cell office:value-type="float" office:value="10399.8">
                <text:p>10399.8</text:p>
              </table:table-cell>
              <table:table-cell office:value-type="float" office:value="10377.9">
                <text:p>10377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63584">
                <text:p>10563584</text:p>
              </table:table-cell>
              <table:table-cell office:value-type="float" office:value="997">
                <text:p>997</text:p>
              </table:table-cell>
              <table:table-cell office:value-type="float" office:value="2492.5">
                <text:p>2492.5</text:p>
              </table:table-cell>
              <table:table-cell office:value-type="float" office:value="3119.7">
                <text:p>3119.7</text:p>
              </table:table-cell>
              <table:table-cell office:value-type="float" office:value="10404.4">
                <text:p>10404.4</text:p>
              </table:table-cell>
              <table:table-cell office:value-type="float" office:value="10332.1">
                <text:p>10332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612160">
                <text:p>11612160</text:p>
              </table:table-cell>
              <table:table-cell office:value-type="float" office:value="997.1">
                <text:p>997.1</text:p>
              </table:table-cell>
              <table:table-cell office:value-type="float" office:value="2492.8">
                <text:p>2492.8</text:p>
              </table:table-cell>
              <table:table-cell office:value-type="float" office:value="3122.1">
                <text:p>3122.1</text:p>
              </table:table-cell>
              <table:table-cell office:value-type="float" office:value="10405.4">
                <text:p>10405.4</text:p>
              </table:table-cell>
              <table:table-cell office:value-type="float" office:value="10401.3">
                <text:p>10401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60736">
                <text:p>12660736</text:p>
              </table:table-cell>
              <table:table-cell office:value-type="float" office:value="997.3">
                <text:p>997.3</text:p>
              </table:table-cell>
              <table:table-cell office:value-type="float" office:value="2493.2">
                <text:p>2493.2</text:p>
              </table:table-cell>
              <table:table-cell office:value-type="float" office:value="4672.7">
                <text:p>4672.7</text:p>
              </table:table-cell>
              <table:table-cell office:value-type="float" office:value="10357.3">
                <text:p>10357.3</text:p>
              </table:table-cell>
              <table:table-cell office:value-type="float" office:value="10311.4">
                <text:p>1031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09312">
                <text:p>13709312</text:p>
              </table:table-cell>
              <table:table-cell office:value-type="float" office:value="997.4">
                <text:p>997.4</text:p>
              </table:table-cell>
              <table:table-cell office:value-type="float" office:value="2493.5">
                <text:p>2493.5</text:p>
              </table:table-cell>
              <table:table-cell office:value-type="float" office:value="7623.7">
                <text:p>7623.7</text:p>
              </table:table-cell>
              <table:table-cell office:value-type="float" office:value="10375.8">
                <text:p>10375.8</text:p>
              </table:table-cell>
              <table:table-cell office:value-type="float" office:value="10380.5">
                <text:p>1038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57888">
                <text:p>14757888</text:p>
              </table:table-cell>
              <table:table-cell office:value-type="float" office:value="997.5">
                <text:p>997.5</text:p>
              </table:table-cell>
              <table:table-cell office:value-type="float" office:value="2493.7">
                <text:p>2493.7</text:p>
              </table:table-cell>
              <table:table-cell office:value-type="float" office:value="7624.6">
                <text:p>7624.6</text:p>
              </table:table-cell>
              <table:table-cell office:value-type="float" office:value="10423.4">
                <text:p>10423.4</text:p>
              </table:table-cell>
              <table:table-cell office:value-type="float" office:value="10311.4">
                <text:p>1031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06464">
                <text:p>15806464</text:p>
              </table:table-cell>
              <table:table-cell office:value-type="float" office:value="997.6">
                <text:p>997.6</text:p>
              </table:table-cell>
              <table:table-cell office:value-type="float" office:value="1496.5">
                <text:p>1496.5</text:p>
              </table:table-cell>
              <table:table-cell office:value-type="float" office:value="7627.1">
                <text:p>7627.1</text:p>
              </table:table-cell>
              <table:table-cell office:value-type="float" office:value="10421.5">
                <text:p>10421.5</text:p>
              </table:table-cell>
              <table:table-cell office:value-type="float" office:value="10364">
                <text:p>10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55040">
                <text:p>16855040</text:p>
              </table:table-cell>
              <table:table-cell office:value-type="float" office:value="997.6">
                <text:p>997.6</text:p>
              </table:table-cell>
              <table:table-cell office:value-type="float" office:value="997.7">
                <text:p>997.7</text:p>
              </table:table-cell>
              <table:table-cell office:value-type="float" office:value="7620.8">
                <text:p>7620.8</text:p>
              </table:table-cell>
              <table:table-cell office:value-type="float" office:value="10418.5">
                <text:p>10418.5</text:p>
              </table:table-cell>
              <table:table-cell office:value-type="float" office:value="10414.8">
                <text:p>10414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952192">
                <text:p>18952192</text:p>
              </table:table-cell>
              <table:table-cell office:value-type="float" office:value="997.8">
                <text:p>997.8</text:p>
              </table:table-cell>
              <table:table-cell office:value-type="float" office:value="997.9">
                <text:p>997.9</text:p>
              </table:table-cell>
              <table:table-cell office:value-type="float" office:value="4673.2">
                <text:p>4673.2</text:p>
              </table:table-cell>
              <table:table-cell office:value-type="float" office:value="10413.8">
                <text:p>10413.8</text:p>
              </table:table-cell>
              <table:table-cell office:value-type="float" office:value="10459.8">
                <text:p>10459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49344">
                <text:p>21049344</text:p>
              </table:table-cell>
              <table:table-cell office:value-type="float" office:value="997.8">
                <text:p>997.8</text:p>
              </table:table-cell>
              <table:table-cell office:value-type="float" office:value="997.9">
                <text:p>997.9</text:p>
              </table:table-cell>
              <table:table-cell office:value-type="float" office:value="4674.2">
                <text:p>4674.2</text:p>
              </table:table-cell>
              <table:table-cell office:value-type="float" office:value="10405.7">
                <text:p>10405.7</text:p>
              </table:table-cell>
              <table:table-cell office:value-type="float" office:value="10382">
                <text:p>10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46496">
                <text:p>23146496</text:p>
              </table:table-cell>
              <table:table-cell office:value-type="float" office:value="997.9">
                <text:p>997.9</text:p>
              </table:table-cell>
              <table:table-cell office:value-type="float" office:value="998">
                <text:p>998</text:p>
              </table:table-cell>
              <table:table-cell office:value-type="float" office:value="4678.1">
                <text:p>4678.1</text:p>
              </table:table-cell>
              <table:table-cell office:value-type="float" office:value="10413.1">
                <text:p>10413.1</text:p>
              </table:table-cell>
              <table:table-cell office:value-type="float" office:value="10425.5">
                <text:p>10425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43648">
                <text:p>25243648</text:p>
              </table:table-cell>
              <table:table-cell office:value-type="float" office:value="998">
                <text:p>998</text:p>
              </table:table-cell>
              <table:table-cell office:value-type="float" office:value="998.1">
                <text:p>998.1</text:p>
              </table:table-cell>
              <table:table-cell office:value-type="float" office:value="3125.2">
                <text:p>3125.2</text:p>
              </table:table-cell>
              <table:table-cell office:value-type="float" office:value="10372.9">
                <text:p>10372.9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40800">
                <text:p>27340800</text:p>
              </table:table-cell>
              <table:table-cell office:value-type="float" office:value="998.1">
                <text:p>998.1</text:p>
              </table:table-cell>
              <table:table-cell office:value-type="float" office:value="5467.7">
                <text:p>5467.7</text:p>
              </table:table-cell>
              <table:table-cell office:value-type="float" office:value="4680">
                <text:p>4680</text:p>
              </table:table-cell>
              <table:table-cell office:value-type="float" office:value="10461.3">
                <text:p>10461.3</text:p>
              </table:table-cell>
              <table:table-cell office:value-type="float" office:value="10320.3">
                <text:p>1032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37952">
                <text:p>29437952</text:p>
              </table:table-cell>
              <table:table-cell office:value-type="float" office:value="998.1">
                <text:p>998.1</text:p>
              </table:table-cell>
              <table:table-cell office:value-type="float" office:value="5467.5">
                <text:p>5467.5</text:p>
              </table:table-cell>
              <table:table-cell office:value-type="float" office:value="3126.5">
                <text:p>3126.5</text:p>
              </table:table-cell>
              <table:table-cell office:value-type="float" office:value="10459.9">
                <text:p>10459.9</text:p>
              </table:table-cell>
              <table:table-cell office:value-type="float" office:value="10387.8">
                <text:p>10387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35104">
                <text:p>31535104</text:p>
              </table:table-cell>
              <table:table-cell office:value-type="float" office:value="998.1">
                <text:p>998.1</text:p>
              </table:table-cell>
              <table:table-cell office:value-type="float" office:value="5467">
                <text:p>5467</text:p>
              </table:table-cell>
              <table:table-cell office:value-type="float" office:value="11893.4">
                <text:p>11893.4</text:p>
              </table:table-cell>
              <table:table-cell office:value-type="float" office:value="10414.8">
                <text:p>10414.8</text:p>
              </table:table-cell>
              <table:table-cell office:value-type="float" office:value="10426.6">
                <text:p>10426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32256">
                <text:p>33632256</text:p>
              </table:table-cell>
              <table:table-cell office:value-type="float" office:value="998.2">
                <text:p>998.2</text:p>
              </table:table-cell>
              <table:table-cell office:value-type="float" office:value="5467.5">
                <text:p>5467.5</text:p>
              </table:table-cell>
              <table:table-cell office:value-type="float" office:value="11904.4">
                <text:p>11904.4</text:p>
              </table:table-cell>
              <table:table-cell office:value-type="float" office:value="10423.3">
                <text:p>10423.3</text:p>
              </table:table-cell>
              <table:table-cell office:value-type="float" office:value="10435.5">
                <text:p>1043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26560">
                <text:p>37826560</text:p>
              </table:table-cell>
              <table:table-cell office:value-type="float" office:value="998.2">
                <text:p>998.2</text:p>
              </table:table-cell>
              <table:table-cell office:value-type="float" office:value="5468">
                <text:p>5468</text:p>
              </table:table-cell>
              <table:table-cell office:value-type="float" office:value="4683.1">
                <text:p>4683.1</text:p>
              </table:table-cell>
              <table:table-cell office:value-type="float" office:value="10438.4">
                <text:p>10438.4</text:p>
              </table:table-cell>
              <table:table-cell office:value-type="float" office:value="10426">
                <text:p>104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20864">
                <text:p>42020864</text:p>
              </table:table-cell>
              <table:table-cell office:value-type="float" office:value="998.3">
                <text:p>998.3</text:p>
              </table:table-cell>
              <table:table-cell office:value-type="float" office:value="5468.6">
                <text:p>5468.6</text:p>
              </table:table-cell>
              <table:table-cell office:value-type="float" office:value="11909.8">
                <text:p>11909.8</text:p>
              </table:table-cell>
              <table:table-cell office:value-type="float" office:value="10407.1">
                <text:p>10407.1</text:p>
              </table:table-cell>
              <table:table-cell office:value-type="float" office:value="10447.8">
                <text:p>10447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215168">
                <text:p>46215168</text:p>
              </table:table-cell>
              <table:table-cell office:value-type="float" office:value="998.3">
                <text:p>998.3</text:p>
              </table:table-cell>
              <table:table-cell office:value-type="float" office:value="5468.1">
                <text:p>5468.1</text:p>
              </table:table-cell>
              <table:table-cell office:value-type="float" office:value="11916.5">
                <text:p>11916.5</text:p>
              </table:table-cell>
              <table:table-cell office:value-type="float" office:value="10451.3">
                <text:p>10451.3</text:p>
              </table:table-cell>
              <table:table-cell office:value-type="float" office:value="10487.9">
                <text:p>10487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409472">
                <text:p>50409472</text:p>
              </table:table-cell>
              <table:table-cell office:value-type="float" office:value="998.3">
                <text:p>998.3</text:p>
              </table:table-cell>
              <table:table-cell office:value-type="float" office:value="5469.8">
                <text:p>5469.8</text:p>
              </table:table-cell>
              <table:table-cell office:value-type="float" office:value="11910.1">
                <text:p>11910.1</text:p>
              </table:table-cell>
              <table:table-cell office:value-type="float" office:value="10446.7">
                <text:p>10446.7</text:p>
              </table:table-cell>
              <table:table-cell office:value-type="float" office:value="10386.3">
                <text:p>10386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603776">
                <text:p>54603776</text:p>
              </table:table-cell>
              <table:table-cell office:value-type="float" office:value="998.4">
                <text:p>998.4</text:p>
              </table:table-cell>
              <table:table-cell office:value-type="float" office:value="5469.1">
                <text:p>5469.1</text:p>
              </table:table-cell>
              <table:table-cell office:value-type="float" office:value="11921.9">
                <text:p>11921.9</text:p>
              </table:table-cell>
              <table:table-cell office:value-type="float" office:value="10443.8">
                <text:p>10443.8</text:p>
              </table:table-cell>
              <table:table-cell office:value-type="float" office:value="10465.3">
                <text:p>10465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798080">
                <text:p>58798080</text:p>
              </table:table-cell>
              <table:table-cell office:value-type="float" office:value="998.4">
                <text:p>998.4</text:p>
              </table:table-cell>
              <table:table-cell office:value-type="float" office:value="5469.2">
                <text:p>5469.2</text:p>
              </table:table-cell>
              <table:table-cell office:value-type="float" office:value="11916.5">
                <text:p>11916.5</text:p>
              </table:table-cell>
              <table:table-cell office:value-type="float" office:value="10441.6">
                <text:p>10441.6</text:p>
              </table:table-cell>
              <table:table-cell office:value-type="float" office:value="10477.2">
                <text:p>10477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992384">
                <text:p>62992384</text:p>
              </table:table-cell>
              <table:table-cell office:value-type="float" office:value="998.4">
                <text:p>998.4</text:p>
              </table:table-cell>
              <table:table-cell office:value-type="float" office:value="5469.7">
                <text:p>5469.7</text:p>
              </table:table-cell>
              <table:table-cell office:value-type="float" office:value="11912.5">
                <text:p>11912.5</text:p>
              </table:table-cell>
              <table:table-cell office:value-type="float" office:value="10433.8">
                <text:p>10433.8</text:p>
              </table:table-cell>
              <table:table-cell office:value-type="float" office:value="10444.3">
                <text:p>10444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186688">
                <text:p>67186688</text:p>
              </table:table-cell>
              <table:table-cell office:value-type="float" office:value="998.4">
                <text:p>998.4</text:p>
              </table:table-cell>
              <table:table-cell office:value-type="float" office:value="5470">
                <text:p>5470</text:p>
              </table:table-cell>
              <table:table-cell office:value-type="float" office:value="11915.5">
                <text:p>11915.5</text:p>
              </table:table-cell>
              <table:table-cell office:value-type="float" office:value="10449.6">
                <text:p>10449.6</text:p>
              </table:table-cell>
              <table:table-cell office:value-type="float" office:value="10397.4">
                <text:p>10397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24" chart:maximum="6718668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" svg:stroke-width="0.051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width="0.051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74cm" svg:height="12.626cm" xlink:href=".." xlink:type="simple" chart:class="chart:scatter" chart:style-name="ch1">
        <chart:title svg:x="7.589cm" svg:y="0.388cm" chart:style-name="ch2">
          <text:p>bandwidthTest on Jetson K1 and GTX680M, pageable</text:p>
        </chart:title>
        <chart:legend chart:legend-position="bottom" svg:x="1.794cm" svg:y="11.345cm" style:legend-expansion="wide" chart:style-name="ch3"/>
        <chart:plot-area chart:style-name="ch4" table:cell-range-address="pageable.A1:pageable.F82" chart:data-source-has-labels="row" svg:x="1.528cm" svg:y="1.949cm" svg:width="23.312cm" svg:height="8.163cm">
          <chartooo:coordinate-region svg:x="2.705cm" svg:y="2.148cm" svg:width="22.135cm" svg:height="7.317cm"/>
          <chart:axis chart:dimension="x" chart:name="primary-x" chart:style-name="ch5">
            <chart:title svg:x="11.923cm" svg:y="10.364cm" chart:style-name="ch6">
              <text:p>buffer size, Bytes</text:p>
            </chart:title>
          </chart:axis>
          <chart:axis chart:dimension="y" chart:name="primary-y" chart:style-name="ch7">
            <chart:title svg:x="0.451cm" svg:y="7.569cm" chart:style-name="ch8">
              <text:p>bandwidth, MBytes/s</text:p>
            </chart:title>
            <chart:grid chart:style-name="ch9" chart:class="major"/>
          </chart:axis>
          <chart:series chart:style-name="ch10" chart:values-cell-range-address="pageable.B2:pageable.B82" chart:label-cell-address="pageable.B1:pageable.B1" chart:class="chart:scatter">
            <chart:domain table:cell-range-address="pageable.A2:pageable.A82"/>
            <chart:data-point chart:repeated="81"/>
          </chart:series>
          <chart:series chart:style-name="ch11" chart:values-cell-range-address="pageable.C2:pageable.C82" chart:label-cell-address="pageable.C1:pageable.C1" chart:class="chart:scatter">
            <chart:data-point chart:repeated="81"/>
          </chart:series>
          <chart:series chart:style-name="ch12" chart:values-cell-range-address="pageable.D2:pageable.D82" chart:label-cell-address="pageable.D1:pageable.D1" chart:class="chart:scatter">
            <chart:data-point chart:repeated="81"/>
          </chart:series>
          <chart:series chart:style-name="ch13" chart:values-cell-range-address="pageable.E2:pageable.E82" chart:label-cell-address="pageable.E1:pageable.E1" chart:class="chart:scatter">
            <chart:data-point chart:repeated="81"/>
          </chart:series>
          <chart:series chart:style-name="ch14" chart:values-cell-range-address="pageable.F2:pageable.F82" chart:label-cell-address="pageable.F1:pageable.F1" chart:class="chart:scatter"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st → device, pageable (TK1)</text:p>
                <draw:g>
                  <svg:desc>pageable.B1:pageable.B1</svg:desc>
                </draw:g>
              </table:table-cell>
              <table:table-cell office:value-type="string">
                <text:p>device → host, pageable (TK1)</text:p>
                <draw:g>
                  <svg:desc>pageable.C1:pageable.C1</svg:desc>
                </draw:g>
              </table:table-cell>
              <table:table-cell office:value-type="string">
                <text:p>device → device, pageable (TK1)</text:p>
                <draw:g>
                  <svg:desc>pageable.D1:pageable.D1</svg:desc>
                </draw:g>
              </table:table-cell>
              <table:table-cell office:value-type="string">
                <text:p>host → device, pageable (GTX680M)</text:p>
                <draw:g>
                  <svg:desc>pageable.E1:pageable.E1</svg:desc>
                </draw:g>
              </table:table-cell>
              <table:table-cell office:value-type="string">
                <text:p>device → host, pageable (GTX680M)</text:p>
                <draw:g>
                  <svg:desc>pageable.F1:pageabl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pageable.A2:pageable.A82</svg:desc>
                </draw:g>
              </table:table-cell>
              <table:table-cell office:value-type="float" office:value="4.8">
                <text:p>4.8</text:p>
                <draw:g>
                  <svg:desc>pageable.B2:pageable.B82</svg:desc>
                </draw:g>
              </table:table-cell>
              <table:table-cell office:value-type="float" office:value="10.4">
                <text:p>10.4</text:p>
                <draw:g>
                  <svg:desc>pageable.C2:pageable.C82</svg:desc>
                </draw:g>
              </table:table-cell>
              <table:table-cell office:value-type="float" office:value="29.9">
                <text:p>29.9</text:p>
                <draw:g>
                  <svg:desc>pageable.D2:pageable.D82</svg:desc>
                </draw:g>
              </table:table-cell>
              <table:table-cell office:value-type="float" office:value="32.3">
                <text:p>32.3</text:p>
                <draw:g>
                  <svg:desc>pageable.E2:pageable.E82</svg:desc>
                </draw:g>
              </table:table-cell>
              <table:table-cell office:value-type="float" office:value="30.6">
                <text:p>30.6</text:p>
                <draw:g>
                  <svg:desc>pageable.F2:pageable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3.7">
                <text:p>13.7</text:p>
              </table:table-cell>
              <table:table-cell office:value-type="float" office:value="21.6">
                <text:p>21.6</text:p>
              </table:table-cell>
              <table:table-cell office:value-type="float" office:value="62.7">
                <text:p>62.7</text:p>
              </table:table-cell>
              <table:table-cell office:value-type="float" office:value="67.3">
                <text:p>67.3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2">
                <text:p>3072</text:p>
              </table:table-cell>
              <table:table-cell office:value-type="float" office:value="20.4">
                <text:p>20.4</text:p>
              </table:table-cell>
              <table:table-cell office:value-type="float" office:value="33.2">
                <text:p>33.2</text:p>
              </table:table-cell>
              <table:table-cell office:value-type="float" office:value="82.4">
                <text:p>82.4</text:p>
              </table:table-cell>
              <table:table-cell office:value-type="float" office:value="94.9">
                <text:p>94.9</text:p>
              </table:table-cell>
              <table:table-cell office:value-type="float" office:value="260.9">
                <text:p>26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26.5">
                <text:p>26.5</text:p>
              </table:table-cell>
              <table:table-cell office:value-type="float" office:value="44.2">
                <text:p>44.2</text:p>
              </table:table-cell>
              <table:table-cell office:value-type="float" office:value="120.5">
                <text:p>120.5</text:p>
              </table:table-cell>
              <table:table-cell office:value-type="float" office:value="116.6">
                <text:p>116.6</text:p>
              </table:table-cell>
              <table:table-cell office:value-type="float" office:value="347.8">
                <text:p>34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0">
                <text:p>5120</text:p>
              </table:table-cell>
              <table:table-cell office:value-type="float" office:value="33">
                <text:p>33</text:p>
              </table:table-cell>
              <table:table-cell office:value-type="float" office:value="51.5">
                <text:p>51.5</text:p>
              </table:table-cell>
              <table:table-cell office:value-type="float" office:value="159.8">
                <text:p>159.8</text:p>
              </table:table-cell>
              <table:table-cell office:value-type="float" office:value="157.2">
                <text:p>157.2</text:p>
              </table:table-cell>
              <table:table-cell office:value-type="float" office:value="416.7">
                <text:p>41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44">
                <text:p>6144</text:p>
              </table:table-cell>
              <table:table-cell office:value-type="float" office:value="38.5">
                <text:p>38.5</text:p>
              </table:table-cell>
              <table:table-cell office:value-type="float" office:value="64.4">
                <text:p>64.4</text:p>
              </table:table-cell>
              <table:table-cell office:value-type="float" office:value="180.5">
                <text:p>180.5</text:p>
              </table:table-cell>
              <table:table-cell office:value-type="float" office:value="199.3">
                <text:p>199.3</text:p>
              </table:table-cell>
              <table:table-cell office:value-type="float" office:value="402.7">
                <text:p>40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8">
                <text:p>7168</text:p>
              </table:table-cell>
              <table:table-cell office:value-type="float" office:value="44.5">
                <text:p>44.5</text:p>
              </table:table-cell>
              <table:table-cell office:value-type="float" office:value="74.6">
                <text:p>74.6</text:p>
              </table:table-cell>
              <table:table-cell office:value-type="float" office:value="219.9">
                <text:p>219.9</text:p>
              </table:table-cell>
              <table:table-cell office:value-type="float" office:value="216">
                <text:p>21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49.4">
                <text:p>49.4</text:p>
              </table:table-cell>
              <table:table-cell office:value-type="float" office:value="83.4">
                <text:p>83.4</text:p>
              </table:table-cell>
              <table:table-cell office:value-type="float" office:value="33.5">
                <text:p>33.5</text:p>
              </table:table-cell>
              <table:table-cell office:value-type="float" office:value="247.7">
                <text:p>247.7</text:p>
              </table:table-cell>
              <table:table-cell office:value-type="float" office:value="634.9">
                <text:p>63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16">
                <text:p>9216</text:p>
              </table:table-cell>
              <table:table-cell office:value-type="float" office:value="54.1">
                <text:p>54.1</text:p>
              </table:table-cell>
              <table:table-cell office:value-type="float" office:value="86.5">
                <text:p>86.5</text:p>
              </table:table-cell>
              <table:table-cell office:value-type="float" office:value="33.9">
                <text:p>33.9</text:p>
              </table:table-cell>
              <table:table-cell office:value-type="float" office:value="286.6">
                <text:p>286.6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60.5">
                <text:p>60.5</text:p>
              </table:table-cell>
              <table:table-cell office:value-type="float" office:value="102.5">
                <text:p>102.5</text:p>
              </table:table-cell>
              <table:table-cell office:value-type="float" office:value="313.2">
                <text:p>313.2</text:p>
              </table:table-cell>
              <table:table-cell office:value-type="float" office:value="324.7">
                <text:p>324.7</text:p>
              </table:table-cell>
              <table:table-cell office:value-type="float" office:value="751.9">
                <text:p>75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64">
                <text:p>11264</text:p>
              </table:table-cell>
              <table:table-cell office:value-type="float" office:value="64.7">
                <text:p>64.7</text:p>
              </table:table-cell>
              <table:table-cell office:value-type="float" office:value="111.3">
                <text:p>111.3</text:p>
              </table:table-cell>
              <table:table-cell office:value-type="float" office:value="350.2">
                <text:p>350.2</text:p>
              </table:table-cell>
              <table:table-cell office:value-type="float" office:value="352.6">
                <text:p>352.6</text:p>
              </table:table-cell>
              <table:table-cell office:value-type="float" office:value="827.1">
                <text:p>827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88">
                <text:p>12288</text:p>
              </table:table-cell>
              <table:table-cell office:value-type="float" office:value="70.1">
                <text:p>70.1</text:p>
              </table:table-cell>
              <table:table-cell office:value-type="float" office:value="120.8">
                <text:p>120.8</text:p>
              </table:table-cell>
              <table:table-cell office:value-type="float" office:value="372.6">
                <text:p>372.6</text:p>
              </table:table-cell>
              <table:table-cell office:value-type="float" office:value="916">
                <text:p>916</text:p>
              </table:table-cell>
              <table:table-cell office:value-type="float" office:value="895.5">
                <text:p>89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2">
                <text:p>13312</text:p>
              </table:table-cell>
              <table:table-cell office:value-type="float" office:value="74.8">
                <text:p>74.8</text:p>
              </table:table-cell>
              <table:table-cell office:value-type="float" office:value="127.6">
                <text:p>127.6</text:p>
              </table:table-cell>
              <table:table-cell office:value-type="float" office:value="405.8">
                <text:p>405.8</text:p>
              </table:table-cell>
              <table:table-cell office:value-type="float" office:value="423.5">
                <text:p>423.5</text:p>
              </table:table-cell>
              <table:table-cell office:value-type="float" office:value="935.3">
                <text:p>93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36">
                <text:p>14336</text:p>
              </table:table-cell>
              <table:table-cell office:value-type="float" office:value="76.6">
                <text:p>76.6</text:p>
              </table:table-cell>
              <table:table-cell office:value-type="float" office:value="138.9">
                <text:p>138.9</text:p>
              </table:table-cell>
              <table:table-cell office:value-type="float" office:value="447.5">
                <text:p>447.5</text:p>
              </table:table-cell>
              <table:table-cell office:value-type="float" office:value="438.9">
                <text:p>438.9</text:p>
              </table:table-cell>
              <table:table-cell office:value-type="float" office:value="992.9">
                <text:p>99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60">
                <text:p>15360</text:p>
              </table:table-cell>
              <table:table-cell office:value-type="float" office:value="83.8">
                <text:p>83.8</text:p>
              </table:table-cell>
              <table:table-cell office:value-type="float" office:value="142">
                <text:p>142</text:p>
              </table:table-cell>
              <table:table-cell office:value-type="float" office:value="486.1">
                <text:p>486.1</text:p>
              </table:table-cell>
              <table:table-cell office:value-type="float" office:value="490.2">
                <text:p>490.2</text:p>
              </table:table-cell>
              <table:table-cell office:value-type="float" office:value="1041.7">
                <text:p>104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88.1">
                <text:p>88.1</text:p>
              </table:table-cell>
              <table:table-cell office:value-type="float" office:value="153.4">
                <text:p>153.4</text:p>
              </table:table-cell>
              <table:table-cell office:value-type="float" office:value="511.5">
                <text:p>511.5</text:p>
              </table:table-cell>
              <table:table-cell office:value-type="float" office:value="424.4">
                <text:p>424.4</text:p>
              </table:table-cell>
              <table:table-cell office:value-type="float" office:value="1081.1">
                <text:p>108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08">
                <text:p>17408</text:p>
              </table:table-cell>
              <table:table-cell office:value-type="float" office:value="91.7">
                <text:p>91.7</text:p>
              </table:table-cell>
              <table:table-cell office:value-type="float" office:value="163.3">
                <text:p>163.3</text:p>
              </table:table-cell>
              <table:table-cell office:value-type="float" office:value="562.1">
                <text:p>562.1</text:p>
              </table:table-cell>
              <table:table-cell office:value-type="float" office:value="528">
                <text:p>528</text:p>
              </table:table-cell>
              <table:table-cell office:value-type="float" office:value="1118.4">
                <text:p>111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32">
                <text:p>18432</text:p>
              </table:table-cell>
              <table:table-cell office:value-type="float" office:value="95.1">
                <text:p>95.1</text:p>
              </table:table-cell>
              <table:table-cell office:value-type="float" office:value="170.8">
                <text:p>170.8</text:p>
              </table:table-cell>
              <table:table-cell office:value-type="float" office:value="587">
                <text:p>587</text:p>
              </table:table-cell>
              <table:table-cell office:value-type="float" office:value="562.5">
                <text:p>562.5</text:p>
              </table:table-cell>
              <table:table-cell office:value-type="float" office:value="1176.5">
                <text:p>117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6">
                <text:p>19456</text:p>
              </table:table-cell>
              <table:table-cell office:value-type="float" office:value="99.2">
                <text:p>99.2</text:p>
              </table:table-cell>
              <table:table-cell office:value-type="float" office:value="176.3">
                <text:p>176.3</text:p>
              </table:table-cell>
              <table:table-cell office:value-type="float" office:value="629.6">
                <text:p>629.6</text:p>
              </table:table-cell>
              <table:table-cell office:value-type="float" office:value="590.1">
                <text:p>590.1</text:p>
              </table:table-cell>
              <table:table-cell office:value-type="float" office:value="1275.2">
                <text:p>1275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0">
                <text:p>20480</text:p>
              </table:table-cell>
              <table:table-cell office:value-type="float" office:value="103.3">
                <text:p>103.3</text:p>
              </table:table-cell>
              <table:table-cell office:value-type="float" office:value="179.7">
                <text:p>179.7</text:p>
              </table:table-cell>
              <table:table-cell office:value-type="float" office:value="656">
                <text:p>656</text:p>
              </table:table-cell>
              <table:table-cell office:value-type="float" office:value="578">
                <text:p>578</text:p>
              </table:table-cell>
              <table:table-cell office:value-type="float" office:value="1257.9">
                <text:p>125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28">
                <text:p>22528</text:p>
              </table:table-cell>
              <table:table-cell office:value-type="float" office:value="110.7">
                <text:p>110.7</text:p>
              </table:table-cell>
              <table:table-cell office:value-type="float" office:value="167.9">
                <text:p>167.9</text:p>
              </table:table-cell>
              <table:table-cell office:value-type="float" office:value="720.7">
                <text:p>720.7</text:p>
              </table:table-cell>
              <table:table-cell office:value-type="float" office:value="607.7">
                <text:p>607.7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576">
                <text:p>24576</text:p>
              </table:table-cell>
              <table:table-cell office:value-type="float" office:value="116.1">
                <text:p>116.1</text:p>
              </table:table-cell>
              <table:table-cell office:value-type="float" office:value="213">
                <text:p>213</text:p>
              </table:table-cell>
              <table:table-cell office:value-type="float" office:value="755.1">
                <text:p>755.1</text:p>
              </table:table-cell>
              <table:table-cell office:value-type="float" office:value="654">
                <text:p>654</text:p>
              </table:table-cell>
              <table:table-cell office:value-type="float" office:value="1472.4">
                <text:p>147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624">
                <text:p>26624</text:p>
              </table:table-cell>
              <table:table-cell office:value-type="float" office:value="122.5">
                <text:p>122.5</text:p>
              </table:table-cell>
              <table:table-cell office:value-type="float" office:value="226.9">
                <text:p>226.9</text:p>
              </table:table-cell>
              <table:table-cell office:value-type="float" office:value="820.2">
                <text:p>820.2</text:p>
              </table:table-cell>
              <table:table-cell office:value-type="float" office:value="762.5">
                <text:p>762.5</text:p>
              </table:table-cell>
              <table:table-cell office:value-type="float" office:value="1585.4">
                <text:p>158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72">
                <text:p>28672</text:p>
              </table:table-cell>
              <table:table-cell office:value-type="float" office:value="128.7">
                <text:p>128.7</text:p>
              </table:table-cell>
              <table:table-cell office:value-type="float" office:value="242">
                <text:p>242</text:p>
              </table:table-cell>
              <table:table-cell office:value-type="float" office:value="874.1">
                <text:p>874.1</text:p>
              </table:table-cell>
              <table:table-cell office:value-type="float" office:value="710.7">
                <text:p>710.7</text:p>
              </table:table-cell>
              <table:table-cell office:value-type="float" office:value="1637.4">
                <text:p>163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720">
                <text:p>30720</text:p>
              </table:table-cell>
              <table:table-cell office:value-type="float" office:value="134.4">
                <text:p>134.4</text:p>
              </table:table-cell>
              <table:table-cell office:value-type="float" office:value="252.3">
                <text:p>252.3</text:p>
              </table:table-cell>
              <table:table-cell office:value-type="float" office:value="975.7">
                <text:p>975.7</text:p>
              </table:table-cell>
              <table:table-cell office:value-type="float" office:value="748.1">
                <text:p>748.1</text:p>
              </table:table-cell>
              <table:table-cell office:value-type="float" office:value="623.7">
                <text:p>6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68">
                <text:p>32768</text:p>
              </table:table-cell>
              <table:table-cell office:value-type="float" office:value="139.7">
                <text:p>139.7</text:p>
              </table:table-cell>
              <table:table-cell office:value-type="float" office:value="269.1">
                <text:p>269.1</text:p>
              </table:table-cell>
              <table:table-cell office:value-type="float" office:value="1119">
                <text:p>1119</text:p>
              </table:table-cell>
              <table:table-cell office:value-type="float" office:value="874.3">
                <text:p>874.3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816">
                <text:p>34816</text:p>
              </table:table-cell>
              <table:table-cell office:value-type="float" office:value="141.7">
                <text:p>141.7</text:p>
              </table:table-cell>
              <table:table-cell office:value-type="float" office:value="272.4">
                <text:p>272.4</text:p>
              </table:table-cell>
              <table:table-cell office:value-type="float" office:value="1149.9">
                <text:p>1149.9</text:p>
              </table:table-cell>
              <table:table-cell office:value-type="float" office:value="805.7">
                <text:p>805.7</text:p>
              </table:table-cell>
              <table:table-cell office:value-type="float" office:value="705.4">
                <text:p>70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864">
                <text:p>36864</text:p>
              </table:table-cell>
              <table:table-cell office:value-type="float" office:value="158.8">
                <text:p>158.8</text:p>
              </table:table-cell>
              <table:table-cell office:value-type="float" office:value="279.5">
                <text:p>279.5</text:p>
              </table:table-cell>
              <table:table-cell office:value-type="float" office:value="1279.2">
                <text:p>1279.2</text:p>
              </table:table-cell>
              <table:table-cell office:value-type="float" office:value="1000">
                <text:p>10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912">
                <text:p>38912</text:p>
              </table:table-cell>
              <table:table-cell office:value-type="float" office:value="163.6">
                <text:p>163.6</text:p>
              </table:table-cell>
              <table:table-cell office:value-type="float" office:value="231.1">
                <text:p>231.1</text:p>
              </table:table-cell>
              <table:table-cell office:value-type="float" office:value="1327.7">
                <text:p>1327.7</text:p>
              </table:table-cell>
              <table:table-cell office:value-type="float" office:value="979.4">
                <text:p>979.4</text:p>
              </table:table-cell>
              <table:table-cell office:value-type="float" office:value="806.8">
                <text:p>806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60">
                <text:p>40960</text:p>
              </table:table-cell>
              <table:table-cell office:value-type="float" office:value="169.5">
                <text:p>169.5</text:p>
              </table:table-cell>
              <table:table-cell office:value-type="float" office:value="268.1">
                <text:p>268.1</text:p>
              </table:table-cell>
              <table:table-cell office:value-type="float" office:value="1363.6">
                <text:p>1363.6</text:p>
              </table:table-cell>
              <table:table-cell office:value-type="float" office:value="1061">
                <text:p>106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08">
                <text:p>43008</text:p>
              </table:table-cell>
              <table:table-cell office:value-type="float" office:value="173.3">
                <text:p>173.3</text:p>
              </table:table-cell>
              <table:table-cell office:value-type="float" office:value="272.4">
                <text:p>272.4</text:p>
              </table:table-cell>
              <table:table-cell office:value-type="float" office:value="1398.3">
                <text:p>1398.3</text:p>
              </table:table-cell>
              <table:table-cell office:value-type="float" office:value="1066">
                <text:p>1066</text:p>
              </table:table-cell>
              <table:table-cell office:value-type="float" office:value="884.2">
                <text:p>884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056">
                <text:p>45056</text:p>
              </table:table-cell>
              <table:table-cell office:value-type="float" office:value="177.6">
                <text:p>177.6</text:p>
              </table:table-cell>
              <table:table-cell office:value-type="float" office:value="286.8">
                <text:p>286.8</text:p>
              </table:table-cell>
              <table:table-cell office:value-type="float" office:value="1431.1">
                <text:p>1431.1</text:p>
              </table:table-cell>
              <table:table-cell office:value-type="float" office:value="2105.3">
                <text:p>2105.3</text:p>
              </table:table-cell>
              <table:table-cell office:value-type="float" office:value="905.3">
                <text:p>90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104">
                <text:p>47104</text:p>
              </table:table-cell>
              <table:table-cell office:value-type="float" office:value="182.5">
                <text:p>182.5</text:p>
              </table:table-cell>
              <table:table-cell office:value-type="float" office:value="282.9">
                <text:p>282.9</text:p>
              </table:table-cell>
              <table:table-cell office:value-type="float" office:value="1459.2">
                <text:p>1459.2</text:p>
              </table:table-cell>
              <table:table-cell office:value-type="float" office:value="1130.2">
                <text:p>1130.2</text:p>
              </table:table-cell>
              <table:table-cell office:value-type="float" office:value="991.4">
                <text:p>99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152">
                <text:p>49152</text:p>
              </table:table-cell>
              <table:table-cell office:value-type="float" office:value="186">
                <text:p>186</text:p>
              </table:table-cell>
              <table:table-cell office:value-type="float" office:value="292.9">
                <text:p>292.9</text:p>
              </table:table-cell>
              <table:table-cell office:value-type="float" office:value="1493.2">
                <text:p>1493.2</text:p>
              </table:table-cell>
              <table:table-cell office:value-type="float" office:value="1032.3">
                <text:p>1032.3</text:p>
              </table:table-cell>
              <table:table-cell office:value-type="float" office:value="983.6">
                <text:p>98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200">
                <text:p>51200</text:p>
              </table:table-cell>
              <table:table-cell office:value-type="float" office:value="190.8">
                <text:p>190.8</text:p>
              </table:table-cell>
              <table:table-cell office:value-type="float" office:value="302.8">
                <text:p>302.8</text:p>
              </table:table-cell>
              <table:table-cell office:value-type="float" office:value="1516.3">
                <text:p>1516.3</text:p>
              </table:table-cell>
              <table:table-cell office:value-type="float" office:value="1201.9">
                <text:p>1201.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440">
                <text:p>61440</text:p>
              </table:table-cell>
              <table:table-cell office:value-type="float" office:value="205.6">
                <text:p>205.6</text:p>
              </table:table-cell>
              <table:table-cell office:value-type="float" office:value="322.1">
                <text:p>322.1</text:p>
              </table:table-cell>
              <table:table-cell office:value-type="float" office:value="1629.3">
                <text:p>1629.3</text:p>
              </table:table-cell>
              <table:table-cell office:value-type="float" office:value="1276.6">
                <text:p>1276.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680">
                <text:p>71680</text:p>
              </table:table-cell>
              <table:table-cell office:value-type="float" office:value="288.9">
                <text:p>288.9</text:p>
              </table:table-cell>
              <table:table-cell office:value-type="float" office:value="351.2">
                <text:p>351.2</text:p>
              </table:table-cell>
              <table:table-cell office:value-type="float" office:value="1613.7">
                <text:p>1613.7</text:p>
              </table:table-cell>
              <table:table-cell office:value-type="float" office:value="1486.2">
                <text:p>1486.2</text:p>
              </table:table-cell>
              <table:table-cell office:value-type="float" office:value="1440.3">
                <text:p>144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920">
                <text:p>81920</text:p>
              </table:table-cell>
              <table:table-cell office:value-type="float" office:value="320.6">
                <text:p>320.6</text:p>
              </table:table-cell>
              <table:table-cell office:value-type="float" office:value="380.6">
                <text:p>380.6</text:p>
              </table:table-cell>
              <table:table-cell office:value-type="float" office:value="1685.8">
                <text:p>1685.8</text:p>
              </table:table-cell>
              <table:table-cell office:value-type="float" office:value="1656.3">
                <text:p>1656.3</text:p>
              </table:table-cell>
              <table:table-cell office:value-type="float" office:value="1616.2">
                <text:p>1616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160">
                <text:p>92160</text:p>
              </table:table-cell>
              <table:table-cell office:value-type="float" office:value="342.2">
                <text:p>342.2</text:p>
              </table:table-cell>
              <table:table-cell office:value-type="float" office:value="393.7">
                <text:p>393.7</text:p>
              </table:table-cell>
              <table:table-cell office:value-type="float" office:value="1745.9">
                <text:p>1745.9</text:p>
              </table:table-cell>
              <table:table-cell office:value-type="float" office:value="1910.8">
                <text:p>1910.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400">
                <text:p>102400</text:p>
              </table:table-cell>
              <table:table-cell office:value-type="float" office:value="365.5">
                <text:p>365.5</text:p>
              </table:table-cell>
              <table:table-cell office:value-type="float" office:value="407.2">
                <text:p>407.2</text:p>
              </table:table-cell>
              <table:table-cell office:value-type="float" office:value="1801.3">
                <text:p>1801.3</text:p>
              </table:table-cell>
              <table:table-cell office:value-type="float" office:value="2040.8">
                <text:p>2040.8</text:p>
              </table:table-cell>
              <table:table-cell office:value-type="float" office:value="1821.5">
                <text:p>182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800">
                <text:p>204800</text:p>
              </table:table-cell>
              <table:table-cell office:value-type="float" office:value="412.8">
                <text:p>412.8</text:p>
              </table:table-cell>
              <table:table-cell office:value-type="float" office:value="482.5">
                <text:p>482.5</text:p>
              </table:table-cell>
              <table:table-cell office:value-type="float" office:value="2088.9">
                <text:p>2088.9</text:p>
              </table:table-cell>
              <table:table-cell office:value-type="float" office:value="2773.9">
                <text:p>2773.9</text:p>
              </table:table-cell>
              <table:table-cell office:value-type="float" office:value="2493.8">
                <text:p>249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7200">
                <text:p>307200</text:p>
              </table:table-cell>
              <table:table-cell office:value-type="float" office:value="561">
                <text:p>561</text:p>
              </table:table-cell>
              <table:table-cell office:value-type="float" office:value="509">
                <text:p>509</text:p>
              </table:table-cell>
              <table:table-cell office:value-type="float" office:value="2205.1">
                <text:p>2205.1</text:p>
              </table:table-cell>
              <table:table-cell office:value-type="float" office:value="3386">
                <text:p>3386</text:p>
              </table:table-cell>
              <table:table-cell office:value-type="float" office:value="3024.2">
                <text:p>302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600">
                <text:p>409600</text:p>
              </table:table-cell>
              <table:table-cell office:value-type="float" office:value="600.5">
                <text:p>600.5</text:p>
              </table:table-cell>
              <table:table-cell office:value-type="float" office:value="530.7">
                <text:p>530.7</text:p>
              </table:table-cell>
              <table:table-cell office:value-type="float" office:value="2270.5">
                <text:p>2270.5</text:p>
              </table:table-cell>
              <table:table-cell office:value-type="float" office:value="3623.2">
                <text:p>3623.2</text:p>
              </table:table-cell>
              <table:table-cell office:value-type="float" office:value="3344.5">
                <text:p>334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000">
                <text:p>512000</text:p>
              </table:table-cell>
              <table:table-cell office:value-type="float" office:value="623.3">
                <text:p>623.3</text:p>
              </table:table-cell>
              <table:table-cell office:value-type="float" office:value="540.5">
                <text:p>540.5</text:p>
              </table:table-cell>
              <table:table-cell office:value-type="float" office:value="2309.3">
                <text:p>2309.3</text:p>
              </table:table-cell>
              <table:table-cell office:value-type="float" office:value="3930.8">
                <text:p>3930.8</text:p>
              </table:table-cell>
              <table:table-cell office:value-type="float" office:value="3097.9">
                <text:p>3097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4400">
                <text:p>614400</text:p>
              </table:table-cell>
              <table:table-cell office:value-type="float" office:value="642.9">
                <text:p>642.9</text:p>
              </table:table-cell>
              <table:table-cell office:value-type="float" office:value="545.3">
                <text:p>545.3</text:p>
              </table:table-cell>
              <table:table-cell office:value-type="float" office:value="2337.5">
                <text:p>2337.5</text:p>
              </table:table-cell>
              <table:table-cell office:value-type="float" office:value="4059.5">
                <text:p>4059.5</text:p>
              </table:table-cell>
              <table:table-cell office:value-type="float" office:value="2723.6">
                <text:p>2723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6800">
                <text:p>716800</text:p>
              </table:table-cell>
              <table:table-cell office:value-type="float" office:value="649.7">
                <text:p>649.7</text:p>
              </table:table-cell>
              <table:table-cell office:value-type="float" office:value="552.5">
                <text:p>552.5</text:p>
              </table:table-cell>
              <table:table-cell office:value-type="float" office:value="2357.3">
                <text:p>2357.3</text:p>
              </table:table-cell>
              <table:table-cell office:value-type="float" office:value="4124.9">
                <text:p>4124.9</text:p>
              </table:table-cell>
              <table:table-cell office:value-type="float" office:value="2880.7">
                <text:p>288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9200">
                <text:p>819200</text:p>
              </table:table-cell>
              <table:table-cell office:value-type="float" office:value="674.3">
                <text:p>674.3</text:p>
              </table:table-cell>
              <table:table-cell office:value-type="float" office:value="561.1">
                <text:p>561.1</text:p>
              </table:table-cell>
              <table:table-cell office:value-type="float" office:value="2375.1">
                <text:p>2375.1</text:p>
              </table:table-cell>
              <table:table-cell office:value-type="float" office:value="3738.3">
                <text:p>3738.3</text:p>
              </table:table-cell>
              <table:table-cell office:value-type="float" office:value="3571.4">
                <text:p>3571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1600">
                <text:p>921600</text:p>
              </table:table-cell>
              <table:table-cell office:value-type="float" office:value="684">
                <text:p>684</text:p>
              </table:table-cell>
              <table:table-cell office:value-type="float" office:value="563.3">
                <text:p>563.3</text:p>
              </table:table-cell>
              <table:table-cell office:value-type="float" office:value="2384">
                <text:p>2384</text:p>
              </table:table-cell>
              <table:table-cell office:value-type="float" office:value="3896.1">
                <text:p>3896.1</text:p>
              </table:table-cell>
              <table:table-cell office:value-type="float" office:value="3770.4">
                <text:p>377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4000">
                <text:p>1024000</text:p>
              </table:table-cell>
              <table:table-cell office:value-type="float" office:value="656.2">
                <text:p>656.2</text:p>
              </table:table-cell>
              <table:table-cell office:value-type="float" office:value="564.1">
                <text:p>564.1</text:p>
              </table:table-cell>
              <table:table-cell office:value-type="float" office:value="2396.8">
                <text:p>2396.8</text:p>
              </table:table-cell>
              <table:table-cell office:value-type="float" office:value="4042">
                <text:p>4042</text:p>
              </table:table-cell>
              <table:table-cell office:value-type="float" office:value="4127.1">
                <text:p>412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6400">
                <text:p>1126400</text:p>
              </table:table-cell>
              <table:table-cell office:value-type="float" office:value="673.3">
                <text:p>673.3</text:p>
              </table:table-cell>
              <table:table-cell office:value-type="float" office:value="596">
                <text:p>596</text:p>
              </table:table-cell>
              <table:table-cell office:value-type="float" office:value="2983.9">
                <text:p>2983.9</text:p>
              </table:table-cell>
              <table:table-cell office:value-type="float" office:value="3267">
                <text:p>3267</text:p>
              </table:table-cell>
              <table:table-cell office:value-type="float" office:value="4086.2">
                <text:p>4086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4976">
                <text:p>2174976</text:p>
              </table:table-cell>
              <table:table-cell office:value-type="float" office:value="796.1">
                <text:p>796.1</text:p>
              </table:table-cell>
              <table:table-cell office:value-type="float" office:value="728.8">
                <text:p>728.8</text:p>
              </table:table-cell>
              <table:table-cell office:value-type="float" office:value="3056.9">
                <text:p>3056.9</text:p>
              </table:table-cell>
              <table:table-cell office:value-type="float" office:value="5626.5">
                <text:p>5626.5</text:p>
              </table:table-cell>
              <table:table-cell office:value-type="float" office:value="4528.8">
                <text:p>452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3552">
                <text:p>3223552</text:p>
              </table:table-cell>
              <table:table-cell office:value-type="float" office:value="903.9">
                <text:p>903.9</text:p>
              </table:table-cell>
              <table:table-cell office:value-type="float" office:value="788">
                <text:p>788</text:p>
              </table:table-cell>
              <table:table-cell office:value-type="float" office:value="3080.4">
                <text:p>3080.4</text:p>
              </table:table-cell>
              <table:table-cell office:value-type="float" office:value="6727.9">
                <text:p>6727.9</text:p>
              </table:table-cell>
              <table:table-cell office:value-type="float" office:value="5022.3">
                <text:p>502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72128">
                <text:p>4272128</text:p>
              </table:table-cell>
              <table:table-cell office:value-type="float" office:value="935.4">
                <text:p>935.4</text:p>
              </table:table-cell>
              <table:table-cell office:value-type="float" office:value="860.1">
                <text:p>860.1</text:p>
              </table:table-cell>
              <table:table-cell office:value-type="float" office:value="11730.6">
                <text:p>11730.6</text:p>
              </table:table-cell>
              <table:table-cell office:value-type="float" office:value="6288.8">
                <text:p>6288.8</text:p>
              </table:table-cell>
              <table:table-cell office:value-type="float" office:value="5300.5">
                <text:p>530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0704">
                <text:p>5320704</text:p>
              </table:table-cell>
              <table:table-cell office:value-type="float" office:value="1039.2">
                <text:p>1039.2</text:p>
              </table:table-cell>
              <table:table-cell office:value-type="float" office:value="1118">
                <text:p>1118</text:p>
              </table:table-cell>
              <table:table-cell office:value-type="float" office:value="7571.5">
                <text:p>7571.5</text:p>
              </table:table-cell>
              <table:table-cell office:value-type="float" office:value="6669.2">
                <text:p>6669.2</text:p>
              </table:table-cell>
              <table:table-cell office:value-type="float" office:value="5718.7">
                <text:p>5718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69280">
                <text:p>6369280</text:p>
              </table:table-cell>
              <table:table-cell office:value-type="float" office:value="1179.8">
                <text:p>1179.8</text:p>
              </table:table-cell>
              <table:table-cell office:value-type="float" office:value="1257.7">
                <text:p>1257.7</text:p>
              </table:table-cell>
              <table:table-cell office:value-type="float" office:value="3112">
                <text:p>3112</text:p>
              </table:table-cell>
              <table:table-cell office:value-type="float" office:value="6302.6">
                <text:p>6302.6</text:p>
              </table:table-cell>
              <table:table-cell office:value-type="float" office:value="5804.4">
                <text:p>5804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17856">
                <text:p>7417856</text:p>
              </table:table-cell>
              <table:table-cell office:value-type="float" office:value="1233.6">
                <text:p>1233.6</text:p>
              </table:table-cell>
              <table:table-cell office:value-type="float" office:value="1077.4">
                <text:p>1077.4</text:p>
              </table:table-cell>
              <table:table-cell office:value-type="float" office:value="7589.7">
                <text:p>7589.7</text:p>
              </table:table-cell>
              <table:table-cell office:value-type="float" office:value="6207.4">
                <text:p>6207.4</text:p>
              </table:table-cell>
              <table:table-cell office:value-type="float" office:value="5285.7">
                <text:p>5285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66432">
                <text:p>8466432</text:p>
              </table:table-cell>
              <table:table-cell office:value-type="float" office:value="1261.1">
                <text:p>1261.1</text:p>
              </table:table-cell>
              <table:table-cell office:value-type="float" office:value="1081.2">
                <text:p>1081.2</text:p>
              </table:table-cell>
              <table:table-cell office:value-type="float" office:value="3116.2">
                <text:p>3116.2</text:p>
              </table:table-cell>
              <table:table-cell office:value-type="float" office:value="6360.5">
                <text:p>6360.5</text:p>
              </table:table-cell>
              <table:table-cell office:value-type="float" office:value="5296.9">
                <text:p>5296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15008">
                <text:p>9515008</text:p>
              </table:table-cell>
              <table:table-cell office:value-type="float" office:value="1270">
                <text:p>1270</text:p>
              </table:table-cell>
              <table:table-cell office:value-type="float" office:value="1402.2">
                <text:p>1402.2</text:p>
              </table:table-cell>
              <table:table-cell office:value-type="float" office:value="7615.5">
                <text:p>7615.5</text:p>
              </table:table-cell>
              <table:table-cell office:value-type="float" office:value="6280.1">
                <text:p>6280.1</text:p>
              </table:table-cell>
              <table:table-cell office:value-type="float" office:value="5990.2">
                <text:p>599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63584">
                <text:p>10563584</text:p>
              </table:table-cell>
              <table:table-cell office:value-type="float" office:value="1294.1">
                <text:p>1294.1</text:p>
              </table:table-cell>
              <table:table-cell office:value-type="float" office:value="1334.4">
                <text:p>1334.4</text:p>
              </table:table-cell>
              <table:table-cell office:value-type="float" office:value="9987.5">
                <text:p>9987.5</text:p>
              </table:table-cell>
              <table:table-cell office:value-type="float" office:value="6260.8">
                <text:p>6260.8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612160">
                <text:p>11612160</text:p>
              </table:table-cell>
              <table:table-cell office:value-type="float" office:value="1298.7">
                <text:p>1298.7</text:p>
              </table:table-cell>
              <table:table-cell office:value-type="float" office:value="1163.8">
                <text:p>1163.8</text:p>
              </table:table-cell>
              <table:table-cell office:value-type="float" office:value="3122.5">
                <text:p>3122.5</text:p>
              </table:table-cell>
              <table:table-cell office:value-type="float" office:value="6400.6">
                <text:p>6400.6</text:p>
              </table:table-cell>
              <table:table-cell office:value-type="float" office:value="5218.4">
                <text:p>5218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60736">
                <text:p>12660736</text:p>
              </table:table-cell>
              <table:table-cell office:value-type="float" office:value="1302.6">
                <text:p>1302.6</text:p>
              </table:table-cell>
              <table:table-cell office:value-type="float" office:value="1363.3">
                <text:p>1363.3</text:p>
              </table:table-cell>
              <table:table-cell office:value-type="float" office:value="3120.7">
                <text:p>3120.7</text:p>
              </table:table-cell>
              <table:table-cell office:value-type="float" office:value="6215.6">
                <text:p>6215.6</text:p>
              </table:table-cell>
              <table:table-cell office:value-type="float" office:value="5495.6">
                <text:p>5495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09312">
                <text:p>13709312</text:p>
              </table:table-cell>
              <table:table-cell office:value-type="float" office:value="1315">
                <text:p>1315</text:p>
              </table:table-cell>
              <table:table-cell office:value-type="float" office:value="1264.4">
                <text:p>1264.4</text:p>
              </table:table-cell>
              <table:table-cell office:value-type="float" office:value="4679.1">
                <text:p>4679.1</text:p>
              </table:table-cell>
              <table:table-cell office:value-type="float" office:value="6322.3">
                <text:p>6322.3</text:p>
              </table:table-cell>
              <table:table-cell office:value-type="float" office:value="6157.4">
                <text:p>6157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57888">
                <text:p>14757888</text:p>
              </table:table-cell>
              <table:table-cell office:value-type="float" office:value="1316.7">
                <text:p>1316.7</text:p>
              </table:table-cell>
              <table:table-cell office:value-type="float" office:value="1222.9">
                <text:p>1222.9</text:p>
              </table:table-cell>
              <table:table-cell office:value-type="float" office:value="7623.5">
                <text:p>7623.5</text:p>
              </table:table-cell>
              <table:table-cell office:value-type="float" office:value="6293.2">
                <text:p>6293.2</text:p>
              </table:table-cell>
              <table:table-cell office:value-type="float" office:value="6150.6">
                <text:p>615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06464">
                <text:p>15806464</text:p>
              </table:table-cell>
              <table:table-cell office:value-type="float" office:value="1323">
                <text:p>1323</text:p>
              </table:table-cell>
              <table:table-cell office:value-type="float" office:value="1271.4">
                <text:p>1271.4</text:p>
              </table:table-cell>
              <table:table-cell office:value-type="float" office:value="7627.8">
                <text:p>7627.8</text:p>
              </table:table-cell>
              <table:table-cell office:value-type="float" office:value="6204.9">
                <text:p>6204.9</text:p>
              </table:table-cell>
              <table:table-cell office:value-type="float" office:value="6274.8">
                <text:p>6274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55040">
                <text:p>16855040</text:p>
              </table:table-cell>
              <table:table-cell office:value-type="float" office:value="1324.7">
                <text:p>1324.7</text:p>
              </table:table-cell>
              <table:table-cell office:value-type="float" office:value="1395.6">
                <text:p>1395.6</text:p>
              </table:table-cell>
              <table:table-cell office:value-type="float" office:value="7618.8">
                <text:p>7618.8</text:p>
              </table:table-cell>
              <table:table-cell office:value-type="float" office:value="6258.6">
                <text:p>6258.6</text:p>
              </table:table-cell>
              <table:table-cell office:value-type="float" office:value="6228.7">
                <text:p>6228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952192">
                <text:p>18952192</text:p>
              </table:table-cell>
              <table:table-cell office:value-type="float" office:value="1361.3">
                <text:p>1361.3</text:p>
              </table:table-cell>
              <table:table-cell office:value-type="float" office:value="1406.1">
                <text:p>1406.1</text:p>
              </table:table-cell>
              <table:table-cell office:value-type="float" office:value="4672.3">
                <text:p>4672.3</text:p>
              </table:table-cell>
              <table:table-cell office:value-type="float" office:value="6278.4">
                <text:p>6278.4</text:p>
              </table:table-cell>
              <table:table-cell office:value-type="float" office:value="6360.1">
                <text:p>636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49344">
                <text:p>21049344</text:p>
              </table:table-cell>
              <table:table-cell office:value-type="float" office:value="1383.2">
                <text:p>1383.2</text:p>
              </table:table-cell>
              <table:table-cell office:value-type="float" office:value="1415.7">
                <text:p>1415.7</text:p>
              </table:table-cell>
              <table:table-cell office:value-type="float" office:value="7623.8">
                <text:p>7623.8</text:p>
              </table:table-cell>
              <table:table-cell office:value-type="float" office:value="6359">
                <text:p>6359</text:p>
              </table:table-cell>
              <table:table-cell office:value-type="float" office:value="6303.6">
                <text:p>6303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46496">
                <text:p>23146496</text:p>
              </table:table-cell>
              <table:table-cell office:value-type="float" office:value="1394.3">
                <text:p>1394.3</text:p>
              </table:table-cell>
              <table:table-cell office:value-type="float" office:value="1419.9">
                <text:p>1419.9</text:p>
              </table:table-cell>
              <table:table-cell office:value-type="float" office:value="4676.6">
                <text:p>4676.6</text:p>
              </table:table-cell>
              <table:table-cell office:value-type="float" office:value="6379.7">
                <text:p>6379.7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43648">
                <text:p>25243648</text:p>
              </table:table-cell>
              <table:table-cell office:value-type="float" office:value="1399.1">
                <text:p>1399.1</text:p>
              </table:table-cell>
              <table:table-cell office:value-type="float" office:value="1443.7">
                <text:p>1443.7</text:p>
              </table:table-cell>
              <table:table-cell office:value-type="float" office:value="3125.2">
                <text:p>3125.2</text:p>
              </table:table-cell>
              <table:table-cell office:value-type="float" office:value="6349.8">
                <text:p>6349.8</text:p>
              </table:table-cell>
              <table:table-cell office:value-type="float" office:value="6354.1">
                <text:p>6354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40800">
                <text:p>27340800</text:p>
              </table:table-cell>
              <table:table-cell office:value-type="float" office:value="1398.6">
                <text:p>1398.6</text:p>
              </table:table-cell>
              <table:table-cell office:value-type="float" office:value="1444.6">
                <text:p>1444.6</text:p>
              </table:table-cell>
              <table:table-cell office:value-type="float" office:value="3125.2">
                <text:p>3125.2</text:p>
              </table:table-cell>
              <table:table-cell office:value-type="float" office:value="6370.2">
                <text:p>6370.2</text:p>
              </table:table-cell>
              <table:table-cell office:value-type="float" office:value="6247.1">
                <text:p>6247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37952">
                <text:p>29437952</text:p>
              </table:table-cell>
              <table:table-cell office:value-type="float" office:value="1390.7">
                <text:p>1390.7</text:p>
              </table:table-cell>
              <table:table-cell office:value-type="float" office:value="1448">
                <text:p>1448</text:p>
              </table:table-cell>
              <table:table-cell office:value-type="float" office:value="4680.6">
                <text:p>4680.6</text:p>
              </table:table-cell>
              <table:table-cell office:value-type="float" office:value="6348.2">
                <text:p>6348.2</text:p>
              </table:table-cell>
              <table:table-cell office:value-type="float" office:value="5824.4">
                <text:p>5824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35104">
                <text:p>31535104</text:p>
              </table:table-cell>
              <table:table-cell office:value-type="float" office:value="1432.7">
                <text:p>1432.7</text:p>
              </table:table-cell>
              <table:table-cell office:value-type="float" office:value="1450.2">
                <text:p>1450.2</text:p>
              </table:table-cell>
              <table:table-cell office:value-type="float" office:value="3127.3">
                <text:p>3127.3</text:p>
              </table:table-cell>
              <table:table-cell office:value-type="float" office:value="6349">
                <text:p>6349</text:p>
              </table:table-cell>
              <table:table-cell office:value-type="float" office:value="5808.2">
                <text:p>5808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32256">
                <text:p>33632256</text:p>
              </table:table-cell>
              <table:table-cell office:value-type="float" office:value="1413">
                <text:p>1413</text:p>
              </table:table-cell>
              <table:table-cell office:value-type="float" office:value="1406.8">
                <text:p>1406.8</text:p>
              </table:table-cell>
              <table:table-cell office:value-type="float" office:value="4683">
                <text:p>4683</text:p>
              </table:table-cell>
              <table:table-cell office:value-type="float" office:value="6448.2">
                <text:p>6448.2</text:p>
              </table:table-cell>
              <table:table-cell office:value-type="float" office:value="5798.6">
                <text:p>5798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26560">
                <text:p>37826560</text:p>
              </table:table-cell>
              <table:table-cell office:value-type="float" office:value="1421.4">
                <text:p>1421.4</text:p>
              </table:table-cell>
              <table:table-cell office:value-type="float" office:value="1420">
                <text:p>1420</text:p>
              </table:table-cell>
              <table:table-cell office:value-type="float" office:value="11906">
                <text:p>11906</text:p>
              </table:table-cell>
              <table:table-cell office:value-type="float" office:value="6451">
                <text:p>6451</text:p>
              </table:table-cell>
              <table:table-cell office:value-type="float" office:value="5810.6">
                <text:p>5810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20864">
                <text:p>42020864</text:p>
              </table:table-cell>
              <table:table-cell office:value-type="float" office:value="1430.1">
                <text:p>1430.1</text:p>
              </table:table-cell>
              <table:table-cell office:value-type="float" office:value="1458.3">
                <text:p>1458.3</text:p>
              </table:table-cell>
              <table:table-cell office:value-type="float" office:value="4685">
                <text:p>4685</text:p>
              </table:table-cell>
              <table:table-cell office:value-type="float" office:value="6322.9">
                <text:p>6322.9</text:p>
              </table:table-cell>
              <table:table-cell office:value-type="float" office:value="5890.6">
                <text:p>589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215168">
                <text:p>46215168</text:p>
              </table:table-cell>
              <table:table-cell office:value-type="float" office:value="1436">
                <text:p>1436</text:p>
              </table:table-cell>
              <table:table-cell office:value-type="float" office:value="1433">
                <text:p>1433</text:p>
              </table:table-cell>
              <table:table-cell office:value-type="float" office:value="11904.5">
                <text:p>11904.5</text:p>
              </table:table-cell>
              <table:table-cell office:value-type="float" office:value="6465.7">
                <text:p>6465.7</text:p>
              </table:table-cell>
              <table:table-cell office:value-type="float" office:value="5800.5">
                <text:p>580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409472">
                <text:p>50409472</text:p>
              </table:table-cell>
              <table:table-cell office:value-type="float" office:value="1443.9">
                <text:p>1443.9</text:p>
              </table:table-cell>
              <table:table-cell office:value-type="float" office:value="1442.3">
                <text:p>1442.3</text:p>
              </table:table-cell>
              <table:table-cell office:value-type="float" office:value="11901.2">
                <text:p>11901.2</text:p>
              </table:table-cell>
              <table:table-cell office:value-type="float" office:value="6479.6">
                <text:p>6479.6</text:p>
              </table:table-cell>
              <table:table-cell office:value-type="float" office:value="5933.5">
                <text:p>593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603776">
                <text:p>54603776</text:p>
              </table:table-cell>
              <table:table-cell office:value-type="float" office:value="1447.4">
                <text:p>1447.4</text:p>
              </table:table-cell>
              <table:table-cell office:value-type="float" office:value="1436.7">
                <text:p>1436.7</text:p>
              </table:table-cell>
              <table:table-cell office:value-type="float" office:value="11906.6">
                <text:p>11906.6</text:p>
              </table:table-cell>
              <table:table-cell office:value-type="float" office:value="6511.8">
                <text:p>6511.8</text:p>
              </table:table-cell>
              <table:table-cell office:value-type="float" office:value="5887.3">
                <text:p>5887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798080">
                <text:p>58798080</text:p>
              </table:table-cell>
              <table:table-cell office:value-type="float" office:value="1450.7">
                <text:p>1450.7</text:p>
              </table:table-cell>
              <table:table-cell office:value-type="float" office:value="1437.6">
                <text:p>1437.6</text:p>
              </table:table-cell>
              <table:table-cell office:value-type="float" office:value="11900.6">
                <text:p>11900.6</text:p>
              </table:table-cell>
              <table:table-cell office:value-type="float" office:value="6406.1">
                <text:p>6406.1</text:p>
              </table:table-cell>
              <table:table-cell office:value-type="float" office:value="5861.5">
                <text:p>586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992384">
                <text:p>62992384</text:p>
              </table:table-cell>
              <table:table-cell office:value-type="float" office:value="1457.5">
                <text:p>1457.5</text:p>
              </table:table-cell>
              <table:table-cell office:value-type="float" office:value="1441">
                <text:p>1441</text:p>
              </table:table-cell>
              <table:table-cell office:value-type="float" office:value="11902.6">
                <text:p>11902.6</text:p>
              </table:table-cell>
              <table:table-cell office:value-type="float" office:value="6394.4">
                <text:p>6394.4</text:p>
              </table:table-cell>
              <table:table-cell office:value-type="float" office:value="5889.3">
                <text:p>5889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186688">
                <text:p>67186688</text:p>
              </table:table-cell>
              <table:table-cell office:value-type="float" office:value="1458.8">
                <text:p>1458.8</text:p>
              </table:table-cell>
              <table:table-cell office:value-type="float" office:value="1446.7">
                <text:p>1446.7</text:p>
              </table:table-cell>
              <table:table-cell office:value-type="float" office:value="11910.4">
                <text:p>11910.4</text:p>
              </table:table-cell>
              <table:table-cell office:value-type="float" office:value="6314.4">
                <text:p>6314.4</text:p>
              </table:table-cell>
              <table:table-cell office:value-type="float" office:value="5822.1">
                <text:p>582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